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e89" officeooo:paragraph-rsid="000dce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sy@issy-VirtualBox:~$ ls -a</text:p>
      <text:p text:style-name="P1">. <text:s text:c="13"/>.config <text:s text:c="10"/>.ICEauthority <text:s/>.sudo_as_admin_successful</text:p>
      <text:p text:style-name="P1">.. <text:s text:c="12"/>Desktop <text:s text:c="10"/>.local <text:s text:c="8"/>Templates</text:p>
      <text:p text:style-name="P1">.bash_history <text:s/>Documents <text:s text:c="8"/>.mozilla <text:s text:c="6"/>Videos</text:p>
      <text:p text:style-name="P1">.bash_logout <text:s text:c="2"/>Downloads <text:s text:c="8"/>Music <text:s text:c="9"/>.Xauthority</text:p>
      <text:p text:style-name="P1">.bashrc <text:s text:c="7"/>examples.desktop <text:s/>Pictures <text:s text:c="6"/>.xsession-errors</text:p>
      <text:p text:style-name="P1">.cache <text:s text:c="8"/>.gconf <text:s text:c="11"/>.profile <text:s text:c="6"/>.xsession-errors.old</text:p>
      <text:p text:style-name="P1">.compiz <text:s text:c="7"/>.gnupg <text:s text:c="11"/>Public</text:p>
      <text:p text:style-name="P1">issy@issy-VirtualBox:~$ config Downloads</text:p>
      <text:p text:style-name="P1">No command 'config' found, did you mean:</text:p>
      <text:p text:style-name="P1"><text:s/>Command 'vconfig' from package 'vlan' (main)</text:p>
      <text:p text:style-name="P1"><text:s/>Command 'mconfig' from package 'mono-devel' (main)</text:p>
      <text:p text:style-name="P1"><text:s/>Command 'zconfig' from package 'python-zconfig' (universe)</text:p>
      <text:p text:style-name="P1"><text:s/>Command 'fconfig' from package 'redboot-tools' (universe)</text:p>
      <text:p text:style-name="P1"><text:s/>Command 'iconfig' from package 'ipmiutil' (universe)</text:p>
      <text:p text:style-name="P1">config: command not found</text:p>
      <text:p text:style-name="P1">issy@issy-VirtualBox:~$ cd file:///home/issy/Downloads/PROGRESS_DATADIRECT_ODBC_TERADATA_LINUX_64 </text:p>
      <text:p text:style-name="P1">bash: cd: file:///home/issy/Downloads/PROGRESS_DATADIRECT_ODBC_TERADATA_LINUX_64: No such file or directory</text:p>
      <text:p text:style-name="P1">issy@issy-VirtualBox:~$ cd Downloads</text:p>
      <text:p text:style-name="P1">issy@issy-VirtualBox:~/Downloads$ cd PROGRESS_DATADIRECT_ODBC_TERADATA_LINUX_64/issy@issy-VirtualBox:~/Downloads/PROGRESS_DATADIRECT_ODBC_TERADATA_LINUX_64$ ls</text:p>
      <text:p text:style-name="P1">autorun.dat <text:s/>etc <text:s/>install.mi <text:s/>linuxx <text:s/>unixmi.ksh</text:p>
      <text:p text:style-name="P1">issy@issy-VirtualBox:~/Downloads/PROGRESS_DATADIRECT_ODBC_TERADATA_LINUX_64$ unixmi.ksh</text:p>
      <text:p text:style-name="P1">unixmi.ksh: command not found</text:p>
      <text:p text:style-name="P1">issy@issy-VirtualBox:~/Downloads/PROGRESS_DATADIRECT_ODBC_TERADATA_LINUX_64$ ./unixmi.ksh</text:p>
      <text:p text:style-name="P1">bash: ./unixmi.ksh: /usr/bin/ksh: bad interpreter: No such file or directory</text:p>
      <text:p text:style-name="P1">issy@issy-VirtualBox:~/Downloads/PROGRESS_DATADIRECT_ODBC_TERADATA_LINUX_64$ sudo apt-get install ksh</text:p>
      <text:p text:style-name="P1">[sudo] password for issy: 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The following package was automatically installed and is no longer required:</text:p>
      <text:p text:style-name="P1"><text:s text:c="2"/>libllvm4.0</text:p>
      <text:p text:style-name="P1">Use 'sudo apt autoremove' to remove it.</text:p>
      <text:p text:style-name="P1">The following additional packages will be installed:</text:p>
      <text:p text:style-name="P1"><text:s text:c="2"/>binfmt-support</text:p>
      <text:p text:style-name="P1">The following NEW packages will be installed:</text:p>
      <text:p text:style-name="P1"><text:s text:c="2"/>binfmt-support ksh</text:p>
      <text:p text:style-name="P1">0 upgraded, 2 newly installed, 0 to remove and 0 not upgraded.</text:p>
      <text:p text:style-name="P1">Need to get 872 kB of archives.</text:p>
      <text:p text:style-name="P1">After this operation, 3,525 kB of additional disk space will be used.</text:p>
      <text:p text:style-name="P1">Do you want to continue? [Y/n] Y</text:p>
      <text:p text:style-name="P1"><text:soft-page-break/>Get:1 http://ie.archive.ubuntu.com/ubuntu xenial/main amd64 binfmt-support amd64 2.1.6-1 [50.7 kB]</text:p>
      <text:p text:style-name="P1">Get:2 http://ie.archive.ubuntu.com/ubuntu xenial-updates/universe amd64 ksh amd64 93u+20120801-2ubuntu0.16.04.1 [822 kB]</text:p>
      <text:p text:style-name="P1">Fetched 872 kB in 1s (803 kB/s)</text:p>
      <text:p text:style-name="P1">Selecting previously unselected package binfmt-support.</text:p>
      <text:p text:style-name="P1">(Reading database ... 213512 files and directories currently installed.)</text:p>
      <text:p text:style-name="P1">Preparing to unpack .../binfmt-support_2.1.6-1_amd64.deb ...</text:p>
      <text:p text:style-name="P1">Unpacking binfmt-support (2.1.6-1) ...</text:p>
      <text:p text:style-name="P1">Selecting previously unselected package ksh.</text:p>
      <text:p text:style-name="P1">Preparing to unpack .../ksh_93u+20120801-2ubuntu0.16.04.1_amd64.deb ...</text:p>
      <text:p text:style-name="P1">Unpacking ksh (93u+20120801-2ubuntu0.16.04.1) ...</text:p>
      <text:p text:style-name="P1">Processing triggers for systemd (229-4ubuntu21) ...</text:p>
      <text:p text:style-name="P1">Processing triggers for ureadahead (0.100.0-19) ...</text:p>
      <text:p text:style-name="P1">Processing triggers for man-db (2.7.5-1) ...</text:p>
      <text:p text:style-name="P1">Processing triggers for doc-base (0.10.7) ...</text:p>
      <text:p text:style-name="P1">Processing 1 added doc-base file...</text:p>
      <text:p text:style-name="P1">Setting up binfmt-support (2.1.6-1) ...</text:p>
      <text:p text:style-name="P1">Setting up ksh (93u+20120801-2ubuntu0.16.04.1) ...</text:p>
      <text:p text:style-name="P1">update-alternatives: using /bin/ksh93 to provide /bin/ksh (ksh) in auto mode</text:p>
      <text:p text:style-name="P1">Processing triggers for systemd (229-4ubuntu21) ...</text:p>
      <text:p text:style-name="P1">Processing triggers for ureadahead (0.100.0-19) ...</text:p>
      <text:p text:style-name="P1">issy@issy-VirtualBox:~/Downloads/PROGRESS_DATADIRECT_ODBC_TERADATA_LINUX_64$ unixmi.ksh</text:p>
      <text:p text:style-name="P1">unixmi.ksh: command not found</text:p>
      <text:p text:style-name="P1">issy@issy-VirtualBox:~/Downloads/PROGRESS_DATADIRECT_ODBC_TERADATA_LINUX_64$ ./unixmi.ksh</text:p>
      <text:p text:style-name="P1">Progress DataDirect Connect for ODBC Setup is preparing....</text:p>
      <text:p text:style-name="P1"/>
      <text:p text:style-name="P1">English has been set as the installation language. </text:p>
      <text:p text:style-name="P1"/>
      <text:p text:style-name="P1">Log file : /tmp/logfile.3314.1</text:p>
      <text:p text:style-name="P1">----------------------------------------------------------------------</text:p>
      <text:p text:style-name="P1">Progress DataDirect Connect (R) and Connect XE for ODBC 7.1 SP5</text:p>
      <text:p text:style-name="P1">for UNIX operating systems </text:p>
      <text:p text:style-name="P1">----------------------------------------------------------------------</text:p>
      <text:p text:style-name="P1"/>
      <text:p text:style-name="P1">The following operating system has been detected:</text:p>
      <text:p text:style-name="P1"/>
      <text:p text:style-name="P1">LinuxX64</text:p>
      <text:p text:style-name="P1">Is this the current operating system on your machine (Y/N) ? [Y]Y</text:p>
      <text:p text:style-name="P1">End User License Agreement</text:p>
      <text:p text:style-name="P1"/>
      <text:p text:style-name="P1">CAUTION: YOU SHOULD CAREFULLY READ THE FOLLOWING TERMS AND CONDITIONS OF THIS </text:p>
      <text:p text:style-name="P1">END USER LICENSE AGREEMENT BEFORE INSTALLING OR USING THE PRODUCT AND </text:p>
      <text:p text:style-name="P1">DOCUMENTATION TO WHICH THIS AGREEMENT RELATES. BY ACCEPTING THIS AGREEMENT YOU </text:p>
      <text:p text:style-name="P1">ARE CONSENTING TO BE BOUND BY THE TERMS AND CONDITIONS CONTAINED HEREIN AND </text:p>
      <text:p text:style-name="P1"><text:soft-page-break/>ACKNOWLEDGING YOUR AUTHORITY TO DO SO ON BEHALF OF YOUR COMPANY (IF </text:p>
      <text:p text:style-name="P1">APPLICABLE). IF YOU DO NOT AGREE WITH THESE TERMS AND CONDITIONS, DO NOT </text:p>
      <text:p text:style-name="P1">PROCEED WITH THE INSTALLATION OF THE PRODUCT(S) AND PROMPTLY RETURN THE </text:p>
      <text:p text:style-name="P1">PRODUCT(S), DOCUMENTATION, AND ALL COPIES THEREOF TO THE SUPPLIER FROM WHICH IT </text:p>
      <text:p text:style-name="P1">WAS ACQUIRED FOR A FULL REFUND OF THE LICENSE FEES, IF ANY, PAID FOR THE </text:p>
      <text:p text:style-name="P1">PRODUCT(S). THE TERM "PROMPTLY" AS USED HEREIN SHALL MEAN NO LATER THAN SIXTY </text:p>
      <text:p text:style-name="P1">(60) DAYS FOLLOWING THE DELIVERY OF THE PRODUCT TO YOU.</text:p>
      <text:p text:style-name="P1"/>
      <text:p text:style-name="P1">1. <text:s text:c="2"/>License Grant. <text:s text:c="2"/></text:p>
      <text:p text:style-name="P1"/>
      <text:p text:style-name="P1">1.1<text:tab/>For purposes of this Agreement, "Progress" refers to Progress Software </text:p>
      <text:p text:style-name="P1">Corporation and "you" or "Licensee" refers to the individual installing or </text:p>
      <text:p text:style-name="P1">using the Product(s), if you are acting as an individual on your own behalf; </text:p>
      <text:p text:style-name="P1">otherwise, "you" or "Licensee" means the business or other entity for which you </text:p>
      <text:p text:style-name="P1">are obtaining the Product(s) and that will exercise the rights granted under </text:p>
      <text:p text:style-name="P1">this Agreement. <text:s/>Subject to the terms and conditions contained in this End User </text:p>
      <text:p text:style-name="P1">License Agreement, including all exhibits, Orders (as defined below) and </text:p>
      <text:p text:style-name="P1">License Addenda (as defined below)(collectively, this "Agreement"), Progress </text:p>
      <text:p text:style-name="P1">grants to you a non-exclusive, non-transferable, limited, personal license </text:p>
      <text:p text:style-name="P1">(without the right to sublicense) to use the software product(s) (each </text:p>
      <text:p text:style-name="P1">individually, a "Product"), for which valid control codes have been issued by </text:p>
      <text:p text:style-name="P1">Progress, identified in (i) the written or electronic order document, form or </text:p>
      <text:p text:style-name="P1">invoice provided or accepted by Progress or Progress's authorized </text:p>
      <text:p text:style-name="P1">representative (each an "Order") or (ii) the installation procedure. Any </text:p>
      <text:p text:style-name="P1">update, patch, solution pack, service pack, value-add pack, hotfix, workaround, </text:p>
      <text:p text:style-name="P1">prepackaged module and/or new release, version or enhancement issued to </text:p>
      <text:p text:style-name="P1">Licensee by Progress relating to the Product (each an "Update") replaces part </text:p>
      <text:p text:style-name="P1">or all of a Product or Update previously licensed to Licensee and shall </text:p>
      <text:p text:style-name="P1">terminate such previously licensed Product or Update to the extent replaced by </text:p>
      <text:p text:style-name="P1">the Update. <text:s/>Each Update shall be subject to the terms and conditions of the </text:p>
      <text:p text:style-name="P1">license agreement accompanying the Update. <text:s/>In addition and subject to the </text:p>
      <text:p text:style-name="P1">terms and conditions contained herein, Progress grants Licensee a </text:p>
      <text:p text:style-name="P1">non-exclusive, non-transferable, limited, personal license (without the right </text:p>
      <text:p text:style-name="P1">to sublicense) to use the written technical materials and end user instructions </text:p>
      <text:p text:style-name="P1">including all updates and versions thereof released by Progress and associated </text:p>
      <text:p text:style-name="P1">with the Product, if any, distributed with the Product (the "Documentation"). </text:p>
      <text:p text:style-name="P1"/>
      <text:p text:style-name="P1">1.2<text:tab/>By virtue of this Agreement, Licensee acquires only the non-exclusive </text:p>
      <text:p text:style-name="P1">right to use the Product and does not acquire any rights of ownership to (i) </text:p>
      <text:p text:style-name="P1">the Product, (ii) any Documentation provided therewith or (iii) the media, if </text:p>
      <text:p text:style-name="P1">any, upon which the Product and Documentation are embodied. Progress and/or its </text:p>
      <text:p text:style-name="P1">licensors shall at all times retain all right, title, and interest in the </text:p>
      <text:p text:style-name="P1">Product, the Documentation, and any media provided therewith. <text:s/>Except for the </text:p>
      <text:p text:style-name="P1">license rights expressly granted herein, this Agreement grants no additional </text:p>
      <text:p text:style-name="P1">express or implied license, right or interest in the Product or in any </text:p>
      <text:p text:style-name="P1">copyright, patent, trade secret, trademark, invention or other intellectual </text:p>
      <text:p text:style-name="P1">property rights of Progress, its affiliates or their licensors. <text:s/>Progress </text:p>
      <text:p text:style-name="P1">reserves all rights not expressly granted to Licensee in this Agreement. </text:p>
      <text:p text:style-name="P1"><text:soft-page-break/></text:p>
      <text:p text:style-name="P1">1.3<text:tab/>The term of the license is set forth in Exhibit A or the applicable </text:p>
      <text:p text:style-name="P1">Order, unless otherwise terminated in accordance with the terms of this </text:p>
      <text:p text:style-name="P1">Agreement. <text:s text:c="2"/></text:p>
      <text:p text:style-name="P1"/>
      <text:p text:style-name="P1">1.4<text:tab/>Licensee agrees to pay the applicable fees as set forth in the Order. </text:p>
      <text:p text:style-name="P1">Licensee further agrees to pay any applicable transportation charges, </text:p>
      <text:p text:style-name="P1">value-added taxes or other applicable taxes, tariffs or withholding taxes which </text:p>
      <text:p text:style-name="P1">the relevant authorities require to pay. All fees are exclusive of any such </text:p>
      <text:p text:style-name="P1">taxes or tariffs unless expressly stated in the Order.</text:p>
      <text:p text:style-name="P1"/>
      <text:p text:style-name="P1">1.5<text:tab/>Shipping terms for Product(s) shipped on physical media is FOB shipping </text:p>
      <text:p text:style-name="P1">point. <text:s/>For Product(s) shipped via electronic delivery, delivery is deemed </text:p>
      <text:p text:style-name="P1">complete, FOB shipping point, when the Product(s) is/are made available at the </text:p>
      <text:p text:style-name="P1">electronic software download ("ESD") site specified by Progress and Licensee is </text:p>
      <text:p text:style-name="P1">e-mailed or otherwise issued a password to access and download the Product(s).</text:p>
      <text:p text:style-name="P1"/>
      <text:p text:style-name="P1">2. <text:s text:c="2"/>License Restrictions. <text:s/></text:p>
      <text:p text:style-name="P1"/>
      <text:p text:style-name="P1">2.1<text:tab/>Licensee's use of the Product and Documentation is limited to internal </text:p>
      <text:p text:style-name="P1">use within Licensee's organization. The Product and Documentation may not be </text:p>
      <text:p text:style-name="P1">used by affiliated parties of Licensee unless specifically authorized in </text:p>
      <text:p text:style-name="P1">Exhibit A. <text:s/>Use shall be in accordance with the provisions of and limitations </text:p>
      <text:p text:style-name="P1">set forth in this Agreement, including Exhibit A hereto, and the additional </text:p>
      <text:p text:style-name="P1">terms, if any, set forth in any Order or additional agreement executed by </text:p>
      <text:p text:style-name="P1">Progress and Licensee in connection with this Agreement which specifically </text:p>
      <text:p text:style-name="P1">states the terms thereof shall be in addition to or in lieu of any of the terms </text:p>
      <text:p text:style-name="P1">set forth herein (each a "License Addendum" and collectively, the "License </text:p>
      <text:p text:style-name="P1">Addenda"). </text:p>
      <text:p text:style-name="P1"/>
      <text:p text:style-name="P1">2.2<text:tab/>The license model for the Product is set forth in the Order and </text:p>
      <text:p text:style-name="P1">described in Exhibit A. Third party rights and any additional licensing </text:p>
      <text:p text:style-name="P1">restrictions are set forth or referenced in Exhibit A.</text:p>
      <text:p text:style-name="P1"/>
      <text:p text:style-name="P1">2.3<text:tab/>If Licensee receives the Product in conjunction with a software </text:p>
      <text:p text:style-name="P1">application provided by a third party, the Product may only be used with or as </text:p>
      <text:p text:style-name="P1">part of such software application. <text:s/></text:p>
      <text:p text:style-name="P1"/>
      <text:p text:style-name="P1">2.4<text:tab/>Licensee shall not copy (except as provided in Section 5.2 hereof), </text:p>
      <text:p text:style-name="P1">disassemble, reverse engineer, decompile, modify or create derivative works of </text:p>
      <text:p text:style-name="P1">the Product and the Documentation to the extent that such restriction is not </text:p>
      <text:p text:style-name="P1">prohibited by applicable mandatory law. <text:s/></text:p>
      <text:p text:style-name="P1"/>
      <text:p text:style-name="P1">2.5<text:tab/>Licensee may not sublicense, sell, rent, encumber, outsource, lease or </text:p>
      <text:p text:style-name="P1">grant any other rights in the Product and/or the Documentation to others or </text:p>
      <text:p text:style-name="P1">otherwise allow the Product to be accessed, used or possessed by another party. </text:p>
      <text:p text:style-name="P1">For these purposes, the term "use" shall include, without limitation, direct or </text:p>
      <text:p text:style-name="P1">indirect use via thin-client or web-based remote access software which but for </text:p>
      <text:p text:style-name="P1">the use thereof would have required a copy of the Product to be installed or </text:p>
      <text:p text:style-name="P1">used locally by that user.</text:p>
      <text:p text:style-name="P1"><text:s/></text:p>
      <text:p text:style-name="P1">2.6<text:tab/>Licensee shall have no right to use the Product to provide time </text:p>
      <text:p text:style-name="P1"><text:soft-page-break/>sharing, outsourced services, or facility management services or to act as or </text:p>
      <text:p text:style-name="P1">operate a service bureau or provide information, data processing, subscription </text:p>
      <text:p text:style-name="P1">or hosting services for another party. <text:s/></text:p>
      <text:p text:style-name="P1"/>
      <text:p text:style-name="P1">2.7<text:tab/>The Product, including technical data, are subject to U.S. export </text:p>
      <text:p text:style-name="P1">control laws, including, without limitation, the U.S. Export Administration Act </text:p>
      <text:p text:style-name="P1">and its associated regulations, and may be subject to export or import </text:p>
      <text:p text:style-name="P1">regulations in other countries. Licensee shall not directly or indirectly </text:p>
      <text:p text:style-name="P1">export or re-export the Product, or any direct product thereof, without first </text:p>
      <text:p text:style-name="P1">obtaining Progress's written approval. Licensee agrees to comply strictly with </text:p>
      <text:p text:style-name="P1">all regulations and acknowledges that it has the responsibility to obtain </text:p>
      <text:p text:style-name="P1">licenses to export, re-export or import the Product. The Product may not be </text:p>
      <text:p text:style-name="P1">downloaded, or otherwise exported or re-exported (i) into, or to a national or </text:p>
      <text:p text:style-name="P1">resident of any country and/or party to which the U.S. has embargoed goods; or </text:p>
      <text:p text:style-name="P1">(ii) to anyone on the U.S. Treasury Department's list of Specially Designated </text:p>
      <text:p text:style-name="P1">Nationals, or the U.S. Commerce Department's Table of Denial Orders as amended </text:p>
      <text:p text:style-name="P1">from time to time, or any other list distributed by the United States </text:p>
      <text:p text:style-name="P1">government setting forth individuals or entities to which distribution of the </text:p>
      <text:p text:style-name="P1">Product would be prohibited by United States law. <text:s/></text:p>
      <text:p text:style-name="P1"/>
      <text:p text:style-name="P1">2.8<text:tab/>Licensee shall be solely responsible for identifying and complying with </text:p>
      <text:p text:style-name="P1">all laws of any jurisdiction outside of the United States regarding the use of </text:p>
      <text:p text:style-name="P1">the Product and any technical data supplied by Progress. <text:s/>Licensee agrees to </text:p>
      <text:p text:style-name="P1">obtain all licenses, permits or approvals required by any government at </text:p>
      <text:p text:style-name="P1">Licensee's sole cost and expense. <text:s/>Licensee's obligations under this Section </text:p>
      <text:p text:style-name="P1">2.8 shall survive termination for any reason whatsoever. </text:p>
      <text:p text:style-name="P1"/>
      <text:p text:style-name="P1">2.9<text:tab/>If the Product is being acquired by or on behalf of the U.S. Government </text:p>
      <text:p text:style-name="P1">or by a U.S. Government prime contractor or subcontractor (at any tier), then </text:p>
      <text:p text:style-name="P1">the U.S. Government's rights in the Product will be only as set forth herein. <text:s/></text:p>
      <text:p text:style-name="P1">The Product and related Documentation is a "commercial item" as that term is </text:p>
      <text:p text:style-name="P1">defined at 48 C.F.R. 2.101, consisting of "commercial computer software" and </text:p>
      <text:p text:style-name="P1">"commercial computer software Documentation" as such terms are used in 48 </text:p>
      <text:p text:style-name="P1">C.F.R. 12.212. Consistent with 48 C.F.R. 12.212 and 48 C.F.R. 227.7202-1 </text:p>
      <text:p text:style-name="P1">through 227.7202-4, all U.S. Government end users acquire the Product and such </text:p>
      <text:p text:style-name="P1">Documentation with only those rights set forth herein. Contract/Manufacturer is </text:p>
      <text:p text:style-name="P1">Progress Software Corporation, 14 Oak Park, Bedford, MA 01730. </text:p>
      <text:p text:style-name="P1"><text:s/></text:p>
      <text:p text:style-name="P1">2.10<text:tab/>This Agreement is personal to Licensee and Licensee may not transfer, </text:p>
      <text:p text:style-name="P1">assign or otherwise convey, novate or encumber this Agreement or the Product, </text:p>
      <text:p text:style-name="P1">in whole or in part, by operation of law, merger or otherwise, to any other </text:p>
      <text:p text:style-name="P1">party, including any parent, subsidiary or affiliated entity. <text:s/>A Change of </text:p>
      <text:p text:style-name="P1">Control of Licensee shall constitute an assignment hereunder. <text:s text:c="2"/>A "Change of </text:p>
      <text:p text:style-name="P1">Control" shall include, but not be limited to, any merger, consolidation, </text:p>
      <text:p text:style-name="P1">amalgamation, reorganization or sale, transfer or exchange of the capital stock </text:p>
      <text:p text:style-name="P1">or equity interests of Licensee in a transaction or series of transactions </text:p>
      <text:p text:style-name="P1">which results in the holders of Licensee's capital stock or equity interests </text:p>
      <text:p text:style-name="P1">holding less than 50% of the outstanding capital stock or equity interests </text:p>
      <text:p text:style-name="P1">immediately following such transaction(s). </text:p>
      <text:p text:style-name="P1"/>
      <text:p text:style-name="P1">3. <text:s text:c="2"/>Limited Warranty. </text:p>
      <text:p text:style-name="P1"/>
      <text:p text:style-name="P1"><text:soft-page-break/>3.1<text:tab/>Progress warrants that, for a period of ninety (90) days from either </text:p>
      <text:p text:style-name="P1">the date of the initial shipment or availability for download from a Progress </text:p>
      <text:p text:style-name="P1">website of the Product whichever occurs first (the "Warranty Period"), (i) the </text:p>
      <text:p text:style-name="P1">Product will conform in all material respects to the Documentation and (ii) the </text:p>
      <text:p text:style-name="P1">media, if any, on which the Product is recorded will be free from defects in </text:p>
      <text:p text:style-name="P1">materials and that the Product is properly recorded on the media. As the sole </text:p>
      <text:p text:style-name="P1">and exclusive remedy for physically defective media (such as the diskettes, </text:p>
      <text:p text:style-name="P1">cartridges, CD-ROMs, DVDs or magnetic tapes), Progress will replace it free of </text:p>
      <text:p text:style-name="P1">charge if claimed during the Warranty Period. <text:s/>As the sole and exclusive remedy </text:p>
      <text:p text:style-name="P1">for any failure of the Product to materially conform to the Documentation, </text:p>
      <text:p text:style-name="P1">Progress shall repair or replace the Product if such failure is reported during </text:p>
      <text:p text:style-name="P1">the Warranty Period or, if Progress, at its discretion, reasonably determines </text:p>
      <text:p text:style-name="P1">that such remedy is not economically or technically feasible, this Agreement </text:p>
      <text:p text:style-name="P1">and the licenses granted hereunder will terminate and Progress or its supplier </text:p>
      <text:p text:style-name="P1">(as applicable) shall provide a full refund of the license fee paid with </text:p>
      <text:p text:style-name="P1">respect to the particular Product. The above warranties do not cover Updates, </text:p>
      <text:p text:style-name="P1">generic non-configured solution packs, any Product provided on an evaluation </text:p>
      <text:p text:style-name="P1">basis, or defects to the Product due to accident, abuse, service, alteration, </text:p>
      <text:p text:style-name="P1">modification or improper installation or configuration by Licensee, its </text:p>
      <text:p text:style-name="P1">personnel or any third party. <text:s/></text:p>
      <text:p text:style-name="P1"/>
      <text:p text:style-name="P1">3.2<text:tab/>Progress does not warrant that the functions of the Product will meet </text:p>
      <text:p text:style-name="P1">Licensee's requirements or that operation of the Product will be uninterrupted </text:p>
      <text:p text:style-name="P1">or error free. Licensee assumes responsibility for selecting the Product to </text:p>
      <text:p text:style-name="P1">achieve its intended results and for the use and results obtained from the </text:p>
      <text:p text:style-name="P1">Product. </text:p>
      <text:p text:style-name="P1"/>
      <text:p text:style-name="P1">3.3<text:tab/>THE LIMITED WARRANTY SPECIFIED IN SECTION 3.1 SETS FORTH ALL WARRANTIES </text:p>
      <text:p text:style-name="P1">AND REPRESENTATIONS PROVIDED TO LICENSEE WITH RESPECT TO THE PRODUCT AND ANY </text:p>
      <text:p text:style-name="P1">SERVICES AND UPDATES PROVIDED HEREUNDER, AND SUCH LIMITED WARRANTY IS PROVIDED </text:p>
      <text:p text:style-name="P1">SOLELY BY PROGRESS AND NOT ITS LICENSORS. EXCEPT AS EXPRESSLY SET FORTH IN THIS </text:p>
      <text:p text:style-name="P1">AGREEMENT, PROGRESS, ITS LICENSORS AND THEIR RESPECTIVE SUPPLIERS MAKE NO </text:p>
      <text:p text:style-name="P1">WARRANTIES OR REPRESENTATIONS, EXPRESS OR IMPLIED, RELATING TO THE PRODUCT, OR </text:p>
      <text:p text:style-name="P1">ANY SERVICES OR UPDATES PROVIDED UNDER THIS AGREEMENT. <text:s/>ANY UPDATES OR SERVICES </text:p>
      <text:p text:style-name="P1">DELIVERED HEREUNDER ARE DELIVERED "AS IS" WITHOUT ANY WARRANTY OF ANY KIND, </text:p>
      <text:p text:style-name="P1">EXPRESS OR IMPLIED, STATUTORY OR OTHERWISE. TO THE MAXIMUM EXTENT PERMITTED BY </text:p>
      <text:p text:style-name="P1">APPLICABLE LAW ALL OTHER IMPLIED WARRANTIES AND REPRESENTATIONS INCLUDING, BUT </text:p>
      <text:p text:style-name="P1">NOT LIMITED TO, ANY IMPLIED WARRANTY OF MERCHANTABILITY, FITNESS FOR A </text:p>
      <text:p text:style-name="P1">PARTICULAR PURPOSE, TITLE AND NON-INFRINGEMENT WITH RESPECT TO THE PRODUCT, OR </text:p>
      <text:p text:style-name="P1">ANY SERVICES AND UPDATES PROVIDED UNDER THIS AGREEMENT ARE DISCLAIMED. Further, </text:p>
      <text:p text:style-name="P1"><text:soft-page-break/>the Product is not fault tolerant and is not designed, manufactured or intended </text:p>
      <text:p text:style-name="P1">for use in hazardous environments requiring fail-safe performance (including, </text:p>
      <text:p text:style-name="P1">without limitation, the design, construction, operation or maintenance of any </text:p>
      <text:p text:style-name="P1">nuclear facility; direct life support machines; weapon systems; or control of </text:p>
      <text:p text:style-name="P1">aircraft, air traffic, aircraft navigation or aircraft communications), in </text:p>
      <text:p text:style-name="P1">which the failure of the Product could lead directly or indirectly to death, </text:p>
      <text:p text:style-name="P1">personal injury or severe physical or environmental damage. Without limiting </text:p>
      <text:p text:style-name="P1">the scope of the disclaimers set forth herein, Progress for itself and on </text:p>
      <text:p text:style-name="P1">behalf of its licensors and their respective suppliers, disclaims any express </text:p>
      <text:p text:style-name="P1">or implied warranty of fitness for any such high risk uses. </text:p>
      <text:p text:style-name="P1"/>
      <text:p text:style-name="P1">4. <text:s text:c="2"/>Indemnity</text:p>
      <text:p text:style-name="P1"/>
      <text:p text:style-name="P1">4.1<text:tab/>Progress will defend, indemnify and hold Licensee harmless against any </text:p>
      <text:p text:style-name="P1">and all costs and reasonable expenses finally awarded by a court or agreed to </text:p>
      <text:p text:style-name="P1">in settlement which directly result from any third party claim based on an </text:p>
      <text:p text:style-name="P1">allegation that a Product infringes either a valid (a) United States patent or </text:p>
      <text:p text:style-name="P1">(b) copyright of a country that is a party to the Agreement for Trade Related </text:p>
      <text:p text:style-name="P1">Aspects of Intellectual Property Rights ("TRIPS") but only if Progress is </text:p>
      <text:p text:style-name="P1">notified promptly in writing of such claim and given sole control of the </text:p>
      <text:p text:style-name="P1">defense of any such claim and all negotiations for its settlement or </text:p>
      <text:p text:style-name="P1">compromise. Licensee agrees to reasonably cooperate with Progress in the </text:p>
      <text:p text:style-name="P1">defense, settlement or compromise of any such claim. In the event that a final </text:p>
      <text:p text:style-name="P1">injunction is obtained against Licensee's use of the Product, <text:s/>if Progress </text:p>
      <text:p text:style-name="P1">reasonably believes that Licensee's use of the Products could be so enjoined, </text:p>
      <text:p text:style-name="P1">or if in Progress's opinion the Product is likely to become the subject of a </text:p>
      <text:p text:style-name="P1">successful claim of such infringement, Progress shall, at its option and </text:p>
      <text:p text:style-name="P1">expense, (i) procure <text:s/>for Licensee the right to continue using the Product as </text:p>
      <text:p text:style-name="P1">provided in this Agreement, (ii) modify or require replacement of the Product </text:p>
      <text:p text:style-name="P1">that Licensee is then currently using so that the Product becomes </text:p>
      <text:p text:style-name="P1">non-infringing (so long as the functionality of the Products is substantially </text:p>
      <text:p text:style-name="P1">similar) or, in the event neither of the previous two options are commercially </text:p>
      <text:p text:style-name="P1">reasonable for Progress, (iii) terminate this Agreement and the rights granted </text:p>
      <text:p text:style-name="P1">hereunder and refund to Licensee the amount paid to Progress for the Product </text:p>
      <text:p text:style-name="P1">less an amount for depreciation determined on a straight-line five#year </text:p>
      <text:p text:style-name="P1">depreciation basis with a commencement date as of the respective shipment date </text:p>
      <text:p text:style-name="P1">of the applicable copies of the Product. <text:s/>Notwithstanding the foregoing, </text:p>
      <text:p text:style-name="P1">Progress shall have no liability for a claim to the extent based on (A) the use </text:p>
      <text:p text:style-name="P1">by Licensee of the Product more than thirty (30) days after Progress has </text:p>
      <text:p text:style-name="P1">notified Licensee of (i), (ii) or (iii), above or (B) the version of the </text:p>
      <text:p text:style-name="P1">Product used by Licensee is not the current release version of the Product. <text:s/></text:p>
      <text:p text:style-name="P1"/>
      <text:p text:style-name="P1">4.2<text:tab/>Notwithstanding the foregoing, Progress shall have no liability to </text:p>
      <text:p text:style-name="P1">Licensee under this Section 4 to the extent that any infringement or claim </text:p>
      <text:p text:style-name="P1">thereof is based upon (i) the combination, operation or use of a Product in </text:p>
      <text:p text:style-name="P1">combination with equipment or software not supplied by Progress hereunder where </text:p>
      <text:p text:style-name="P1">the Product would itself not be infringing, (ii) Licensee's non-compliance with </text:p>
      <text:p text:style-name="P1">designs, specifications or instructions provided by Progress to Licensee, (iii) </text:p>
      <text:p text:style-name="P1">use of a Product in an application or environment for which it was not designed </text:p>
      <text:p text:style-name="P1">or not contemplated under this Agreement, <text:s/>(iv) modifications of a Product by </text:p>
      <text:p text:style-name="P1">anyone other than Progress where the unmodified version of the Product would </text:p>
      <text:p text:style-name="P1">not be infringing, or (v) use by users or affiliated parties of Licensee not </text:p>
      <text:p text:style-name="P1"><text:soft-page-break/>permitted by this Agreement. </text:p>
      <text:p text:style-name="P1"/>
      <text:p text:style-name="P1">4.3<text:tab/>THE FOREGOING INDEMNIFICATION PROVISIONS STATE THE ENTIRE LIABILITY OF </text:p>
      <text:p text:style-name="P1">PROGRESS AND THE SOLE AND EXCLUSIVE REMEDY OF LICENSEE WITH RESPECT TO ANY </text:p>
      <text:p text:style-name="P1">INFRINGEMENT OR ALLEGED INFRINGEMENT BY PROGRESS OF ANY INTELLECTUAL PROPERTY </text:p>
      <text:p text:style-name="P1">RIGHTS OR PROPRIETARY RIGHTS IN RESPECT OF THE PRODUCT OR ITS USE.</text:p>
      <text:p text:style-name="P1"/>
      <text:p text:style-name="P1">4.4<text:tab/>If any affiliated <text:s/>party of Licensee is specifically authorized in </text:p>
      <text:p text:style-name="P1">writing and as a term of this Agreement to use the Product pursuant to Section </text:p>
      <text:p text:style-name="P1">2.1 hereof and Exhibit A, Licensee shall defend, indemnify and hold Progress </text:p>
      <text:p text:style-name="P1">harmless for all acts and omissions of such affiliated party. <text:s/></text:p>
      <text:p text:style-name="P1"/>
      <text:p text:style-name="P1">5. <text:s text:c="2"/>Confidentiality; Notices</text:p>
      <text:p text:style-name="P1"/>
      <text:p text:style-name="P1">5.1<text:tab/>Licensee acknowledges that the Products, including all source and/or </text:p>
      <text:p text:style-name="P1">object code and all parts and aspects thereof, and any Updates, modifications, </text:p>
      <text:p text:style-name="P1">translations, localizations, or other derivative works thereof, in whatever </text:p>
      <text:p text:style-name="P1">form, whether or not marked as confidential, the Documentation and any other </text:p>
      <text:p text:style-name="P1">documentation or materials provided with or related to the Product </text:p>
      <text:p text:style-name="P1">(collectively, the "Confidential Information"), are the valuable proprietary </text:p>
      <text:p text:style-name="P1">and trade secret information of Progress and/or its licensors and suppliers. <text:s/></text:p>
      <text:p text:style-name="P1">Licensee shall (i) limit use and disclosure of the Confidential Information to </text:p>
      <text:p text:style-name="P1">its employees and its consultants who are authorized pursuant to this Agreement </text:p>
      <text:p text:style-name="P1">to use the Products and who agree to be bound by the terms of this Agreement or </text:p>
      <text:p text:style-name="P1">are otherwise bound to a confidentiality agreement containing substantially </text:p>
      <text:p text:style-name="P1">similar terms; (ii) not provide or disclose any of the Confidential Information </text:p>
      <text:p text:style-name="P1">to another party; and (iii) treat the Confidential Information with the same </text:p>
      <text:p text:style-name="P1">degree of care to avoid disclosure to any third party as is used with respect </text:p>
      <text:p text:style-name="P1">to Licensee's information of like importance which is to be kept secret, but </text:p>
      <text:p text:style-name="P1">with no less than reasonable care. <text:s/>The foregoing obligations shall be in </text:p>
      <text:p text:style-name="P1">addition to any obligations set forth in any separate confidentiality agreement </text:p>
      <text:p text:style-name="P1">between Progress and Licensee. <text:s text:c="2"/></text:p>
      <text:p text:style-name="P1"/>
      <text:p text:style-name="P1">5.2<text:tab/>Licensee agrees, under penalty of license termination but not exclusive </text:p>
      <text:p text:style-name="P1">of any other remedies, not to cause or permit the copying of the Product for </text:p>
      <text:p text:style-name="P1">any purpose other than expressly set forth herein. <text:s/>Licensee may copy the </text:p>
      <text:p text:style-name="P1">Product only for archival and off-line backup purposes, but not for disaster </text:p>
      <text:p text:style-name="P1">recovery purposes unless Licensee has purchased the appropriate disaster </text:p>
      <text:p text:style-name="P1">recovery or replication license. <text:s/>Licensee may copy the Documentation solely </text:p>
      <text:p text:style-name="P1">for the purpose of facilitating Licensee's use of the Product in accordance </text:p>
      <text:p text:style-name="P1">with, and subject to, the terms and conditions of this Agreement. Licensee </text:p>
      <text:p text:style-name="P1">agrees not to remove any product identification, copyright notices, or other </text:p>
      <text:p text:style-name="P1">notices or proprietary restrictions from the Product. </text:p>
      <text:p text:style-name="P1"/>
      <text:p text:style-name="P1">5.3<text:tab/>Benchmark results for the Product may not be disclosed or published </text:p>
      <text:p text:style-name="P1">without the written consent of Progress. </text:p>
      <text:p text:style-name="P1"/>
      <text:p text:style-name="P1">5.4<text:tab/>Licensee acknowledges that in the event of a breach or threat of breach </text:p>
      <text:p text:style-name="P1">of this Section 5, money damages will not be adequate. <text:s/>Therefore, in addition </text:p>
      <text:p text:style-name="P1"><text:soft-page-break/>to any other legal or equitable remedies, Progress shall be entitled to seek </text:p>
      <text:p text:style-name="P1">injunctive or similar equitable relief against such breach or threat of breach.</text:p>
      <text:p text:style-name="P1"/>
      <text:p text:style-name="P1">5.5<text:tab/>All notices and requests in connection with this Agreement to be sent </text:p>
      <text:p text:style-name="P1">to Progress shall be given in writing and shall be sent by hand delivery, </text:p>
      <text:p text:style-name="P1">overnight courier or certified mail with proof of delivery to the following </text:p>
      <text:p text:style-name="P1">address: <text:s/>14 Oak Park Drive, Bedford, MA 01730, Attention: General Counsel. <text:s/></text:p>
      <text:p text:style-name="P1">All notices and requests in connection with this Agreement to be sent to </text:p>
      <text:p text:style-name="P1">Licensee shall be given in writing and shall be sent by hand delivery, </text:p>
      <text:p text:style-name="P1">overnight courier or certified mail with proof of delivery to the address first </text:p>
      <text:p text:style-name="P1">set forth in the Order. <text:s/>Either party may change its address for receipt of </text:p>
      <text:p text:style-name="P1">notices upon written notice to the other party, and notices shall be deemed </text:p>
      <text:p text:style-name="P1">given on the day of receipt or the date evidenced on the proof of delivery, </text:p>
      <text:p text:style-name="P1">whichever is earlier.</text:p>
      <text:p text:style-name="P1"/>
      <text:p text:style-name="P1"/>
      <text:p text:style-name="P1">6. <text:s text:c="2"/>Limitation of Liability.</text:p>
      <text:p text:style-name="P1">6.1<text:tab/>TO THE MAXIMUM EXTENT PERMITTED BY APPLICABLE LAW, THE LIABILITY OF </text:p>
      <text:p text:style-name="P1">PROGRESS, IF ANY, FOR DAMAGES RELATING TO ANY PRODUCT, UPDATE AND/OR SERVICES </text:p>
      <text:p text:style-name="P1">SHALL BE LIMITED TO THE ACTUAL AMOUNTS PAID BY LICENSEE FOR SUCH PRODUCT, </text:p>
      <text:p text:style-name="P1">UPDATE AND/OR SERVICES. PROGRESS'S LICENSORS AND THEIR SUPPLIERS SHALL HAVE NO </text:p>
      <text:p text:style-name="P1">LIABILITY TO LICENSEE FOR ANY DAMAGES SUFFERED BY LICENSEE OR ANY THIRD PARTY </text:p>
      <text:p text:style-name="P1">AS A RESULT OF USING THE PRODUCT, ANY UPDATE, OR ANY PORTION THEREOF, OR AS A </text:p>
      <text:p text:style-name="P1">RESULT OF ANY SERVICES RELATING THERETO. NOTWITHSTANDING THE FOREGOING, IN NO </text:p>
      <text:p text:style-name="P1">EVENT SHALL PROGRESS, ITS LICENSORS, OR ANY OF THEIR RESPECTIVE SUPPLIERS BE </text:p>
      <text:p text:style-name="P1">LIABLE FOR ANY LOST REVENUE, PROFIT OR DATA, OR FOR INDIRECT, PUNITIVE, </text:p>
      <text:p text:style-name="P1">SPECIAL, INCIDENTAL OR CONSEQUENTIAL DAMAGES OF ANY CHARACTER, INCLUDING, </text:p>
      <text:p text:style-name="P1">WITHOUT LIMITATION, ANY COMMERCIAL DAMAGES OR LOSSES, HOWEVER CAUSED AND </text:p>
      <text:p text:style-name="P1">REGARDLESS OF THE THEORY OF LIABILITY, ARISING OUT OF THE USE OR INABILITY TO </text:p>
      <text:p text:style-name="P1">USE THE PRODUCT, ANY UPDATE, OR ANY PORTION THEREOF, OR ANY SERVICES, EVEN IF </text:p>
      <text:p text:style-name="P1">PROGRESS, ITS LICENSORS AND/OR ANY OF THEIR RESPECTIVE SUPPLIERS HAVE BEEN </text:p>
      <text:p text:style-name="P1">INFORMED OF THE POSSIBILITY OF SUCH DAMAGES. EACH EXCLUSION OR LIMITATION IS </text:p>
      <text:p text:style-name="P1">INTENDED TO BE A SEPARATE AND THEREFORE SEVERABLE EXCLUSION.</text:p>
      <text:p text:style-name="P1"/>
      <text:p text:style-name="P1">7. <text:s text:c="2"/>Audit Rights. <text:s/>Progress may install, enable and utilize automated license </text:p>
      <text:p text:style-name="P1">tracking, management and/or enforcement solutions with the Products, which </text:p>
      <text:p text:style-name="P1">Licensee may not disrupt or alter. <text:s/>Licensee shall maintain books and records </text:p>
      <text:p text:style-name="P1">in connection with this Agreement and the use of the Products and any Updates </text:p>
      <text:p text:style-name="P1"><text:soft-page-break/>and/or services provided hereunder. <text:s/>Such books and records shall include at a </text:p>
      <text:p text:style-name="P1">minimum the number of licenses purchased and being used by Licensee. <text:s/>At its </text:p>
      <text:p text:style-name="P1">expense and with reasonable written notice to Licensee, Progress or a third </text:p>
      <text:p text:style-name="P1">party appointed by Progress may audit the books, records, and if necessary, the </text:p>
      <text:p text:style-name="P1">systems on which the Product or any Update is installed for the sole purpose of </text:p>
      <text:p text:style-name="P1">ensuring compliance with the terms of this Agreement. <text:s/>Progress shall have the </text:p>
      <text:p text:style-name="P1">right to conduct follow-up audits as necessary. <text:s/>All audits shall be conducted </text:p>
      <text:p text:style-name="P1">during regular business hours at Licensee's offices and shall not interfere </text:p>
      <text:p text:style-name="P1">unreasonably with Licensee's activities. <text:s/>Progress shall treat all such records </text:p>
      <text:p text:style-name="P1">and books as confidential information. If any audit reveals that Licensee has </text:p>
      <text:p text:style-name="P1">underpaid license or maintenance and support fees, Licensee shall be invoiced </text:p>
      <text:p text:style-name="P1">for all such underpaid fees based on Progress list price in effect at the time </text:p>
      <text:p text:style-name="P1">the audit is completed. <text:s/>If the underpaid fees are in excess of five percent </text:p>
      <text:p text:style-name="P1">(5%) of the fees previously paid by Licensee, then Licensee shall also pay </text:p>
      <text:p text:style-name="P1">Progress's reasonable costs of conducting the audit and enforcement of this </text:p>
      <text:p text:style-name="P1">Agreement. </text:p>
      <text:p text:style-name="P1"/>
      <text:p text:style-name="P1">8. <text:s text:c="2"/>Termination.</text:p>
      <text:p text:style-name="P1"/>
      <text:p text:style-name="P1">8.1<text:tab/>Progress may terminate this Agreement by written notice at any time if </text:p>
      <text:p text:style-name="P1">Licensee defaults in the performance of any provision of this Agreement and </text:p>
      <text:p text:style-name="P1">fails to cure such default to the satisfaction of Progress within thirty (30) </text:p>
      <text:p text:style-name="P1">days after such notice. This remedy shall not be exclusive and shall be in </text:p>
      <text:p text:style-name="P1">addition to any other remedies which Progress may have under this Agreement or </text:p>
      <text:p text:style-name="P1">otherwise.</text:p>
      <text:p text:style-name="P1"/>
      <text:p text:style-name="P1">8.2<text:tab/>Any purported transfer or assignment of this Agreement or the licenses </text:p>
      <text:p text:style-name="P1">granted hereunder by Licensee or other action by Licensee in contravention of </text:p>
      <text:p text:style-name="P1">Section 2.10 above or any purported transfer or assignment of this Agreement or </text:p>
      <text:p text:style-name="P1">the licenses granted hereunder as a result of Licensee's bankruptcy, </text:p>
      <text:p text:style-name="P1">insolvency, or liquidation or as a result of an assignment of Licensee's assets </text:p>
      <text:p text:style-name="P1">for the benefit of creditors shall be void and this Agreement and the licenses </text:p>
      <text:p text:style-name="P1">granted hereunder shall thereupon automatically terminate without further </text:p>
      <text:p text:style-name="P1">notice or action by Progress.</text:p>
      <text:p text:style-name="P1"/>
      <text:p text:style-name="P1">8.3<text:tab/>Within ten (10) days of the date of expiration or termination of this </text:p>
      <text:p text:style-name="P1">Agreement and/or any of the licenses granted hereunder, Licensee shall return </text:p>
      <text:p text:style-name="P1">all copies of the Products, including all Updates, and related Documentation to </text:p>
      <text:p text:style-name="P1">Progress or, if requested by Progress, destroy such Products, Updates and </text:p>
      <text:p text:style-name="P1">Documentation and certify in writing to such return or destruction. </text:p>
      <text:p text:style-name="P1"/>
      <text:p text:style-name="P1">9. <text:s text:c="2"/>Miscellaneous.</text:p>
      <text:p text:style-name="P1"/>
      <text:p text:style-name="P1">9.1<text:tab/>If Progress offers maintenance and support for the Product, and if </text:p>
      <text:p text:style-name="P1">Licensee orders and pays for such maintenance and support, such maintenance and </text:p>
      <text:p text:style-name="P1">support shall be provided in accordance with Progress' then current and </text:p>
      <text:p text:style-name="P1">applicable maintenance and support policies. </text:p>
      <text:p text:style-name="P1"/>
      <text:p text:style-name="P1">9.2<text:tab/>THIS AGREEMENT, INCLUDING ANY EXHIBITS AND ANY LICENSE ADDENDUM(S), </text:p>
      <text:p text:style-name="P1">CONSTITUTES THE COMPLETE AGREEMENT BETWEEN THE PARTIES WITH RESPECT TO THE </text:p>
      <text:p text:style-name="P1"><text:soft-page-break/>PRODUCT AND SUPERCEDES ANY OTHER AGREEMENT, PROPOSAL, COMMUNICATION OR </text:p>
      <text:p text:style-name="P1">ADVERTISING, ORAL OR WRITTEN, SIGNED OR UNSIGNED, WITH RESPECT TO THE PRODUCT. <text:s/></text:p>
      <text:p text:style-name="P1">To the extent there are any terms and conditions contained in Licensee's </text:p>
      <text:p text:style-name="P1">purchase order or other documentation supplied by Licensee such terms and </text:p>
      <text:p text:style-name="P1">conditions shall be deemed to be stricken and the terms and conditions of this </text:p>
      <text:p text:style-name="P1">Agreement shall govern. In the event any provision of this Agreement is held to </text:p>
      <text:p text:style-name="P1">be invalid or unenforceable, the remaining provisions of this Agreement will </text:p>
      <text:p text:style-name="P1">remain in full force and effect.</text:p>
      <text:p text:style-name="P1"/>
      <text:p text:style-name="P1">9.3<text:tab/>For administrative convenience, Progress invoices may be issued by a </text:p>
      <text:p text:style-name="P1">local affiliate of Progress. <text:s/></text:p>
      <text:p text:style-name="P1"/>
      <text:p text:style-name="P1">9.4<text:tab/>This Agreement has been drawn up in English at the express wish of the </text:p>
      <text:p text:style-name="P1">parties. <text:s/>Le present contrat a ete redige en anglais a la demande expresse des </text:p>
      <text:p text:style-name="P1">parties. <text:s/></text:p>
      <text:p text:style-name="P1"/>
      <text:p text:style-name="P1">9.5<text:tab/>Except as otherwise expressly set forth herein, this Agreement is </text:p>
      <text:p text:style-name="P1">governed by the laws of the Commonwealth of Massachusetts, without regard to </text:p>
      <text:p text:style-name="P1">its choice of law principles, and without regard to the provisions of any state </text:p>
      <text:p text:style-name="P1">Uniform Computer Information Transactions Act or similar federal, state, local </text:p>
      <text:p text:style-name="P1">or foreign laws, regulations or conventions. </text:p>
      <text:p text:style-name="P1"/>
      <text:p text:style-name="P1">9.6<text:tab/>This Agreement may not be modified or amended except in a writing </text:p>
      <text:p text:style-name="P1">executed by both Progress and Licensee. </text:p>
      <text:p text:style-name="P1"/>
      <text:p text:style-name="P1">9.7<text:tab/>Failure or delay on the part of Progress to exercise any right, power, </text:p>
      <text:p text:style-name="P1">privilege or remedy hereunder shall not constitute a waiver thereof. <text:s/>A waiver </text:p>
      <text:p text:style-name="P1">of default shall not operate as a waiver of any other default or of the same </text:p>
      <text:p text:style-name="P1">type of default on future occasions. </text:p>
      <text:p text:style-name="P1"/>
      <text:p text:style-name="P1">9.8<text:tab/>The parties expressly disclaim the application of the United Nations </text:p>
      <text:p text:style-name="P1">Convention on Contracts for the International Sale of Goods. <text:s/></text:p>
      <text:p text:style-name="P1"/>
      <text:p text:style-name="P1">9.9<text:tab/>If the Product is acquired outside the United States local law may </text:p>
      <text:p text:style-name="P1">apply.</text:p>
      <text:p text:style-name="P1"/>
      <text:p text:style-name="P1"/>
      <text:p text:style-name="P1"/>
      <text:p text:style-name="P1"/>
      <text:p text:style-name="P1"/>
      <text:p text:style-name="P1"/>
      <text:p text:style-name="P1">EXHIBIT A</text:p>
      <text:p text:style-name="P1"/>
      <text:p text:style-name="P1"/>
      <text:p text:style-name="P1">TERM OF LICENSE:</text:p>
      <text:p text:style-name="P1"/>
      <text:p text:style-name="P1">Perpetual, unless otherwise specified in the applicable Order or the Product is </text:p>
      <text:p text:style-name="P1">provided to Licensee on an evaluation basis in which case the Product will be </text:p>
      <text:p text:style-name="P1">provided for a limited term subject to an Evaluation License as described below.</text:p>
      <text:p text:style-name="P1"/>
      <text:p text:style-name="P1"><text:soft-page-break/></text:p>
      <text:p text:style-name="P1">APPLICABLE FEES:</text:p>
      <text:p text:style-name="P1"/>
      <text:p text:style-name="P1">Any applicable license fees or maintenance and support fees will be set forth </text:p>
      <text:p text:style-name="P1">in the Order.</text:p>
      <text:p text:style-name="P1"/>
      <text:p text:style-name="P1"/>
      <text:p text:style-name="P1">AFFILIATE USE, IF ANY:</text:p>
      <text:p text:style-name="P1"/>
      <text:p text:style-name="P1">See Order. <text:s/></text:p>
      <text:p text:style-name="P1"/>
      <text:p text:style-name="P1"/>
      <text:p text:style-name="P1">ADDITIONAL TERMS, IF ANY:</text:p>
      <text:p text:style-name="P1"/>
      <text:p text:style-name="P1">Runtime License Checker:</text:p>
      <text:p text:style-name="P1">The Products may include code to verify that Licensee has not exceeded the </text:p>
      <text:p text:style-name="P1">license keys issued by Progress (the "Runtime License Checker") and in the </text:p>
      <text:p text:style-name="P1">event that the Runtime License Checker determines that Licensee has exceeded </text:p>
      <text:p text:style-name="P1">its license the Products may cease to operate.</text:p>
      <text:p text:style-name="P1"/>
      <text:p text:style-name="P1">Bulk Loading Features: <text:s/></text:p>
      <text:p text:style-name="P1">If the Product is licensed with Bulk Loading Features (hereinafter defined) </text:p>
      <text:p text:style-name="P1">Licensee is not limited to a certain number of rows. <text:s/>If the Product is not </text:p>
      <text:p text:style-name="P1">licensed with Bulk Loading Features and Licensee exceeds 10,000 rows the </text:p>
      <text:p text:style-name="P1">Product shall cease to operate. <text:s/>For the purposes hereof, "Bulk Loading </text:p>
      <text:p text:style-name="P1">Features" shall mean anything in the Documentation that refers to "Bulk Load", </text:p>
      <text:p text:style-name="P1">"Progress DataDirect Bulk Load" or "Bulk Loading Features." </text:p>
      <text:p text:style-name="P1"/>
      <text:p text:style-name="P1">(a)<text:tab/>For Progress DataDirect Connect for ADO.NET (release 3.2 or higher </text:p>
      <text:p text:style-name="P1">only): There are two (2) methods of using Bulk Loading Features as follows: (1) </text:p>
      <text:p text:style-name="P1">setting the "Bulk Load Protocol" connection option to 'Automatic' or 'Bulk' <text:s/>in </text:p>
      <text:p text:style-name="P1">the connection string; or (2) calling the methods WriteToToServer in the </text:p>
      <text:p text:style-name="P1">DbBulkCopy, DB2BulkCopy, OracleBulkCopy, SybaseBulkCopy or SQLServerBulkCopy </text:p>
      <text:p text:style-name="P1">classes.</text:p>
      <text:p text:style-name="P1"/>
      <text:p text:style-name="P1">(b)<text:tab/>For Progress DataDirect Connect for ODBC and Progress DataDirect </text:p>
      <text:p text:style-name="P1">Connect64 for ODBC (release 6.0 or higher only): <text:s/>There are four (4) methods of </text:p>
      <text:p text:style-name="P1">using Bulk Loading Features as follows: (1) setting the "EnableBulkLoad" </text:p>
      <text:p text:style-name="P1">connection option to 1 in the connection string or datasource, (2) calling the </text:p>
      <text:p text:style-name="P1">functions LoadTableFromFile, LoadTableFromFileW, ExportTableToFile, </text:p>
      <text:p text:style-name="P1">ExportTableToFileW, ValidateTableFromFile, or ValidateTableFromFileW, (3) using </text:p>
      <text:p text:style-name="P1">any of the Bulk Load options and functionality that are available on the "Bulk </text:p>
      <text:p text:style-name="P1">Load" Tab of the drivers' setup dialogs, or (4) setting the SQL_BULK_EXPORT </text:p>
      <text:p text:style-name="P1">statement attribute by calling SQLSetStatementAttr.</text:p>
      <text:p text:style-name="P1"/>
      <text:p text:style-name="P1">(c)<text:tab/>Bulk Loading Features for Progress DataDirect Connect for JDBC (release </text:p>
      <text:p text:style-name="P1">4.0 service pack 2 or higher only) and for Progress DataDirect Connect XE for </text:p>
      <text:p text:style-name="P1">JDBC 4.2, or higher driver: There are two (2) methods of using Bulk Loading </text:p>
      <text:p text:style-name="P1">Features as follows: <text:s/>(1) set the EnableBulkLoad option to true in the </text:p>
      <text:p text:style-name="P1">connection string or datasource, or (2) create any instance of a DDBulkLoad </text:p>
      <text:p text:style-name="P1">object (directly or by calling the getDDBulkLoad() method) or use any methods </text:p>
      <text:p text:style-name="P1">or properties on that object.</text:p>
      <text:p text:style-name="P1"><text:soft-page-break/></text:p>
      <text:p text:style-name="P1">Use Restrictions: <text:s/></text:p>
      <text:p text:style-name="P1"/>
      <text:p text:style-name="P1">1.<text:tab/>Application Specific. <text:s/>If the Order lists a specific application </text:p>
      <text:p text:style-name="P1">authorized for use with the Product(s), or if Licensee obtained the Product(s) </text:p>
      <text:p text:style-name="P1">in conjunction with a software application provided by a third party, the </text:p>
      <text:p text:style-name="P1">Product(s) is/are licensed for use only with such application. <text:s/>Use with any </text:p>
      <text:p text:style-name="P1">other application/product is strictly prohibited. <text:s text:c="2"/></text:p>
      <text:p text:style-name="P1"/>
      <text:p text:style-name="P1">2.<text:tab/>Term License. <text:s/>If the Order specifies that Licensee's license to the </text:p>
      <text:p text:style-name="P1">Product(s) is/are for a term ("Term"), then the term of this Agreement and </text:p>
      <text:p text:style-name="P1">Licensee's license to the Product(s) hereunder shall expire on the expiration </text:p>
      <text:p text:style-name="P1">date stated in the Order unless sooner terminated in accordance with Section 8 </text:p>
      <text:p text:style-name="P1">of the Agreement. <text:s/>Upon completion of the Term, Licensee shall return all </text:p>
      <text:p text:style-name="P1">Product(s) licensed under the Order and associated documentation and related </text:p>
      <text:p text:style-name="P1">information (including all copies) to Progress, or certify its destruction in a </text:p>
      <text:p text:style-name="P1">writing delivered to Progress. <text:s/>All license rights in and to the Product(s) </text:p>
      <text:p text:style-name="P1">licensed under the terms of the Agreement shall terminate at the end of the </text:p>
      <text:p text:style-name="P1">Term. </text:p>
      <text:p text:style-name="P1"/>
      <text:p text:style-name="P1">3.<text:tab/>Operating Systems or Platforms. <text:s/>If the Order specifies that Licensee's </text:p>
      <text:p text:style-name="P1">license to the Product(s) is/are limited to a specific Operating System ("OS") </text:p>
      <text:p text:style-name="P1">or Platform, then the Product(s) is/are licensed with the additional </text:p>
      <text:p text:style-name="P1">restriction that it be used solely in conjunction with the specified OS or </text:p>
      <text:p text:style-name="P1">Platform. <text:s/>Use with any other OS or Platform is strictly prohibited. Without </text:p>
      <text:p text:style-name="P1">limiting the foregoing, if the Product is a Progress OpenAccess Development </text:p>
      <text:p text:style-name="P1">Product (as defined below), then the additional restriction specified in the </text:p>
      <text:p text:style-name="P1">preceding sentence applies to any part of the Progress OpenAccess Development </text:p>
      <text:p text:style-name="P1">Product, including, without limitation, the Progress OpenAccess Runtime </text:p>
      <text:p text:style-name="P1">Components (as defined below) contained therein.</text:p>
      <text:p text:style-name="P1"/>
      <text:p text:style-name="P1">4.<text:tab/>Competitive Use. Licensee may not use the Product(s) to develop, test, </text:p>
      <text:p text:style-name="P1">support or market products that are competitive with and/or provide similar </text:p>
      <text:p text:style-name="P1">functionality to the Product(s).</text:p>
      <text:p text:style-name="P1"/>
      <text:p text:style-name="P1">5.<text:tab/>Evaluation License Only. Licensee acknowledges and agrees that the </text:p>
      <text:p text:style-name="P1">evaluation period may not be extended by uninstalling and re-installing the </text:p>
      <text:p text:style-name="P1">Product(s) or by any other means other than Progress' written consent.</text:p>
      <text:p text:style-name="P1"/>
      <text:p text:style-name="P1">Other:</text:p>
      <text:p text:style-name="P1"/>
      <text:p text:style-name="P1">1. Progress DataDirect Connect for ODBC, Progress DataDirect Connect64 for </text:p>
      <text:p text:style-name="P1">ODBC, Progress DataDirect Connect XE for ODBC, Progress DataDirect Connect64 XE </text:p>
      <text:p text:style-name="P1">for ODBC, Progress DataDirect for ODBC for MongoDB and Amazon Redshift 32-bit, </text:p>
      <text:p text:style-name="P1">Progress DataDirect for ODBC for MongoDB and Amazon Redshift 64-bit, Progress </text:p>
      <text:p text:style-name="P1">DataDirect SequeLink for ODBC, Progress DataDirect OpenAccess for ODBC for </text:p>
      <text:p text:style-name="P1">Wonderware Data Source, Progress DataDirect OpenAccess for ODBC for Intellution </text:p>
      <text:p text:style-name="P1">FIX and Dynamics Data Sources, Progress OpenAccess Development Product for ODBC </text:p>
      <text:p text:style-name="P1">and Progress OpenAccess Runtime Product for ODBC . <text:s/>If the Product licensed to </text:p>
      <text:p text:style-name="P1">Licensee is Progress DataDirect Connect for ODBC, Progress DataDirect Connect64 </text:p>
      <text:p text:style-name="P1">for ODBC, Progress DataDirect Connect XE for ODBC, Progress DataDirect </text:p>
      <text:p text:style-name="P1">Connect64 XE for ODBC, Progress DataDirect for ODBC for MongoDB and Amazon </text:p>
      <text:p text:style-name="P1"><text:soft-page-break/>Redshift 32-bit, Progress DataDirect for ODBC for MongoDB and Amazon Redshift </text:p>
      <text:p text:style-name="P1">64-bit, Progress DataDirect SequeLink for ODBC, Progress DataDirect OpenAccess </text:p>
      <text:p text:style-name="P1">for ODBC for Wonderware Data Source, Progress DataDirect OpenAccess for ODBC </text:p>
      <text:p text:style-name="P1">for Intellution FIX and Dynamics Data Sources, Progress OpenAccess Development </text:p>
      <text:p text:style-name="P1">Product for ODBC, or Progress OpenAccess Runtime Product for ODBC (each the </text:p>
      <text:p text:style-name="P1">"Licensed Product"), the following additional requirements shall apply: </text:p>
      <text:p text:style-name="P1">Progress has licensed, and has rights to sub-license certain third party </text:p>
      <text:p text:style-name="P1">software that is part of the ODBC SDK components and which is usable for </text:p>
      <text:p text:style-name="P1">certain non-Windows platforms - Mac OS, OS/2, HP-UX, AIX, Linux, Solaris, and </text:p>
      <text:p text:style-name="P1">other non-Windows operating systems. <text:s/>This section sets forth the conditions </text:p>
      <text:p text:style-name="P1">that govern Licensee's permitted use of the various non-windows SDK </text:p>
      <text:p text:style-name="P1">components: <text:s/>Licensee is not licensed to use the ODBC Core Components </text:p>
      <text:p text:style-name="P1">(hereinafter defined) other than with the Licensed Product, or in the case </text:p>
      <text:p text:style-name="P1">where the Licensed Product is Progress OpenAccess Development Product for ODBC </text:p>
      <text:p text:style-name="P1">or Progress OpenAccess Runtime Product for ODBC, other than with the Custom </text:p>
      <text:p text:style-name="P1">Driver (as defined below) created with the use of the Progress OpenAccess </text:p>
      <text:p text:style-name="P1">Development Product ("Permitted Driver"). <text:s/>Use of the ODBC Core Components with </text:p>
      <text:p text:style-name="P1">any ODBC drivers other than the Licensed Product, or in the case where the </text:p>
      <text:p text:style-name="P1">Licensed Product is Progress OpenAccess Development Product for ODBC or </text:p>
      <text:p text:style-name="P1">Progress OpenAccess Runtime Product for ODBC, other than the Permitted Driver, </text:p>
      <text:p text:style-name="P1">is expressly prohibited. <text:s/>Licensee may not embed in any products, or otherwise </text:p>
      <text:p text:style-name="P1">sub-license the ODBC Core Components, without a separate license agreement. <text:s/></text:p>
      <text:p text:style-name="P1">For the purposes hereof, the term "ODBC Core Components" shall mean the ODBC </text:p>
      <text:p text:style-name="P1">Driver Manager and support files for non-Windows operating systems. <text:s/>A separate </text:p>
      <text:p text:style-name="P1">license must be obtained from Progress if Licensee wants to embed and </text:p>
      <text:p text:style-name="P1">sub-license the ODBC Header Files (hereinafter defined) with any software </text:p>
      <text:p text:style-name="P1">product. <text:s/>For the purposes hereof, the term "ODBC Header Files" shall mean the </text:p>
      <text:p text:style-name="P1">text files for compilation and development of software. </text:p>
      <text:p text:style-name="P1"/>
      <text:p text:style-name="P1">2. Stylus Studio Products. If the Product licensed to Licensee is a Stylus </text:p>
      <text:p text:style-name="P1">Studio product the following requirements shall apply:</text:p>
      <text:p text:style-name="P1"/>
      <text:p text:style-name="P1">(i)<text:tab/>If the Product is Stylus Studio, Stylus Studio XML Enterprise Suite, or </text:p>
      <text:p text:style-name="P1">Stylus Studio XML Professional Suite then the Product is licensed on a named </text:p>
      <text:p text:style-name="P1">user basis meaning specific individuals are authorized to access the Product </text:p>
      <text:p text:style-name="P1">and the total number of named users may not exceed the total number licensed by </text:p>
      <text:p text:style-name="P1">Licensee. <text:s/>Stylus Studio, Stylus Studio XML Enterprise Suite and Stylus Studio </text:p>
      <text:p text:style-name="P1">XML Professional Suite are subject to the additional restriction that it may be </text:p>
      <text:p text:style-name="P1">used by Licensee solely for development and testing of software applications, </text:p>
      <text:p text:style-name="P1">and not in conjunction with the deployment of such software applications. </text:p>
      <text:p text:style-name="P1"/>
      <text:p text:style-name="P1">(ii)<text:tab/>If the Product is Stylus Studio XML Home Edition, then the Product is </text:p>
      <text:p text:style-name="P1">licensed on a single named user basis for personal use only. <text:s/>The Stylus Studio </text:p>
      <text:p text:style-name="P1">XML Home Edition is subject to the additional restriction that it not be used </text:p>
      <text:p text:style-name="P1">in conjunction with any commercial or for-profit transactions. <text:s/>NOTWITHSTANDING </text:p>
      <text:p text:style-name="P1">ANYTHING TO THE CONTRARY IN SECTION 3 OF THE AGREEMENT, AND EXCEPT AS </text:p>
      <text:p text:style-name="P1">PROHIBITED BY APPLICABLE LAW, STYLUS STUDIO XML HOME EDITION IS PROVIDED "AS </text:p>
      <text:p text:style-name="P1">IS" WITHOUT WARRANTY OF ANY KIND. <text:s/>PROGRESS MAKES NO WARRANTIES WITH RESPECT TO </text:p>
      <text:p text:style-name="P1">THE STYLUS STUDIO XML HOME EDITION, EXPRESS, IMPLIED, OR ARISING BY CUSTOM OR </text:p>
      <text:p text:style-name="P1"><text:soft-page-break/>TRADE USAGE, AND SPECIFICALLY MAKES NO WARRANTY OF MERCHANTABILITY OR OF </text:p>
      <text:p text:style-name="P1">FITNESS FOR ANY PARTICULAR PURPOSE OR NONINFRINGEMENT. <text:s/>Licensee shall have the </text:p>
      <text:p text:style-name="P1">sole responsibility for adequate protection and back-up of all data use in </text:p>
      <text:p text:style-name="P1">connection with the product. <text:s/></text:p>
      <text:p text:style-name="P1"/>
      <text:p text:style-name="P1">(iii)<text:tab/>Notwithstanding anything to the contrary in Evaluation License Model </text:p>
      <text:p text:style-name="P1">set forth below, if the Product is an evaluation version of Stylus Studio, then </text:p>
      <text:p text:style-name="P1">the Product is licensed on a single named user basis and is subject to the </text:p>
      <text:p text:style-name="P1">additional restriction that it be used by Licensee solely for evaluation of </text:p>
      <text:p text:style-name="P1">software applications, and not in conjunction with the development or </text:p>
      <text:p text:style-name="P1">deployment of such software applications. Licensee must purchase a license for </text:p>
      <text:p text:style-name="P1">Stylus Studio for the development and testing of software applications. <text:s/></text:p>
      <text:p text:style-name="P1">Evaluation includes the use of Products in performance benchmarking. <text:s/>Progress </text:p>
      <text:p text:style-name="P1">updates the Product regularly and benchmarking data for the Product is subject </text:p>
      <text:p text:style-name="P1">to change. <text:s/>Benchmark tests on prior versions of the Product may yield results </text:p>
      <text:p text:style-name="P1">that are not reflective of the performance of the current version of the </text:p>
      <text:p text:style-name="P1">Product. <text:s/>The most current version of the Product is available at </text:p>
      <text:p text:style-name="P1">www.stylusstudio.com. <text:s/>LICENSEE UNDERSTANDS AND ACKNOWLEDGES THAT THE </text:p>
      <text:p text:style-name="P1">EVALUATION VERSION OF STYLUS STUDIO CONTAINS A DISABLING DEVICE THAT WILL </text:p>
      <text:p text:style-name="P1">AUTOMATICALLY DISABLE THE PRODUCT FIFTEEN (15) DAYS FROM INSTALLATION. <text:s/></text:p>
      <text:p text:style-name="P1">NOTWITHSTANDING ANYTHING TO THE CONTRARY IN SECTION 3 OF THE AGREEMENT, </text:p>
      <text:p text:style-name="P1">EVALUATION VERSION OF STYLUS STUDIO IS PROVIDED "AS IS" WITHOUT WARRANTY OF ANY </text:p>
      <text:p text:style-name="P1">KIND. <text:s/>PROGRESS MAKES NO WARRANTIES WITH RESPECT TO THE EVALUATION VERSION OF </text:p>
      <text:p text:style-name="P1">STYLUS STUDIO, EXPRESS, IMPLIED, OR ARISING BY CUSTOM OR TRADE USAGE, AND </text:p>
      <text:p text:style-name="P1">SPECIFICALLY MAKES NO WARRANTY OF MERCHANTABILITY OR OF FITNESS FOR ANY </text:p>
      <text:p text:style-name="P1">PARTICULAR PURPOSE OR NONINFRINGEMENT. </text:p>
      <text:p text:style-name="P1"/>
      <text:p text:style-name="P1">(iv)<text:tab/>If Licensee ordered or obtained the Product license from a third party </text:p>
      <text:p text:style-name="P1">authorized by Progress to resell the Product in conjunction with such third </text:p>
      <text:p text:style-name="P1">party's software product(s) ("Third Party Reseller"), then, in addition to the </text:p>
      <text:p text:style-name="P1">terms and conditions of this Agreement, Licensee's use of the Product may be </text:p>
      <text:p text:style-name="P1">subject to additional scope of license terms and conditions (if any) specified </text:p>
      <text:p text:style-name="P1">by the Third Party Reseller, including, without limitation, a restriction that </text:p>
      <text:p text:style-name="P1">Licensee limit its use of the Product to use solely in conjunction with the </text:p>
      <text:p text:style-name="P1">Third Party Reseller's software product(s) licensed by the Third Party Reseller </text:p>
      <text:p text:style-name="P1">to Licensee. <text:s/>To the extent that any additional scope of license terms and </text:p>
      <text:p text:style-name="P1">conditions communicated by the Third Party Reseller to Licensee are in direct </text:p>
      <text:p text:style-name="P1">conflict with the scope of license specified herein, then the scope of license </text:p>
      <text:p text:style-name="P1">terms and conditions specified by the Third Party Reseller shall apply. <text:s/></text:p>
      <text:p text:style-name="P1">Otherwise the terms and conditions of this Agreement shall govern. <text:s/>In no event </text:p>
      <text:p text:style-name="P1">does Progress make any representations or warranties, express, implied or </text:p>
      <text:p text:style-name="P1">arising by custom or trade usage, regarding the Third Party Reseller's software </text:p>
      <text:p text:style-name="P1">products and assumes no liability or responsibility with regard to said </text:p>
      <text:p text:style-name="P1">software products.</text:p>
      <text:p text:style-name="P1"><text:soft-page-break/></text:p>
      <text:p text:style-name="P1">(v)<text:tab/>The Product may contain programs that perform automated collection of </text:p>
      <text:p text:style-name="P1">system data and transmit said data to equipment owned or under the control of </text:p>
      <text:p text:style-name="P1">Progress in order to (i) register the Licensee's activation of the Product, </text:p>
      <text:p text:style-name="P1">(ii) perform automated updating services for the Product, and/or (iii) validate </text:p>
      <text:p text:style-name="P1">whether Licensee is entitled to use the Product. <text:s/>System data collected through </text:p>
      <text:p text:style-name="P1">such programs may be used by Progress for the purpose of providing Licensee </text:p>
      <text:p text:style-name="P1">with remote system services and/or for the purpose of enforcing the terms and </text:p>
      <text:p text:style-name="P1">conditions of this Agreement.</text:p>
      <text:p text:style-name="P1"/>
      <text:p text:style-name="P1">(vi)<text:tab/>Notwithstanding anything to the contrary in Section 9.1 of the </text:p>
      <text:p text:style-name="P1">Agreement, maintenance and support for Stylus Studio products is only available </text:p>
      <text:p text:style-name="P1">online via the Stylus Studio Developer Network (SSDN).</text:p>
      <text:p text:style-name="P1"/>
      <text:p text:style-name="P1">3. Progress OpenAccess Development Product.<text:tab/> <text:s/>If the Product licensed to </text:p>
      <text:p text:style-name="P1">Licensee is a Progress OpenAccess Development Product the following additional </text:p>
      <text:p text:style-name="P1">requirements shall apply: (a) The Progress OpenAccess Development Product is </text:p>
      <text:p text:style-name="P1">licensed on an Authorized User basis; and (b) The Progress OpenAccess </text:p>
      <text:p text:style-name="P1">Development Product may only be used on a single development computing machine </text:p>
      <text:p text:style-name="P1">for the purpose of developing a User Interface Provider (as defined below). </text:p>
      <text:p text:style-name="P1">Except as expressly permitted pursuant to this Exhibit A, neither the Progress </text:p>
      <text:p text:style-name="P1">OpenAccess Development Product nor any part thereof may be (i) embedded in </text:p>
      <text:p text:style-name="P1">another software program or application or (ii) used in connection with the </text:p>
      <text:p text:style-name="P1">operation of a software program or application in a production environment. Any </text:p>
      <text:p text:style-name="P1">use by Licensee of the Progress OpenAccess Runtime Components included in the </text:p>
      <text:p text:style-name="P1">Progress OpenAccess Development Product must be limited to use solely for the </text:p>
      <text:p text:style-name="P1">purpose of developing and testing the operation of the Custom Driver in a </text:p>
      <text:p text:style-name="P1">development environment, and under no circumstances may such Progress </text:p>
      <text:p text:style-name="P1">OpenAccess Runtime Components be used or deployed for productive use. Licensee </text:p>
      <text:p text:style-name="P1">must purchase a separate deployment license for the Progress OpenAccess Runtime </text:p>
      <text:p text:style-name="P1">Product (as defined below) in order to use and deploy said Progress OpenAccess </text:p>
      <text:p text:style-name="P1">Runtime Components in a production environment. </text:p>
      <text:p text:style-name="P1"/>
      <text:p text:style-name="P1">4. Progress OpenAccess Runtime Product.<text:tab/>If the Product licensed to Licensee is </text:p>
      <text:p text:style-name="P1">a Progress OpenAccess Runtime Product the following additional requirements </text:p>
      <text:p text:style-name="P1">shall apply:</text:p>
      <text:p text:style-name="P1"/>
      <text:p text:style-name="P1">(i) Licensee shall be permitted to make and deploy copies of the Progress </text:p>
      <text:p text:style-name="P1">OpenAccess Runtime Product strictly on an internal deployment basis for use in </text:p>
      <text:p text:style-name="P1">conjunction with the User Interface Provider to create a Custom Driver where </text:p>
      <text:p text:style-name="P1">such Custom Driver is used solely by Licensee in an internal testing and/or </text:p>
      <text:p text:style-name="P1">production environment. If the Progress OpenAccess Runtime Product licensed to </text:p>
      <text:p text:style-name="P1">Licensee is restricted to use for a specific application in accordance with </text:p>
      <text:p text:style-name="P1">Section 1 of "Use Restrictions" above, then Licensee's use of the Custom Driver </text:p>
      <text:p text:style-name="P1">and Progress OpenAccess Runtime Product shall be limited to use in connection </text:p>
      <text:p text:style-name="P1">with the designated application. Licensee shall be further subject to the </text:p>
      <text:p text:style-name="P1">license terms of the appropriate license model for the Progress OpenAccess </text:p>
      <text:p text:style-name="P1">Runtime Product as identified in the Order and as described in this Exhibit A.</text:p>
      <text:p text:style-name="P1"/>
      <text:p text:style-name="P1">(ii) NOTWITHSTANDING THE PROVISIONS OF SECTION 3 OF THE AGREEMENT, LICENSEE </text:p>
      <text:p text:style-name="P1"><text:soft-page-break/>UNDERSTANDS AND ACKNOWLEDGES THAT THE PROGRESS OPENACCESS RUNTIME COMPONENTS </text:p>
      <text:p text:style-name="P1">DEPLOYED BY LICENSEE IN CONJUNCTION WITH THE CUSTOM DRIVER ARE PROVIDED "AS IS" </text:p>
      <text:p text:style-name="P1">WITHOUT WARRANTY OF ANY KIND, WHETHER EXPRESS, IMPLIED OR ARISING BY CUSTOM OR </text:p>
      <text:p text:style-name="P1">TRADE USAGE AND PROGRESS SPECIFICALLY MAKES NO WARRANTY OF MERACHANTABILITY OR </text:p>
      <text:p text:style-name="P1">OF FITNESS FOR ANY PARTICULAR PURPOSE OR NONINFRINGEMENT. </text:p>
      <text:p text:style-name="P1"/>
      <text:p text:style-name="P1"/>
      <text:p text:style-name="P1">LICENSE MODELS AND DEFINITIONS:</text:p>
      <text:p text:style-name="P1">The license model for the Product(s) purchased is set forth in the Order. <text:s/>The </text:p>
      <text:p text:style-name="P1">description of each Progress license model is set forth below.</text:p>
      <text:p text:style-name="P1"/>
      <text:p text:style-name="P1">For purposes of this Exhibit A, the following terms shall have the following </text:p>
      <text:p text:style-name="P1">definitions:</text:p>
      <text:p text:style-name="P1"/>
      <text:p text:style-name="P1">"Authorized User": An Authorized User is a single individual who has been </text:p>
      <text:p text:style-name="P1">designated to use the Product. </text:p>
      <text:p text:style-name="P1"/>
      <text:p text:style-name="P1">"Client Device": <text:s/>A Client Device is any input technology that allows the </text:p>
      <text:p text:style-name="P1">Licensee to access the Product, including but not limited to a workstation, a </text:p>
      <text:p text:style-name="P1">personal computer, a PDA device, a cellular phone, a laptop or other device </text:p>
      <text:p text:style-name="P1">that is operated by an individual. <text:s/></text:p>
      <text:p text:style-name="P1"/>
      <text:p text:style-name="P1">"Custom Driver": A Custom Driver is the data connectivity driver resulting from </text:p>
      <text:p text:style-name="P1">the use of the DataDirect OpenAccess Runtime Components in combination with the </text:p>
      <text:p text:style-name="P1">User Interface Provider.</text:p>
      <text:p text:style-name="P1"/>
      <text:p text:style-name="P1"><text:s/>"Non-Human Operated Device": <text:s/>A Non-Human Operated Device is a device that is </text:p>
      <text:p text:style-name="P1">not operated by an individual including, but not limited to, a temperature </text:p>
      <text:p text:style-name="P1">device, a production line bar code scanner, or a tracking device. </text:p>
      <text:p text:style-name="P1"/>
      <text:p text:style-name="P1">"Platform": <text:s text:c="2"/>A Platform is the specific combination of the hardware and the </text:p>
      <text:p text:style-name="P1">operating system, a change to either would constitute a platform change. <text:s/></text:p>
      <text:p text:style-name="P1"/>
      <text:p text:style-name="P1">"Process": A Process is any automated process that is not initiated by a Client </text:p>
      <text:p text:style-name="P1">Device or a Non-Human Operated Device and includes, without limitation, </text:p>
      <text:p text:style-name="P1">automated controls and background jobs.</text:p>
      <text:p text:style-name="P1"/>
      <text:p text:style-name="P1">"Progress OpenAccess Development Product(s)": Progress OpenAccess Development </text:p>
      <text:p text:style-name="P1">Product(s) are Product(s) (in object code form) specified in the Order that </text:p>
      <text:p text:style-name="P1">consist of a software development toolkit (SDK) that may be used to develop a </text:p>
      <text:p text:style-name="P1">User Interface Provider.</text:p>
      <text:p text:style-name="P1"/>
      <text:p text:style-name="P1">"Progress OpenAccess Runtime Components": Progress OpenAccess Runtime </text:p>
      <text:p text:style-name="P1">Components are runtime software components (in object code form) that are </text:p>
      <text:p text:style-name="P1">included in the Progress OpenAccess Development Product(s).</text:p>
      <text:p text:style-name="P1"/>
      <text:p text:style-name="P1">"Progress OpenAccess Runtime Product(s)": Progress OpenAccess Runtime </text:p>
      <text:p text:style-name="P1">Product(s) are the Progress OpenAccess Runtime Components (in object code form) </text:p>
      <text:p text:style-name="P1"><text:soft-page-break/>specified in the Order that may be used in connection with the deployment of </text:p>
      <text:p text:style-name="P1">the Custom Driver in an internal production environment.</text:p>
      <text:p text:style-name="P1"/>
      <text:p text:style-name="P1">"Server": A logical computer with one or more CPUs on which the Product </text:p>
      <text:p text:style-name="P1">resides, along with the applications utilizing the Product, and which can be </text:p>
      <text:p text:style-name="P1">accessed by other computers. <text:s/>The term "Server" includes, but is not limited </text:p>
      <text:p text:style-name="P1">to, web servers, batch servers and application servers.</text:p>
      <text:p text:style-name="P1"/>
      <text:p text:style-name="P1">"User Interface Provider": A User Interface Provider is the computer program </text:p>
      <text:p text:style-name="P1">code written by or for Licensee that provides the interface between the </text:p>
      <text:p text:style-name="P1">Progress OpenAccess Runtime Components and Licensee's data source.</text:p>
      <text:p text:style-name="P1"/>
      <text:p text:style-name="P1">Authorized User License: If the Product is licensed on an Authorized User </text:p>
      <text:p text:style-name="P1">basis, then the Product may be used on a single computing machine which may be </text:p>
      <text:p text:style-name="P1">accessed by the number of Authorized Users specified in the Order. <text:s/>In no event </text:p>
      <text:p text:style-name="P1">shall the number of persons authorized to have access to the Product exceed the </text:p>
      <text:p text:style-name="P1">number of Authorized Users identified in the Order. The right to use the </text:p>
      <text:p text:style-name="P1">Product is not based on concurrent users, but instead on an actual "Authorized </text:p>
      <text:p text:style-name="P1">User" basis. Licensee must, upon request by Progress, identify each Authorized </text:p>
      <text:p text:style-name="P1">User who will have access to the Product and provide that information to </text:p>
      <text:p text:style-name="P1">Progress.</text:p>
      <text:p text:style-name="P1"/>
      <text:p text:style-name="P1">Connection Basis License (for DataDirect Connect for ODBC, DataDirect for ODBC </text:p>
      <text:p text:style-name="P1">for MongoDB and Amazon Redshift): <text:s/>If the Product is licensed on a Connection </text:p>
      <text:p text:style-name="P1">basis, then a license fee must be paid for both the maximum number of </text:p>
      <text:p text:style-name="P1">simultaneous Connections utilized by the Server and the maximum number of </text:p>
      <text:p text:style-name="P1">processors ("CPUs") utilized by the Server whether or not such access is </text:p>
      <text:p text:style-name="P1">simultaneous or consecutive. For the purposes of this provision only a </text:p>
      <text:p text:style-name="P1">"Connection" shall be defined as the driver state after a successful call to </text:p>
      <text:p text:style-name="P1">SQLConnect, SQLDriverConnect, or SQLBrowseConnect and before termination of </text:p>
      <text:p text:style-name="P1">this state, normally through a successful call to SQLDisconnect. <text:s/>Servers </text:p>
      <text:p text:style-name="P1">utilizing dual core processing (or multiple core processing) or other </text:p>
      <text:p text:style-name="P1">multi-processor technology shall have each core processor count as one (1) CPU. </text:p>
      <text:p text:style-name="P1">The Product may only be used by Server-based applications running on that </text:p>
      <text:p text:style-name="P1">Server accessed by other computers and may not be installed via file sharing on </text:p>
      <text:p text:style-name="P1">a local area network file system. <text:s/></text:p>
      <text:p text:style-name="P1"/>
      <text:p text:style-name="P1">Connection Basis (for DataDirect Connect for JDBC, DataDirect for JDBC for </text:p>
      <text:p text:style-name="P1">MongoDB and Amazon Redshift): <text:s/>If the Product is licensed on a Connection </text:p>
      <text:p text:style-name="P1">basis, then a license fee must be paid for both the maximum number of </text:p>
      <text:p text:style-name="P1">simultaneous Connections utilized by the Server and the maximum number of </text:p>
      <text:p text:style-name="P1">processors ("CPUs") utilized by the Server whether or not such access is </text:p>
      <text:p text:style-name="P1">simultaneous or consecutive. For the purposes of this provision only a </text:p>
      <text:p text:style-name="P1">"Connection" shall be defined as the driver state after a successful call to </text:p>
      <text:p text:style-name="P1">the DriverManager.getConnection method or the driver's Driver.connect, </text:p>
      <text:p text:style-name="P1">DataSource.getConnection ConnectionPoolDataSource.getPooledConnection, </text:p>
      <text:p text:style-name="P1">XADataSource.getXAConnection, or </text:p>
      <text:p text:style-name="P1">ManagedConnectionFactory.createManagedConnection methods and before termination </text:p>
      <text:p text:style-name="P1">of this state, normally through a successful call to the driver's </text:p>
      <text:p text:style-name="P1">Connection.close, PooledConnection.close or ManagedConnection.destroy methods. <text:s/></text:p>
      <text:p text:style-name="P1">Servers utilizing dual core processing (or multiple core processing) or other </text:p>
      <text:p text:style-name="P1">multi-processor technology shall have each core processor count as one (1) CPU. </text:p>
      <text:p text:style-name="P1"><text:soft-page-break/>The Product may only be used by Server-based applications running on that </text:p>
      <text:p text:style-name="P1">Server accessed by other computers and may not be installed via file sharing on </text:p>
      <text:p text:style-name="P1">a local area network file system. <text:s/></text:p>
      <text:p text:style-name="P1"/>
      <text:p text:style-name="P1">Connection Basis (for DataDirect Connect for ADO.NET only): <text:s/>If the Product is </text:p>
      <text:p text:style-name="P1">licensed on a Connection basis, then a license fee must be paid for both the </text:p>
      <text:p text:style-name="P1">maximum number of simultaneous Connections utilized by the Server and the </text:p>
      <text:p text:style-name="P1">maximum number of processors ("CPUs") utilized by the Server whether or not </text:p>
      <text:p text:style-name="P1">such access is simultaneous or consecutive. For the purposes of this provision </text:p>
      <text:p text:style-name="P1">only a "Connection" shall be defined as the provider state after a successful </text:p>
      <text:p text:style-name="P1">call to the Open method in the System.Data.Common.DbConnection class or the </text:p>
      <text:p text:style-name="P1">DDTek.DB2.DB2Connection class or the DDTek.Oracle.OracleConnection class or the </text:p>
      <text:p text:style-name="P1">DDTek.SQLServer.SQLServerConnection class or the DDTek.Sybase.SybaseConnection </text:p>
      <text:p text:style-name="P1">class and before termination of this state, normally through a successful call </text:p>
      <text:p text:style-name="P1">to the Close method in the System.Data.Common.DbConnection class or the </text:p>
      <text:p text:style-name="P1">DDTek.DB2.DB2Connection class or the DDTek.Oracle.OracleConnection class or <text:s/></text:p>
      <text:p text:style-name="P1">the DDTek.SQLServer.SQLServerConnection class or the </text:p>
      <text:p text:style-name="P1">DDTek.Sybase.SybaseConnection class. <text:s/>Servers utilizing dual core processing </text:p>
      <text:p text:style-name="P1">(or multiple core processing) or other multi-processor technology shall have </text:p>
      <text:p text:style-name="P1">each core processor count as one (1) CPU. The Product may only be used by </text:p>
      <text:p text:style-name="P1">Server-based applications running on that Server accessed by other computers </text:p>
      <text:p text:style-name="P1">and may not be installed via file sharing on a local area network file system. </text:p>
      <text:p text:style-name="P1"/>
      <text:p text:style-name="P1">Core Licenses: <text:s text:c="2"/>A Product licensed on a "Core" basis grants Licensee the right </text:p>
      <text:p text:style-name="P1">to run the Product on a single Core on a single server. <text:s/>The total number of </text:p>
      <text:p text:style-name="P1">Cores on the machine may not exceed the total number licensed to Licensee. </text:p>
      <text:p text:style-name="P1">Additional Core License(s) are required for each Core of the server on which </text:p>
      <text:p text:style-name="P1">the Product runs, including, without limitation, servers configured for </text:p>
      <text:p text:style-name="P1">disaster recovery, load balancing, clustering, development, testing and </text:p>
      <text:p text:style-name="P1">reporting. <text:s/></text:p>
      <text:p text:style-name="P1"/>
      <text:p text:style-name="P1">For purposes of the "Core" license model:</text:p>
      <text:p text:style-name="P1"/>
      <text:p text:style-name="P1"><text:s/>"Core" means a core of a CPU as allocated by Licensee made up of an </text:p>
      <text:p text:style-name="P1">independent processor combined onto a single integrated circuit or silicon </text:p>
      <text:p text:style-name="P1">chip, in both virtualized and/or non-virtualized environment, and regardless of </text:p>
      <text:p text:style-name="P1">whether used in a production or non-production (e.g. test, development) </text:p>
      <text:p text:style-name="P1">environment.</text:p>
      <text:p text:style-name="P1"/>
      <text:p text:style-name="P1"><text:s/>"CPU" means a computer processing unit, also known as a processor or </text:p>
      <text:p text:style-name="P1">microprocessor. It can contain multiple cores in both virtualized and/or </text:p>
      <text:p text:style-name="P1">non-virtualized environment.</text:p>
      <text:p text:style-name="P1"/>
      <text:p text:style-name="P1">CPU: <text:s/>A CPU License grants Licensee the right to run the Product, or an </text:p>
      <text:p text:style-name="P1">application which can access the Product, on a single core processing unit </text:p>
      <text:p text:style-name="P1">("CPU") on a single server and on a single Platform. Each processor core of a </text:p>
      <text:p text:style-name="P1">multiple core processor in a server shall count as one (1) CPU. <text:s/>Additional CPU </text:p>
      <text:p text:style-name="P1">License(s) are required for each CPU that runs the Product, including, without </text:p>
      <text:p text:style-name="P1">limitation, servers configured for disaster recovery, load balancing, </text:p>
      <text:p text:style-name="P1">clustering, development, testing and reporting. A CPU License may not be </text:p>
      <text:p text:style-name="P1">transferred from one CPU or one Platform to another. </text:p>
      <text:p text:style-name="P1"/>
      <text:p text:style-name="P1"><text:soft-page-break/>Notwithstanding anything in the Agreement to the contrary, Licensee may install </text:p>
      <text:p text:style-name="P1">and use the Product(s) in a virtual machine environment, provided however, that </text:p>
      <text:p text:style-name="P1">Licensee shall not allow more than the number of applicable licensed cores to </text:p>
      <text:p text:style-name="P1">be allocated to each Product via the virtual machine technology. The applicable </text:p>
      <text:p text:style-name="P1">licensed cores shall be the number of cores that the Licensee is licensed to </text:p>
      <text:p text:style-name="P1">install and use each Product as specified in the Quote. <text:s/>Any allocation of any </text:p>
      <text:p text:style-name="P1">portion of a core's processing ability to the Product shall constitute one core </text:p>
      <text:p text:style-name="P1">toward the virtual machine environment licensed hereunder. <text:s/>Licensee will be </text:p>
      <text:p text:style-name="P1">responsible for allocating the cores to the Product(s) in a manner to ensure </text:p>
      <text:p text:style-name="P1">compliance with this restriction. Use of the Product(s) in any configuration or </text:p>
      <text:p text:style-name="P1">environment (including, without limitation, dynamic virtualization where </text:p>
      <text:p text:style-name="P1">additional cores could be allocated to the Product(s) at peak load times) that </text:p>
      <text:p text:style-name="P1">at any time exceeds the restrictions set forth above is strictly prohibited, </text:p>
      <text:p text:style-name="P1">and requires the purchase of additional licenses.</text:p>
      <text:p text:style-name="P1"/>
      <text:p text:style-name="P1"/>
      <text:p text:style-name="P1">Developer: <text:s text:c="2"/>A Developer License limits Licensee's access and use of the </text:p>
      <text:p text:style-name="P1">Product to internal application development and support purposes only. <text:s/>If the </text:p>
      <text:p text:style-name="P1">license is for components of the Product only, then such right is limited to </text:p>
      <text:p text:style-name="P1">such components. <text:s text:c="2"/>Licensee shall be further subject to the license terms of </text:p>
      <text:p text:style-name="P1">the appropriate license model for the Product set forth in this Exhibit A. <text:s/>A </text:p>
      <text:p text:style-name="P1">Developer License may not be transferred. </text:p>
      <text:p text:style-name="P1"/>
      <text:p text:style-name="P1">Server:<text:tab/>A Server License grants Licensee the right to install and use a </text:p>
      <text:p text:style-name="P1">Product, or an application which can access the Product, on a single Server and </text:p>
      <text:p text:style-name="P1">on a single Platform. <text:s/>Additional Server license(s) are required for each </text:p>
      <text:p text:style-name="P1">Server that runs the Product including, without limitation, Servers configured </text:p>
      <text:p text:style-name="P1">for disaster recovery, load balancing, clustering, development, testing and </text:p>
      <text:p text:style-name="P1">reporting. <text:s text:c="2"/>A Server License may not be transferred from one from Server or </text:p>
      <text:p text:style-name="P1">Platform to another.</text:p>
      <text:p text:style-name="P1"/>
      <text:p text:style-name="P1">Disaster Recovery: <text:s/>A Disaster Recovery License shall only be used by Licensee </text:p>
      <text:p text:style-name="P1">for the sole purpose of application recovery in the event a system fails or </text:p>
      <text:p text:style-name="P1">crashes or the Product or database files become corrupt. <text:s/>Licensee shall be </text:p>
      <text:p text:style-name="P1">further subject to the license terms of the appropriate license model for the </text:p>
      <text:p text:style-name="P1">Product set forth in this Exhibit A. A Disaster Recovery License may be </text:p>
      <text:p text:style-name="P1">transferred from one server or CPU to another with prior notice to Progress so </text:p>
      <text:p text:style-name="P1">long as such change is permitted by the underlying license model. <text:s/>No Disaster </text:p>
      <text:p text:style-name="P1">Recovery license is required for a switch from a primary server to secondary </text:p>
      <text:p text:style-name="P1">server so long as the primary server is permanently disabled. <text:s/>However a </text:p>
      <text:p text:style-name="P1">Disaster Recovery license is required for any other temporary reassignment </text:p>
      <text:p text:style-name="P1">between the primary server and any other server. <text:s/>The foregoing transfer right </text:p>
      <text:p text:style-name="P1">shall not affect the assignment prohibition set forth in Section 2.10 of this </text:p>
      <text:p text:style-name="P1">Agreement.</text:p>
      <text:p text:style-name="P1"/>
      <text:p text:style-name="P1">Evaluation: <text:s/>If a Product is licensed on an evaluation basis, the Product may </text:p>
      <text:p text:style-name="P1">be used by Licensee solely for evaluation and testing purposes and not for </text:p>
      <text:p text:style-name="P1">deployment or production purposes for a period of fifteen (15) days from </text:p>
      <text:p text:style-name="P1">download or receipt (as the case may be) or at the end of such longer or </text:p>
      <text:p text:style-name="P1">shorter period of time as may be determined by Progress at its discretion. <text:s/></text:p>
      <text:p text:style-name="P1">LICENSEE UNDERSTANDS AND ACKNOWLEDGES THAT THE PRODUCT LICENSED TO LICENSEE </text:p>
      <text:p text:style-name="P1"><text:soft-page-break/>PURSUANT TO AN EVALUATION LICENSE CONTAINS A DISABLING DEVICE THAT WILL </text:p>
      <text:p text:style-name="P1">AUTOMATICALLY DISABLE THE PRODUCT FIFTEEN (15) DAYS FROM INSTALLATION OR AT THE </text:p>
      <text:p text:style-name="P1">END OF SUCH LONGER OR SHORTER PERIOD OF TIME AS MAY BE DETERMINED BY PROGRESS </text:p>
      <text:p text:style-name="P1">AT ITS DISCRETION. THE WARRANTIES SET FORTH IN SECTION 3 OF THE AGREEMENT DO </text:p>
      <text:p text:style-name="P1">NOT APPLY. <text:s/>PROGRESS MAKES NO WARRANTIES WITH RESPECT TO A PRODUCT LICENSED ON </text:p>
      <text:p text:style-name="P1">AN EVALUATION BASIS, EXPRESS, IMPLIED, OR ARISING BY CUSTOM OR TRADE USAGE, AND </text:p>
      <text:p text:style-name="P1">SPECIFICALLY MAKES NO WARRANTY OF INFRINGEMENT, MERCHANTABILITY OR OF FITNESS </text:p>
      <text:p text:style-name="P1">FOR A PARTICULAR PURPOSE. <text:s/>Licensee shall be further subject to the license </text:p>
      <text:p text:style-name="P1">terms of the appropriate license model for the Product set forth in this </text:p>
      <text:p text:style-name="P1">Exhibit A. <text:s/></text:p>
      <text:p text:style-name="P1"/>
      <text:p text:style-name="P1">z/OS Operating System Image Basis: <text:s/>If the Product is licensed to Licensee on </text:p>
      <text:p text:style-name="P1">an z/OS Operating System Image basis, then a license fee must be paid for the </text:p>
      <text:p text:style-name="P1">number of z/OS Operating System Images where the Product is installed. <text:s/></text:p>
      <text:p text:style-name="P1">Licensee shall identify the number of z/OS Operating System Images where the </text:p>
      <text:p text:style-name="P1">Product is installed and provide the information to Progress.</text:p>
      <text:p text:style-name="P1"/>
      <text:p text:style-name="P1">MVS or OS/390 Operating System Image Basis: <text:s/>If the Product is licensed to </text:p>
      <text:p text:style-name="P1">Licensee on an MVS or OS/390 Operating System Image basis, then a license fee </text:p>
      <text:p text:style-name="P1">must be paid for the number of MVS or OS/390 Operating System Images, whichever </text:p>
      <text:p text:style-name="P1">is applicable, where the Product is installed. <text:s/>Licensee shall identify the </text:p>
      <text:p text:style-name="P1">number of MVS or OS/390 Operating System Images, whichever is applicable, where </text:p>
      <text:p text:style-name="P1">the Product is installed and provide the information to Progress. </text:p>
      <text:p text:style-name="P1"/>
      <text:p text:style-name="P1">Testing and Staging License: <text:s/>A Testing and Staging License grants Licensee the </text:p>
      <text:p text:style-name="P1">right to use the Product for internal quality assurance testing purposes only </text:p>
      <text:p text:style-name="P1">and Licensee may not deploy the Product in a production environment. <text:s/>Licensee </text:p>
      <text:p text:style-name="P1">shall be further subject to the license terms of the appropriate license model </text:p>
      <text:p text:style-name="P1">for the Product set forth in this Exhibit A. <text:s/>A Testing and Staging License may </text:p>
      <text:p text:style-name="P1">not be transferred.</text:p>
      <text:p text:style-name="P1"/>
      <text:p text:style-name="P1">Workstation Basis: <text:s/>If the Product is licensed on a Workstation basis, each </text:p>
      <text:p text:style-name="P1">Workstation using or accessing the Product must be licensed. <text:s/>A license must be </text:p>
      <text:p text:style-name="P1">purchased for each Workstation using or accessing the Product. <text:s/>A "Workstation" </text:p>
      <text:p text:style-name="P1">shall be defined as a computer that is operated, either attended or via remote </text:p>
      <text:p text:style-name="P1">access, by one person at a time, and cannot be used by more than one person, </text:p>
      <text:p text:style-name="P1">directly or indirectly, simultaneously. <text:s/>In no event shall the number of </text:p>
      <text:p text:style-name="P1">workstations utilizing or accessing the Product exceed the number of </text:p>
      <text:p text:style-name="P1">Workstations identified in the Order.</text:p>
      <text:p text:style-name="P1"/>
      <text:p text:style-name="P1"/>
      <text:p text:style-name="P1"/>
      <text:p text:style-name="P1">THIRD PARTY TERMS AND RESTRICTIONS:</text:p>
      <text:p text:style-name="P1"/>
      <text:p text:style-name="P1">The Product may contain or be accompanied by certain third-party components </text:p>
      <text:p text:style-name="P1"><text:soft-page-break/>which are subject to additional restrictions. <text:s/>These components, if any, are </text:p>
      <text:p text:style-name="P1">identified in, and subject to, special license terms and conditions set forth </text:p>
      <text:p text:style-name="P1">in either the "[readme].txt" file or the [notices.txt] file accompanying the </text:p>
      <text:p text:style-name="P1">Product ("Special Notices"). The Special Notices include important licensing </text:p>
      <text:p text:style-name="P1">and warranty information and disclaimers. <text:s/>In the event of conflict between the </text:p>
      <text:p text:style-name="P1">Special Notices and the other portions of this Agreement, the Special Notices </text:p>
      <text:p text:style-name="P1">will take precedence (but solely with respect to the non-proprietary third </text:p>
      <text:p text:style-name="P1">party component(s) to which the Special Notice relates). Unless otherwise </text:p>
      <text:p text:style-name="P1">expressly stated in the Special Notices for any particular third party </text:p>
      <text:p text:style-name="P1">component, all third party components included in or accompanying the Product </text:p>
      <text:p text:style-name="P1">may be used solely in connection with the operation of the Product subject to </text:p>
      <text:p text:style-name="P1">and in accordance with the terms and conditions of this Agreement.</text:p>
      <text:p text:style-name="P1"/>
      <text:p text:style-name="P1">PROGRESS MAINTENANCE AND SUPPORT PLAN (IF ANY):</text:p>
      <text:p text:style-name="P1"/>
      <text:p text:style-name="P1">As indicated in the applicable Order. </text:p>
      <text:p text:style-name="P1"/>
      <text:p text:style-name="P1"/>
      <text:p text:style-name="P1">Harmonized EULA for DataDirect Connect, OpenAccess and Data Integration </text:p>
      <text:p text:style-name="P1">Products (ESD 19701 revised 19-May-2014) </text:p>
      <text:p text:style-name="P1">(EULA for DataDirect Connect for ODBC 7.1, DataDirect Connect64 for ODBC 7.1 , </text:p>
      <text:p text:style-name="P1">DataDirect Connect XE for ODBC 7.1, DataDirect Connect64 XE for ODBC 7.1, </text:p>
      <text:p text:style-name="P1">DataDirect Connect for JDBC 5.1 and DataDirect Connect XE for JDBC 5.1, </text:p>
      <text:p text:style-name="P1">DataDirect for ODBC for MongoDB and Amazon Redshift 7.1, DataDirect for JDBC </text:p>
      <text:p text:style-name="P1">for MongoDB and Amazon Redshift 5.1)</text:p>
      <text:p text:style-name="P1"/>
      <text:p text:style-name="P1">Enter YES to accept the above agreement : </text:p>
      <text:p text:style-name="P1">License declined by user, quitting.</text:p>
      <text:p text:style-name="P1"/>
      <text:p text:style-name="P1"/>
      <text:p text:style-name="P1">Installation ABORTED by user.</text:p>
      <text:p text:style-name="P1"/>
      <text:p text:style-name="P1">issy@issy-VirtualBox:~/Downloads/PROGRESS_DATADIRECT_ODBC_TERADATA_LINUX_64$ </text:p>
      <text:p text:style-name="P1">issy@issy-VirtualBox:~/Downloads/PROGRESS_DATADIRECT_ODBC_TERADATA_LINUX_64$ </text:p>
      <text:p text:style-name="P1">issy@issy-VirtualBox:~/Downloads/PROGRESS_DATADIRECT_ODBC_TERADATA_LINUX_64$ </text:p>
      <text:p text:style-name="P1">issy@issy-VirtualBox:~/Downloads/PROGRESS_DATADIRECT_ODBC_TERADATA_LINUX_64$ </text:p>
      <text:p text:style-name="P1">issy@issy-VirtualBox:~/Downloads/PROGRESS_DATADIRECT_ODBC_TERADATA_LINUX_64$ </text:p>
      <text:p text:style-name="P1">issy@issy-VirtualBox:~/Downloads/PROGRESS_DATADIRECT_ODBC_TERADATA_LINUX_64$ </text:p>
      <text:p text:style-name="P1">issy@issy-VirtualBox:~/Downloads/PROGRESS_DATADIRECT_ODBC_TERADATA_LINUX_64$ ./unixmi.ksh</text:p>
      <text:p text:style-name="P1">Progress DataDirect Connect for ODBC Setup is preparing....</text:p>
      <text:p text:style-name="P1"/>
      <text:p text:style-name="P1">English has been set as the installation language. </text:p>
      <text:p text:style-name="P1"/>
      <text:p text:style-name="P1">Log file : /tmp/logfile.3512.1</text:p>
      <text:p text:style-name="P1"><text:soft-page-break/>----------------------------------------------------------------------</text:p>
      <text:p text:style-name="P1">Progress DataDirect Connect (R) and Connect XE for ODBC 7.1 SP5</text:p>
      <text:p text:style-name="P1">for UNIX operating systems </text:p>
      <text:p text:style-name="P1">----------------------------------------------------------------------</text:p>
      <text:p text:style-name="P1"/>
      <text:p text:style-name="P1">The following operating system has been detected:</text:p>
      <text:p text:style-name="P1"/>
      <text:p text:style-name="P1">LinuxX64</text:p>
      <text:p text:style-name="P1">Is this the current operating system on your machine (Y/N) ? [Y]Y</text:p>
      <text:p text:style-name="P1">End User License Agreement</text:p>
      <text:p text:style-name="P1"/>
      <text:p text:style-name="P1">CAUTION: YOU SHOULD CAREFULLY READ THE FOLLOWING TERMS AND CONDITIONS OF THIS </text:p>
      <text:p text:style-name="P1">END USER LICENSE AGREEMENT BEFORE INSTALLING OR USING THE PRODUCT AND </text:p>
      <text:p text:style-name="P1">DOCUMENTATION TO WHICH THIS AGREEMENT RELATES. BY ACCEPTING THIS AGREEMENT YOU </text:p>
      <text:p text:style-name="P1">ARE CONSENTING TO BE BOUND BY THE TERMS AND CONDITIONS CONTAINED HEREIN AND </text:p>
      <text:p text:style-name="P1">ACKNOWLEDGING YOUR AUTHORITY TO DO SO ON BEHALF OF YOUR COMPANY (IF </text:p>
      <text:p text:style-name="P1">APPLICABLE). IF YOU DO NOT AGREE WITH THESE TERMS AND CONDITIONS, DO NOT </text:p>
      <text:p text:style-name="P1">PROCEED WITH THE INSTALLATION OF THE PRODUCT(S) AND PROMPTLY RETURN THE </text:p>
      <text:p text:style-name="P1">PRODUCT(S), DOCUMENTATION, AND ALL COPIES THEREOF TO THE SUPPLIER FROM WHICH IT </text:p>
      <text:p text:style-name="P1">WAS ACQUIRED FOR A FULL REFUND OF THE LICENSE FEES, IF ANY, PAID FOR THE </text:p>
      <text:p text:style-name="P1">PRODUCT(S). THE TERM "PROMPTLY" AS USED HEREIN SHALL MEAN NO LATER THAN SIXTY </text:p>
      <text:p text:style-name="P1">(60) DAYS FOLLOWING THE DELIVERY OF THE PRODUCT TO YOU.</text:p>
      <text:p text:style-name="P1"/>
      <text:p text:style-name="P1">1. <text:s text:c="2"/>License Grant. <text:s text:c="2"/></text:p>
      <text:p text:style-name="P1"/>
      <text:p text:style-name="P1">1.1<text:tab/>For purposes of this Agreement, "Progress" refers to Progress Software </text:p>
      <text:p text:style-name="P1">Corporation and "you" or "Licensee" refers to the individual installing or </text:p>
      <text:p text:style-name="P1">using the Product(s), if you are acting as an individual on your own behalf; </text:p>
      <text:p text:style-name="P1">otherwise, "you" or "Licensee" means the business or other entity for which you </text:p>
      <text:p text:style-name="P1">are obtaining the Product(s) and that will exercise the rights granted under </text:p>
      <text:p text:style-name="P1">this Agreement. <text:s/>Subject to the terms and conditions contained in this End User </text:p>
      <text:p text:style-name="P1">License Agreement, including all exhibits, Orders (as defined below) and </text:p>
      <text:p text:style-name="P1">License Addenda (as defined below)(collectively, this "Agreement"), Progress </text:p>
      <text:p text:style-name="P1">grants to you a non-exclusive, non-transferable, limited, personal license </text:p>
      <text:p text:style-name="P1">(without the right to sublicense) to use the software product(s) (each </text:p>
      <text:p text:style-name="P1">individually, a "Product"), for which valid control codes have been issued by </text:p>
      <text:p text:style-name="P1">Progress, identified in (i) the written or electronic order document, form or </text:p>
      <text:p text:style-name="P1">invoice provided or accepted by Progress or Progress's authorized </text:p>
      <text:p text:style-name="P1">representative (each an "Order") or (ii) the installation procedure. Any </text:p>
      <text:p text:style-name="P1">update, patch, solution pack, service pack, value-add pack, hotfix, workaround, </text:p>
      <text:p text:style-name="P1">prepackaged module and/or new release, version or enhancement issued to </text:p>
      <text:p text:style-name="P1">Licensee by Progress relating to the Product (each an "Update") replaces part </text:p>
      <text:p text:style-name="P1">or all of a Product or Update previously licensed to Licensee and shall </text:p>
      <text:p text:style-name="P1">terminate such previously licensed Product or Update to the extent replaced by </text:p>
      <text:p text:style-name="P1">the Update. <text:s/>Each Update shall be subject to the terms and conditions of the </text:p>
      <text:p text:style-name="P1"><text:soft-page-break/>license agreement accompanying the Update. <text:s/>In addition and subject to the </text:p>
      <text:p text:style-name="P1">terms and conditions contained herein, Progress grants Licensee a </text:p>
      <text:p text:style-name="P1">non-exclusive, non-transferable, limited, personal license (without the right </text:p>
      <text:p text:style-name="P1">to sublicense) to use the written technical materials and end user instructions </text:p>
      <text:p text:style-name="P1">including all updates and versions thereof released by Progress and associated </text:p>
      <text:p text:style-name="P1">with the Product, if any, distributed with the Product (the "Documentation"). </text:p>
      <text:p text:style-name="P1"/>
      <text:p text:style-name="P1">1.2<text:tab/>By virtue of this Agreement, Licensee acquires only the non-exclusive </text:p>
      <text:p text:style-name="P1">right to use the Product and does not acquire any rights of ownership to (i) </text:p>
      <text:p text:style-name="P1">the Product, (ii) any Documentation provided therewith or (iii) the media, if </text:p>
      <text:p text:style-name="P1">any, upon which the Product and Documentation are embodied. Progress and/or its </text:p>
      <text:p text:style-name="P1">licensors shall at all times retain all right, title, and interest in the </text:p>
      <text:p text:style-name="P1">Product, the Documentation, and any media provided therewith. <text:s/>Except for the </text:p>
      <text:p text:style-name="P1">license rights expressly granted herein, this Agreement grants no additional </text:p>
      <text:p text:style-name="P1">express or implied license, right or interest in the Product or in any </text:p>
      <text:p text:style-name="P1">copyright, patent, trade secret, trademark, invention or other intellectual </text:p>
      <text:p text:style-name="P1">property rights of Progress, its affiliates or their licensors. <text:s/>Progress </text:p>
      <text:p text:style-name="P1">reserves all rights not expressly granted to Licensee in this Agreement. </text:p>
      <text:p text:style-name="P1"/>
      <text:p text:style-name="P1">1.3<text:tab/>The term of the license is set forth in Exhibit A or the applicable </text:p>
      <text:p text:style-name="P1">Order, unless otherwise terminated in accordance with the terms of this </text:p>
      <text:p text:style-name="P1">Agreement. <text:s text:c="2"/></text:p>
      <text:p text:style-name="P1"/>
      <text:p text:style-name="P1">1.4<text:tab/>Licensee agrees to pay the applicable fees as set forth in the Order. </text:p>
      <text:p text:style-name="P1">Licensee further agrees to pay any applicable transportation charges, </text:p>
      <text:p text:style-name="P1">value-added taxes or other applicable taxes, tariffs or withholding taxes which </text:p>
      <text:p text:style-name="P1">the relevant authorities require to pay. All fees are exclusive of any such </text:p>
      <text:p text:style-name="P1">taxes or tariffs unless expressly stated in the Order.</text:p>
      <text:p text:style-name="P1"/>
      <text:p text:style-name="P1">1.5<text:tab/>Shipping terms for Product(s) shipped on physical media is FOB shipping </text:p>
      <text:p text:style-name="P1">point. <text:s/>For Product(s) shipped via electronic delivery, delivery is deemed </text:p>
      <text:p text:style-name="P1">complete, FOB shipping point, when the Product(s) is/are made available at the </text:p>
      <text:p text:style-name="P1">electronic software download ("ESD") site specified by Progress and Licensee is </text:p>
      <text:p text:style-name="P1">e-mailed or otherwise issued a password to access and download the Product(s).</text:p>
      <text:p text:style-name="P1"/>
      <text:p text:style-name="P1">2. <text:s text:c="2"/>License Restrictions. <text:s/></text:p>
      <text:p text:style-name="P1"/>
      <text:p text:style-name="P1">2.1<text:tab/>Licensee's use of the Product and Documentation is limited to internal </text:p>
      <text:p text:style-name="P1">use within Licensee's organization. The Product and Documentation may not be </text:p>
      <text:p text:style-name="P1">used by affiliated parties of Licensee unless specifically authorized in </text:p>
      <text:p text:style-name="P1">Exhibit A. <text:s/>Use shall be in accordance with the provisions of and limitations </text:p>
      <text:p text:style-name="P1">set forth in this Agreement, including Exhibit A hereto, and the additional </text:p>
      <text:p text:style-name="P1">terms, if any, set forth in any Order or additional agreement executed by </text:p>
      <text:p text:style-name="P1">Progress and Licensee in connection with this Agreement which specifically </text:p>
      <text:p text:style-name="P1">states the terms thereof shall be in addition to or in lieu of any of the terms </text:p>
      <text:p text:style-name="P1">set forth herein (each a "License Addendum" and collectively, the "License </text:p>
      <text:p text:style-name="P1">Addenda"). </text:p>
      <text:p text:style-name="P1"/>
      <text:p text:style-name="P1">2.2<text:tab/>The license model for the Product is set forth in the Order and </text:p>
      <text:p text:style-name="P1">described in Exhibit A. Third party rights and any additional licensing </text:p>
      <text:p text:style-name="P1">restrictions are set forth or referenced in Exhibit A.</text:p>
      <text:p text:style-name="P1"/>
      <text:p text:style-name="P1"><text:soft-page-break/>2.3<text:tab/>If Licensee receives the Product in conjunction with a software </text:p>
      <text:p text:style-name="P1">application provided by a third party, the Product may only be used with or as </text:p>
      <text:p text:style-name="P1">part of such software application. <text:s/></text:p>
      <text:p text:style-name="P1"/>
      <text:p text:style-name="P1">2.4<text:tab/>Licensee shall not copy (except as provided in Section 5.2 hereof), </text:p>
      <text:p text:style-name="P1">disassemble, reverse engineer, decompile, modify or create derivative works of </text:p>
      <text:p text:style-name="P1">the Product and the Documentation to the extent that such restriction is not </text:p>
      <text:p text:style-name="P1">prohibited by applicable mandatory law. <text:s/></text:p>
      <text:p text:style-name="P1"/>
      <text:p text:style-name="P1">2.5<text:tab/>Licensee may not sublicense, sell, rent, encumber, outsource, lease or </text:p>
      <text:p text:style-name="P1">grant any other rights in the Product and/or the Documentation to others or </text:p>
      <text:p text:style-name="P1">otherwise allow the Product to be accessed, used or possessed by another party. </text:p>
      <text:p text:style-name="P1">For these purposes, the term "use" shall include, without limitation, direct or </text:p>
      <text:p text:style-name="P1">indirect use via thin-client or web-based remote access software which but for </text:p>
      <text:p text:style-name="P1">the use thereof would have required a copy of the Product to be installed or </text:p>
      <text:p text:style-name="P1">used locally by that user.</text:p>
      <text:p text:style-name="P1"><text:s/></text:p>
      <text:p text:style-name="P1">2.6<text:tab/>Licensee shall have no right to use the Product to provide time </text:p>
      <text:p text:style-name="P1">sharing, outsourced services, or facility management services or to act as or </text:p>
      <text:p text:style-name="P1">operate a service bureau or provide information, data processing, subscription </text:p>
      <text:p text:style-name="P1">or hosting services for another party. <text:s/></text:p>
      <text:p text:style-name="P1"/>
      <text:p text:style-name="P1">2.7<text:tab/>The Product, including technical data, are subject to U.S. export </text:p>
      <text:p text:style-name="P1">control laws, including, without limitation, the U.S. Export Administration Act </text:p>
      <text:p text:style-name="P1">and its associated regulations, and may be subject to export or import </text:p>
      <text:p text:style-name="P1">regulations in other countries. Licensee shall not directly or indirectly </text:p>
      <text:p text:style-name="P1">export or re-export the Product, or any direct product thereof, without first </text:p>
      <text:p text:style-name="P1">obtaining Progress's written approval. Licensee agrees to comply strictly with </text:p>
      <text:p text:style-name="P1">all regulations and acknowledges that it has the responsibility to obtain </text:p>
      <text:p text:style-name="P1">licenses to export, re-export or import the Product. The Product may not be </text:p>
      <text:p text:style-name="P1">downloaded, or otherwise exported or re-exported (i) into, or to a national or </text:p>
      <text:p text:style-name="P1">resident of any country and/or party to which the U.S. has embargoed goods; or </text:p>
      <text:p text:style-name="P1">(ii) to anyone on the U.S. Treasury Department's list of Specially Designated </text:p>
      <text:p text:style-name="P1">Nationals, or the U.S. Commerce Department's Table of Denial Orders as amended </text:p>
      <text:p text:style-name="P1">from time to time, or any other list distributed by the United States </text:p>
      <text:p text:style-name="P1">government setting forth individuals or entities to which distribution of the </text:p>
      <text:p text:style-name="P1">Product would be prohibited by United States law. <text:s/></text:p>
      <text:p text:style-name="P1"/>
      <text:p text:style-name="P1">2.8<text:tab/>Licensee shall be solely responsible for identifying and complying with </text:p>
      <text:p text:style-name="P1">all laws of any jurisdiction outside of the United States regarding the use of </text:p>
      <text:p text:style-name="P1">the Product and any technical data supplied by Progress. <text:s/>Licensee agrees to </text:p>
      <text:p text:style-name="P1">obtain all licenses, permits or approvals required by any government at </text:p>
      <text:p text:style-name="P1">Licensee's sole cost and expense. <text:s/>Licensee's obligations under this Section </text:p>
      <text:p text:style-name="P1">2.8 shall survive termination for any reason whatsoever. </text:p>
      <text:p text:style-name="P1"/>
      <text:p text:style-name="P1">2.9<text:tab/>If the Product is being acquired by or on behalf of the U.S. Government </text:p>
      <text:p text:style-name="P1">or by a U.S. Government prime contractor or subcontractor (at any tier), then </text:p>
      <text:p text:style-name="P1">the U.S. Government's rights in the Product will be only as set forth herein. <text:s/></text:p>
      <text:p text:style-name="P1">The Product and related Documentation is a "commercial item" as that term is </text:p>
      <text:p text:style-name="P1">defined at 48 C.F.R. 2.101, consisting of "commercial computer software" and </text:p>
      <text:p text:style-name="P1">"commercial computer software Documentation" as such terms are used in 48 </text:p>
      <text:p text:style-name="P1">C.F.R. 12.212. Consistent with 48 C.F.R. 12.212 and 48 C.F.R. 227.7202-1 </text:p>
      <text:p text:style-name="P1"><text:soft-page-break/>through 227.7202-4, all U.S. Government end users acquire the Product and such </text:p>
      <text:p text:style-name="P1">Documentation with only those rights set forth herein. Contract/Manufacturer is </text:p>
      <text:p text:style-name="P1">Progress Software Corporation, 14 Oak Park, Bedford, MA 01730. </text:p>
      <text:p text:style-name="P1"><text:s/></text:p>
      <text:p text:style-name="P1">2.10<text:tab/>This Agreement is personal to Licensee and Licensee may not transfer, </text:p>
      <text:p text:style-name="P1">assign or otherwise convey, novate or encumber this Agreement or the Product, </text:p>
      <text:p text:style-name="P1">in whole or in part, by operation of law, merger or otherwise, to any other </text:p>
      <text:p text:style-name="P1">party, including any parent, subsidiary or affiliated entity. <text:s/>A Change of </text:p>
      <text:p text:style-name="P1">Control of Licensee shall constitute an assignment hereunder. <text:s text:c="2"/>A "Change of </text:p>
      <text:p text:style-name="P1">Control" shall include, but not be limited to, any merger, consolidation, </text:p>
      <text:p text:style-name="P1">amalgamation, reorganization or sale, transfer or exchange of the capital stock </text:p>
      <text:p text:style-name="P1">or equity interests of Licensee in a transaction or series of transactions </text:p>
      <text:p text:style-name="P1">which results in the holders of Licensee's capital stock or equity interests </text:p>
      <text:p text:style-name="P1">holding less than 50% of the outstanding capital stock or equity interests </text:p>
      <text:p text:style-name="P1">immediately following such transaction(s). </text:p>
      <text:p text:style-name="P1"/>
      <text:p text:style-name="P1">3. <text:s text:c="2"/>Limited Warranty. </text:p>
      <text:p text:style-name="P1"/>
      <text:p text:style-name="P1">3.1<text:tab/>Progress warrants that, for a period of ninety (90) days from either </text:p>
      <text:p text:style-name="P1">the date of the initial shipment or availability for download from a Progress </text:p>
      <text:p text:style-name="P1">website of the Product whichever occurs first (the "Warranty Period"), (i) the </text:p>
      <text:p text:style-name="P1">Product will conform in all material respects to the Documentation and (ii) the </text:p>
      <text:p text:style-name="P1">media, if any, on which the Product is recorded will be free from defects in </text:p>
      <text:p text:style-name="P1">materials and that the Product is properly recorded on the media. As the sole </text:p>
      <text:p text:style-name="P1">and exclusive remedy for physically defective media (such as the diskettes, </text:p>
      <text:p text:style-name="P1">cartridges, CD-ROMs, DVDs or magnetic tapes), Progress will replace it free of </text:p>
      <text:p text:style-name="P1">charge if claimed during the Warranty Period. <text:s/>As the sole and exclusive remedy </text:p>
      <text:p text:style-name="P1">for any failure of the Product to materially conform to the Documentation, </text:p>
      <text:p text:style-name="P1">Progress shall repair or replace the Product if such failure is reported during </text:p>
      <text:p text:style-name="P1">the Warranty Period or, if Progress, at its discretion, reasonably determines </text:p>
      <text:p text:style-name="P1">that such remedy is not economically or technically feasible, this Agreement </text:p>
      <text:p text:style-name="P1">and the licenses granted hereunder will terminate and Progress or its supplier </text:p>
      <text:p text:style-name="P1">(as applicable) shall provide a full refund of the license fee paid with </text:p>
      <text:p text:style-name="P1">respect to the particular Product. The above warranties do not cover Updates, </text:p>
      <text:p text:style-name="P1">generic non-configured solution packs, any Product provided on an evaluation </text:p>
      <text:p text:style-name="P1">basis, or defects to the Product due to accident, abuse, service, alteration, </text:p>
      <text:p text:style-name="P1">modification or improper installation or configuration by Licensee, its </text:p>
      <text:p text:style-name="P1">personnel or any third party. <text:s/></text:p>
      <text:p text:style-name="P1"/>
      <text:p text:style-name="P1">3.2<text:tab/>Progress does not warrant that the functions of the Product will meet </text:p>
      <text:p text:style-name="P1">Licensee's requirements or that operation of the Product will be uninterrupted </text:p>
      <text:p text:style-name="P1">or error free. Licensee assumes responsibility for selecting the Product to </text:p>
      <text:p text:style-name="P1">achieve its intended results and for the use and results obtained from the </text:p>
      <text:p text:style-name="P1">Product. </text:p>
      <text:p text:style-name="P1"/>
      <text:p text:style-name="P1">3.3<text:tab/>THE LIMITED WARRANTY SPECIFIED IN SECTION 3.1 SETS FORTH ALL WARRANTIES </text:p>
      <text:p text:style-name="P1">AND REPRESENTATIONS PROVIDED TO LICENSEE WITH RESPECT TO THE PRODUCT AND ANY </text:p>
      <text:p text:style-name="P1">SERVICES AND UPDATES PROVIDED HEREUNDER, AND SUCH LIMITED WARRANTY IS PROVIDED </text:p>
      <text:p text:style-name="P1"><text:soft-page-break/>SOLELY BY PROGRESS AND NOT ITS LICENSORS. EXCEPT AS EXPRESSLY SET FORTH IN THIS </text:p>
      <text:p text:style-name="P1">AGREEMENT, PROGRESS, ITS LICENSORS AND THEIR RESPECTIVE SUPPLIERS MAKE NO </text:p>
      <text:p text:style-name="P1">WARRANTIES OR REPRESENTATIONS, EXPRESS OR IMPLIED, RELATING TO THE PRODUCT, OR </text:p>
      <text:p text:style-name="P1">ANY SERVICES OR UPDATES PROVIDED UNDER THIS AGREEMENT. <text:s/>ANY UPDATES OR SERVICES </text:p>
      <text:p text:style-name="P1">DELIVERED HEREUNDER ARE DELIVERED "AS IS" WITHOUT ANY WARRANTY OF ANY KIND, </text:p>
      <text:p text:style-name="P1">EXPRESS OR IMPLIED, STATUTORY OR OTHERWISE. TO THE MAXIMUM EXTENT PERMITTED BY </text:p>
      <text:p text:style-name="P1">APPLICABLE LAW ALL OTHER IMPLIED WARRANTIES AND REPRESENTATIONS INCLUDING, BUT </text:p>
      <text:p text:style-name="P1">NOT LIMITED TO, ANY IMPLIED WARRANTY OF MERCHANTABILITY, FITNESS FOR A </text:p>
      <text:p text:style-name="P1">PARTICULAR PURPOSE, TITLE AND NON-INFRINGEMENT WITH RESPECT TO THE PRODUCT, OR </text:p>
      <text:p text:style-name="P1">ANY SERVICES AND UPDATES PROVIDED UNDER THIS AGREEMENT ARE DISCLAIMED. Further, </text:p>
      <text:p text:style-name="P1">the Product is not fault tolerant and is not designed, manufactured or intended </text:p>
      <text:p text:style-name="P1">for use in hazardous environments requiring fail-safe performance (including, </text:p>
      <text:p text:style-name="P1">without limitation, the design, construction, operation or maintenance of any </text:p>
      <text:p text:style-name="P1">nuclear facility; direct life support machines; weapon systems; or control of </text:p>
      <text:p text:style-name="P1">aircraft, air traffic, aircraft navigation or aircraft communications), in </text:p>
      <text:p text:style-name="P1">which the failure of the Product could lead directly or indirectly to death, </text:p>
      <text:p text:style-name="P1">personal injury or severe physical or environmental damage. Without limiting </text:p>
      <text:p text:style-name="P1">the scope of the disclaimers set forth herein, Progress for itself and on </text:p>
      <text:p text:style-name="P1">behalf of its licensors and their respective suppliers, disclaims any express </text:p>
      <text:p text:style-name="P1">or implied warranty of fitness for any such high risk uses. </text:p>
      <text:p text:style-name="P1"/>
      <text:p text:style-name="P1">4. <text:s text:c="2"/>Indemnity</text:p>
      <text:p text:style-name="P1"/>
      <text:p text:style-name="P1">4.1<text:tab/>Progress will defend, indemnify and hold Licensee harmless against any </text:p>
      <text:p text:style-name="P1">and all costs and reasonable expenses finally awarded by a court or agreed to </text:p>
      <text:p text:style-name="P1">in settlement which directly result from any third party claim based on an </text:p>
      <text:p text:style-name="P1">allegation that a Product infringes either a valid (a) United States patent or </text:p>
      <text:p text:style-name="P1">(b) copyright of a country that is a party to the Agreement for Trade Related </text:p>
      <text:p text:style-name="P1">Aspects of Intellectual Property Rights ("TRIPS") but only if Progress is </text:p>
      <text:p text:style-name="P1">notified promptly in writing of such claim and given sole control of the </text:p>
      <text:p text:style-name="P1">defense of any such claim and all negotiations for its settlement or </text:p>
      <text:p text:style-name="P1">compromise. Licensee agrees to reasonably cooperate with Progress in the </text:p>
      <text:p text:style-name="P1">defense, settlement or compromise of any such claim. In the event that a final </text:p>
      <text:p text:style-name="P1">injunction is obtained against Licensee's use of the Product, <text:s/>if Progress </text:p>
      <text:p text:style-name="P1">reasonably believes that Licensee's use of the Products could be so enjoined, </text:p>
      <text:p text:style-name="P1">or if in Progress's opinion the Product is likely to become the subject of a </text:p>
      <text:p text:style-name="P1">successful claim of such infringement, Progress shall, at its option and </text:p>
      <text:p text:style-name="P1">expense, (i) procure <text:s/>for Licensee the right to continue using the Product as </text:p>
      <text:p text:style-name="P1">provided in this Agreement, (ii) modify or require replacement of the Product </text:p>
      <text:p text:style-name="P1">that Licensee is then currently using so that the Product becomes </text:p>
      <text:p text:style-name="P1">non-infringing (so long as the functionality of the Products is substantially </text:p>
      <text:p text:style-name="P1">similar) or, in the event neither of the previous two options are commercially </text:p>
      <text:p text:style-name="P1">reasonable for Progress, (iii) terminate this Agreement and the rights granted </text:p>
      <text:p text:style-name="P1"><text:soft-page-break/>hereunder and refund to Licensee the amount paid to Progress for the Product </text:p>
      <text:p text:style-name="P1">less an amount for depreciation determined on a straight-line five#year </text:p>
      <text:p text:style-name="P1">depreciation basis with a commencement date as of the respective shipment date </text:p>
      <text:p text:style-name="P1">of the applicable copies of the Product. <text:s/>Notwithstanding the foregoing, </text:p>
      <text:p text:style-name="P1">Progress shall have no liability for a claim to the extent based on (A) the use </text:p>
      <text:p text:style-name="P1">by Licensee of the Product more than thirty (30) days after Progress has </text:p>
      <text:p text:style-name="P1">notified Licensee of (i), (ii) or (iii), above or (B) the version of the </text:p>
      <text:p text:style-name="P1">Product used by Licensee is not the current release version of the Product. <text:s/></text:p>
      <text:p text:style-name="P1"/>
      <text:p text:style-name="P1">4.2<text:tab/>Notwithstanding the foregoing, Progress shall have no liability to </text:p>
      <text:p text:style-name="P1">Licensee under this Section 4 to the extent that any infringement or claim </text:p>
      <text:p text:style-name="P1">thereof is based upon (i) the combination, operation or use of a Product in </text:p>
      <text:p text:style-name="P1">combination with equipment or software not supplied by Progress hereunder where </text:p>
      <text:p text:style-name="P1">the Product would itself not be infringing, (ii) Licensee's non-compliance with </text:p>
      <text:p text:style-name="P1">designs, specifications or instructions provided by Progress to Licensee, (iii) </text:p>
      <text:p text:style-name="P1">use of a Product in an application or environment for which it was not designed </text:p>
      <text:p text:style-name="P1">or not contemplated under this Agreement, <text:s/>(iv) modifications of a Product by </text:p>
      <text:p text:style-name="P1">anyone other than Progress where the unmodified version of the Product would </text:p>
      <text:p text:style-name="P1">not be infringing, or (v) use by users or affiliated parties of Licensee not </text:p>
      <text:p text:style-name="P1">permitted by this Agreement. </text:p>
      <text:p text:style-name="P1"/>
      <text:p text:style-name="P1">4.3<text:tab/>THE FOREGOING INDEMNIFICATION PROVISIONS STATE THE ENTIRE LIABILITY OF </text:p>
      <text:p text:style-name="P1">PROGRESS AND THE SOLE AND EXCLUSIVE REMEDY OF LICENSEE WITH RESPECT TO ANY </text:p>
      <text:p text:style-name="P1">INFRINGEMENT OR ALLEGED INFRINGEMENT BY PROGRESS OF ANY INTELLECTUAL PROPERTY </text:p>
      <text:p text:style-name="P1">RIGHTS OR PROPRIETARY RIGHTS IN RESPECT OF THE PRODUCT OR ITS USE.</text:p>
      <text:p text:style-name="P1"/>
      <text:p text:style-name="P1">4.4<text:tab/>If any affiliated <text:s/>party of Licensee is specifically authorized in </text:p>
      <text:p text:style-name="P1">writing and as a term of this Agreement to use the Product pursuant to Section </text:p>
      <text:p text:style-name="P1">2.1 hereof and Exhibit A, Licensee shall defend, indemnify and hold Progress </text:p>
      <text:p text:style-name="P1">harmless for all acts and omissions of such affiliated party. <text:s/></text:p>
      <text:p text:style-name="P1"/>
      <text:p text:style-name="P1">5. <text:s text:c="2"/>Confidentiality; Notices</text:p>
      <text:p text:style-name="P1"/>
      <text:p text:style-name="P1">5.1<text:tab/>Licensee acknowledges that the Products, including all source and/or </text:p>
      <text:p text:style-name="P1">object code and all parts and aspects thereof, and any Updates, modifications, </text:p>
      <text:p text:style-name="P1">translations, localizations, or other derivative works thereof, in whatever </text:p>
      <text:p text:style-name="P1">form, whether or not marked as confidential, the Documentation and any other </text:p>
      <text:p text:style-name="P1">documentation or materials provided with or related to the Product </text:p>
      <text:p text:style-name="P1">(collectively, the "Confidential Information"), are the valuable proprietary </text:p>
      <text:p text:style-name="P1">and trade secret information of Progress and/or its licensors and suppliers. <text:s/></text:p>
      <text:p text:style-name="P1">Licensee shall (i) limit use and disclosure of the Confidential Information to </text:p>
      <text:p text:style-name="P1">its employees and its consultants who are authorized pursuant to this Agreement </text:p>
      <text:p text:style-name="P1">to use the Products and who agree to be bound by the terms of this Agreement or </text:p>
      <text:p text:style-name="P1">are otherwise bound to a confidentiality agreement containing substantially </text:p>
      <text:p text:style-name="P1">similar terms; (ii) not provide or disclose any of the Confidential Information </text:p>
      <text:p text:style-name="P1">to another party; and (iii) treat the Confidential Information with the same </text:p>
      <text:p text:style-name="P1">degree of care to avoid disclosure to any third party as is used with respect </text:p>
      <text:p text:style-name="P1">to Licensee's information of like importance which is to be kept secret, but </text:p>
      <text:p text:style-name="P1">with no less than reasonable care. <text:s/>The foregoing obligations shall be in </text:p>
      <text:p text:style-name="P1"><text:soft-page-break/>addition to any obligations set forth in any separate confidentiality agreement </text:p>
      <text:p text:style-name="P1">between Progress and Licensee. <text:s text:c="2"/></text:p>
      <text:p text:style-name="P1"/>
      <text:p text:style-name="P1">5.2<text:tab/>Licensee agrees, under penalty of license termination but not exclusive </text:p>
      <text:p text:style-name="P1">of any other remedies, not to cause or permit the copying of the Product for </text:p>
      <text:p text:style-name="P1">any purpose other than expressly set forth herein. <text:s/>Licensee may copy the </text:p>
      <text:p text:style-name="P1">Product only for archival and off-line backup purposes, but not for disaster </text:p>
      <text:p text:style-name="P1">recovery purposes unless Licensee has purchased the appropriate disaster </text:p>
      <text:p text:style-name="P1">recovery or replication license. <text:s/>Licensee may copy the Documentation solely </text:p>
      <text:p text:style-name="P1">for the purpose of facilitating Licensee's use of the Product in accordance </text:p>
      <text:p text:style-name="P1">with, and subject to, the terms and conditions of this Agreement. Licensee </text:p>
      <text:p text:style-name="P1">agrees not to remove any product identification, copyright notices, or other </text:p>
      <text:p text:style-name="P1">notices or proprietary restrictions from the Product. </text:p>
      <text:p text:style-name="P1"/>
      <text:p text:style-name="P1">5.3<text:tab/>Benchmark results for the Product may not be disclosed or published </text:p>
      <text:p text:style-name="P1">without the written consent of Progress. </text:p>
      <text:p text:style-name="P1"/>
      <text:p text:style-name="P1">5.4<text:tab/>Licensee acknowledges that in the event of a breach or threat of breach </text:p>
      <text:p text:style-name="P1">of this Section 5, money damages will not be adequate. <text:s/>Therefore, in addition </text:p>
      <text:p text:style-name="P1">to any other legal or equitable remedies, Progress shall be entitled to seek </text:p>
      <text:p text:style-name="P1">injunctive or similar equitable relief against such breach or threat of breach.</text:p>
      <text:p text:style-name="P1"/>
      <text:p text:style-name="P1">5.5<text:tab/>All notices and requests in connection with this Agreement to be sent </text:p>
      <text:p text:style-name="P1">to Progress shall be given in writing and shall be sent by hand delivery, </text:p>
      <text:p text:style-name="P1">overnight courier or certified mail with proof of delivery to the following </text:p>
      <text:p text:style-name="P1">address: <text:s/>14 Oak Park Drive, Bedford, MA 01730, Attention: General Counsel. <text:s/></text:p>
      <text:p text:style-name="P1">All notices and requests in connection with this Agreement to be sent to </text:p>
      <text:p text:style-name="P1">Licensee shall be given in writing and shall be sent by hand delivery, </text:p>
      <text:p text:style-name="P1">overnight courier or certified mail with proof of delivery to the address first </text:p>
      <text:p text:style-name="P1">set forth in the Order. <text:s/>Either party may change its address for receipt of </text:p>
      <text:p text:style-name="P1">notices upon written notice to the other party, and notices shall be deemed </text:p>
      <text:p text:style-name="P1">given on the day of receipt or the date evidenced on the proof of delivery, </text:p>
      <text:p text:style-name="P1">whichever is earlier.</text:p>
      <text:p text:style-name="P1"/>
      <text:p text:style-name="P1"/>
      <text:p text:style-name="P1">6. <text:s text:c="2"/>Limitation of Liability.</text:p>
      <text:p text:style-name="P1">6.1<text:tab/>TO THE MAXIMUM EXTENT PERMITTED BY APPLICABLE LAW, THE LIABILITY OF </text:p>
      <text:p text:style-name="P1">PROGRESS, IF ANY, FOR DAMAGES RELATING TO ANY PRODUCT, UPDATE AND/OR SERVICES </text:p>
      <text:p text:style-name="P1">SHALL BE LIMITED TO THE ACTUAL AMOUNTS PAID BY LICENSEE FOR SUCH PRODUCT, </text:p>
      <text:p text:style-name="P1">UPDATE AND/OR SERVICES. PROGRESS'S LICENSORS AND THEIR SUPPLIERS SHALL HAVE NO </text:p>
      <text:p text:style-name="P1">LIABILITY TO LICENSEE FOR ANY DAMAGES SUFFERED BY LICENSEE OR ANY THIRD PARTY </text:p>
      <text:p text:style-name="P1">AS A RESULT OF USING THE PRODUCT, ANY UPDATE, OR ANY PORTION THEREOF, OR AS A </text:p>
      <text:p text:style-name="P1">RESULT OF ANY SERVICES RELATING THERETO. NOTWITHSTANDING THE FOREGOING, IN NO </text:p>
      <text:p text:style-name="P1">EVENT SHALL PROGRESS, ITS LICENSORS, OR ANY OF THEIR RESPECTIVE SUPPLIERS BE </text:p>
      <text:p text:style-name="P1"><text:soft-page-break/>LIABLE FOR ANY LOST REVENUE, PROFIT OR DATA, OR FOR INDIRECT, PUNITIVE, </text:p>
      <text:p text:style-name="P1">SPECIAL, INCIDENTAL OR CONSEQUENTIAL DAMAGES OF ANY CHARACTER, INCLUDING, </text:p>
      <text:p text:style-name="P1">WITHOUT LIMITATION, ANY COMMERCIAL DAMAGES OR LOSSES, HOWEVER CAUSED AND </text:p>
      <text:p text:style-name="P1">REGARDLESS OF THE THEORY OF LIABILITY, ARISING OUT OF THE USE OR INABILITY TO </text:p>
      <text:p text:style-name="P1">USE THE PRODUCT, ANY UPDATE, OR ANY PORTION THEREOF, OR ANY SERVICES, EVEN IF </text:p>
      <text:p text:style-name="P1">PROGRESS, ITS LICENSORS AND/OR ANY OF THEIR RESPECTIVE SUPPLIERS HAVE BEEN </text:p>
      <text:p text:style-name="P1">INFORMED OF THE POSSIBILITY OF SUCH DAMAGES. EACH EXCLUSION OR LIMITATION IS </text:p>
      <text:p text:style-name="P1">INTENDED TO BE A SEPARATE AND THEREFORE SEVERABLE EXCLUSION.</text:p>
      <text:p text:style-name="P1"/>
      <text:p text:style-name="P1">7. <text:s text:c="2"/>Audit Rights. <text:s/>Progress may install, enable and utilize automated license </text:p>
      <text:p text:style-name="P1">tracking, management and/or enforcement solutions with the Products, which </text:p>
      <text:p text:style-name="P1">Licensee may not disrupt or alter. <text:s/>Licensee shall maintain books and records </text:p>
      <text:p text:style-name="P1">in connection with this Agreement and the use of the Products and any Updates </text:p>
      <text:p text:style-name="P1">and/or services provided hereunder. <text:s/>Such books and records shall include at a </text:p>
      <text:p text:style-name="P1">minimum the number of licenses purchased and being used by Licensee. <text:s/>At its </text:p>
      <text:p text:style-name="P1">expense and with reasonable written notice to Licensee, Progress or a third </text:p>
      <text:p text:style-name="P1">party appointed by Progress may audit the books, records, and if necessary, the </text:p>
      <text:p text:style-name="P1">systems on which the Product or any Update is installed for the sole purpose of </text:p>
      <text:p text:style-name="P1">ensuring compliance with the terms of this Agreement. <text:s/>Progress shall have the </text:p>
      <text:p text:style-name="P1">right to conduct follow-up audits as necessary. <text:s/>All audits shall be conducted </text:p>
      <text:p text:style-name="P1">during regular business hours at Licensee's offices and shall not interfere </text:p>
      <text:p text:style-name="P1">unreasonably with Licensee's activities. <text:s/>Progress shall treat all such records </text:p>
      <text:p text:style-name="P1">and books as confidential information. If any audit reveals that Licensee has </text:p>
      <text:p text:style-name="P1">underpaid license or maintenance and support fees, Licensee shall be invoiced </text:p>
      <text:p text:style-name="P1">for all such underpaid fees based on Progress list price in effect at the time </text:p>
      <text:p text:style-name="P1">the audit is completed. <text:s/>If the underpaid fees are in excess of five percent </text:p>
      <text:p text:style-name="P1">(5%) of the fees previously paid by Licensee, then Licensee shall also pay </text:p>
      <text:p text:style-name="P1">Progress's reasonable costs of conducting the audit and enforcement of this </text:p>
      <text:p text:style-name="P1">Agreement. </text:p>
      <text:p text:style-name="P1"/>
      <text:p text:style-name="P1">8. <text:s text:c="2"/>Termination.</text:p>
      <text:p text:style-name="P1"/>
      <text:p text:style-name="P1">8.1<text:tab/>Progress may terminate this Agreement by written notice at any time if </text:p>
      <text:p text:style-name="P1">Licensee defaults in the performance of any provision of this Agreement and </text:p>
      <text:p text:style-name="P1">fails to cure such default to the satisfaction of Progress within thirty (30) </text:p>
      <text:p text:style-name="P1">days after such notice. This remedy shall not be exclusive and shall be in </text:p>
      <text:p text:style-name="P1">addition to any other remedies which Progress may have under this Agreement or </text:p>
      <text:p text:style-name="P1">otherwise.</text:p>
      <text:p text:style-name="P1"/>
      <text:p text:style-name="P1">8.2<text:tab/>Any purported transfer or assignment of this Agreement or the licenses </text:p>
      <text:p text:style-name="P1">granted hereunder by Licensee or other action by Licensee in contravention of </text:p>
      <text:p text:style-name="P1">Section 2.10 above or any purported transfer or assignment of this Agreement or </text:p>
      <text:p text:style-name="P1">the licenses granted hereunder as a result of Licensee's bankruptcy, </text:p>
      <text:p text:style-name="P1">insolvency, or liquidation or as a result of an assignment of Licensee's assets </text:p>
      <text:p text:style-name="P1">for the benefit of creditors shall be void and this Agreement and the licenses </text:p>
      <text:p text:style-name="P1">granted hereunder shall thereupon automatically terminate without further </text:p>
      <text:p text:style-name="P1"><text:soft-page-break/>notice or action by Progress.</text:p>
      <text:p text:style-name="P1"/>
      <text:p text:style-name="P1">8.3<text:tab/>Within ten (10) days of the date of expiration or termination of this </text:p>
      <text:p text:style-name="P1">Agreement and/or any of the licenses granted hereunder, Licensee shall return </text:p>
      <text:p text:style-name="P1">all copies of the Products, including all Updates, and related Documentation to </text:p>
      <text:p text:style-name="P1">Progress or, if requested by Progress, destroy such Products, Updates and </text:p>
      <text:p text:style-name="P1">Documentation and certify in writing to such return or destruction. </text:p>
      <text:p text:style-name="P1"/>
      <text:p text:style-name="P1">9. <text:s text:c="2"/>Miscellaneous.</text:p>
      <text:p text:style-name="P1"/>
      <text:p text:style-name="P1">9.1<text:tab/>If Progress offers maintenance and support for the Product, and if </text:p>
      <text:p text:style-name="P1">Licensee orders and pays for such maintenance and support, such maintenance and </text:p>
      <text:p text:style-name="P1">support shall be provided in accordance with Progress' then current and </text:p>
      <text:p text:style-name="P1">applicable maintenance and support policies. </text:p>
      <text:p text:style-name="P1"/>
      <text:p text:style-name="P1">9.2<text:tab/>THIS AGREEMENT, INCLUDING ANY EXHIBITS AND ANY LICENSE ADDENDUM(S), </text:p>
      <text:p text:style-name="P1">CONSTITUTES THE COMPLETE AGREEMENT BETWEEN THE PARTIES WITH RESPECT TO THE </text:p>
      <text:p text:style-name="P1">PRODUCT AND SUPERCEDES ANY OTHER AGREEMENT, PROPOSAL, COMMUNICATION OR </text:p>
      <text:p text:style-name="P1">ADVERTISING, ORAL OR WRITTEN, SIGNED OR UNSIGNED, WITH RESPECT TO THE PRODUCT. <text:s/></text:p>
      <text:p text:style-name="P1">To the extent there are any terms and conditions contained in Licensee's </text:p>
      <text:p text:style-name="P1">purchase order or other documentation supplied by Licensee such terms and </text:p>
      <text:p text:style-name="P1">conditions shall be deemed to be stricken and the terms and conditions of this </text:p>
      <text:p text:style-name="P1">Agreement shall govern. In the event any provision of this Agreement is held to </text:p>
      <text:p text:style-name="P1">be invalid or unenforceable, the remaining provisions of this Agreement will </text:p>
      <text:p text:style-name="P1">remain in full force and effect.</text:p>
      <text:p text:style-name="P1"/>
      <text:p text:style-name="P1">9.3<text:tab/>For administrative convenience, Progress invoices may be issued by a </text:p>
      <text:p text:style-name="P1">local affiliate of Progress. <text:s/></text:p>
      <text:p text:style-name="P1"/>
      <text:p text:style-name="P1">9.4<text:tab/>This Agreement has been drawn up in English at the express wish of the </text:p>
      <text:p text:style-name="P1">parties. <text:s/>Le present contrat a ete redige en anglais a la demande expresse des </text:p>
      <text:p text:style-name="P1">parties. <text:s/></text:p>
      <text:p text:style-name="P1"/>
      <text:p text:style-name="P1">9.5<text:tab/>Except as otherwise expressly set forth herein, this Agreement is </text:p>
      <text:p text:style-name="P1">governed by the laws of the Commonwealth of Massachusetts, without regard to </text:p>
      <text:p text:style-name="P1">its choice of law principles, and without regard to the provisions of any state </text:p>
      <text:p text:style-name="P1">Uniform Computer Information Transactions Act or similar federal, state, local </text:p>
      <text:p text:style-name="P1">or foreign laws, regulations or conventions. </text:p>
      <text:p text:style-name="P1"/>
      <text:p text:style-name="P1">9.6<text:tab/>This Agreement may not be modified or amended except in a writing </text:p>
      <text:p text:style-name="P1">executed by both Progress and Licensee. </text:p>
      <text:p text:style-name="P1"/>
      <text:p text:style-name="P1">9.7<text:tab/>Failure or delay on the part of Progress to exercise any right, power, </text:p>
      <text:p text:style-name="P1">privilege or remedy hereunder shall not constitute a waiver thereof. <text:s/>A waiver </text:p>
      <text:p text:style-name="P1">of default shall not operate as a waiver of any other default or of the same </text:p>
      <text:p text:style-name="P1">type of default on future occasions. </text:p>
      <text:p text:style-name="P1"/>
      <text:p text:style-name="P1">9.8<text:tab/>The parties expressly disclaim the application of the United Nations </text:p>
      <text:p text:style-name="P1"><text:soft-page-break/>Convention on Contracts for the International Sale of Goods. <text:s/></text:p>
      <text:p text:style-name="P1"/>
      <text:p text:style-name="P1">9.9<text:tab/>If the Product is acquired outside the United States local law may </text:p>
      <text:p text:style-name="P1">apply.</text:p>
      <text:p text:style-name="P1"/>
      <text:p text:style-name="P1"/>
      <text:p text:style-name="P1"/>
      <text:p text:style-name="P1"/>
      <text:p text:style-name="P1"/>
      <text:p text:style-name="P1"/>
      <text:p text:style-name="P1">EXHIBIT A</text:p>
      <text:p text:style-name="P1"/>
      <text:p text:style-name="P1"/>
      <text:p text:style-name="P1">TERM OF LICENSE:</text:p>
      <text:p text:style-name="P1"/>
      <text:p text:style-name="P1">Perpetual, unless otherwise specified in the applicable Order or the Product is </text:p>
      <text:p text:style-name="P1">provided to Licensee on an evaluation basis in which case the Product will be </text:p>
      <text:p text:style-name="P1">provided for a limited term subject to an Evaluation License as described below.</text:p>
      <text:p text:style-name="P1"/>
      <text:p text:style-name="P1"/>
      <text:p text:style-name="P1">APPLICABLE FEES:</text:p>
      <text:p text:style-name="P1"/>
      <text:p text:style-name="P1">Any applicable license fees or maintenance and support fees will be set forth </text:p>
      <text:p text:style-name="P1">in the Order.</text:p>
      <text:p text:style-name="P1"/>
      <text:p text:style-name="P1"/>
      <text:p text:style-name="P1">AFFILIATE USE, IF ANY:</text:p>
      <text:p text:style-name="P1"/>
      <text:p text:style-name="P1">See Order. <text:s/></text:p>
      <text:p text:style-name="P1"/>
      <text:p text:style-name="P1"/>
      <text:p text:style-name="P1">ADDITIONAL TERMS, IF ANY:</text:p>
      <text:p text:style-name="P1"/>
      <text:p text:style-name="P1">Runtime License Checker:</text:p>
      <text:p text:style-name="P1">The Products may include code to verify that Licensee has not exceeded the </text:p>
      <text:p text:style-name="P1">license keys issued by Progress (the "Runtime License Checker") and in the </text:p>
      <text:p text:style-name="P1">event that the Runtime License Checker determines that Licensee has exceeded </text:p>
      <text:p text:style-name="P1">its license the Products may cease to operate.</text:p>
      <text:p text:style-name="P1"/>
      <text:p text:style-name="P1">Bulk Loading Features: <text:s/></text:p>
      <text:p text:style-name="P1">If the Product is licensed with Bulk Loading Features (hereinafter defined) </text:p>
      <text:p text:style-name="P1">Licensee is not limited to a certain number of rows. <text:s/>If the Product is not </text:p>
      <text:p text:style-name="P1">licensed with Bulk Loading Features and Licensee exceeds 10,000 rows the </text:p>
      <text:p text:style-name="P1">Product shall cease to operate. <text:s/>For the purposes hereof, "Bulk Loading </text:p>
      <text:p text:style-name="P1">Features" shall mean anything in the Documentation that refers to "Bulk Load", </text:p>
      <text:p text:style-name="P1">"Progress DataDirect Bulk Load" or "Bulk Loading Features." </text:p>
      <text:p text:style-name="P1"/>
      <text:p text:style-name="P1">(a)<text:tab/>For Progress DataDirect Connect for ADO.NET (release 3.2 or higher </text:p>
      <text:p text:style-name="P1">only): There are two (2) methods of using Bulk Loading Features as follows: (1) </text:p>
      <text:p text:style-name="P1">setting the "Bulk Load Protocol" connection option to 'Automatic' or 'Bulk' <text:s/>in </text:p>
      <text:p text:style-name="P1">the connection string; or (2) calling the methods WriteToToServer in the </text:p>
      <text:p text:style-name="P1">DbBulkCopy, DB2BulkCopy, OracleBulkCopy, SybaseBulkCopy or SQLServerBulkCopy </text:p>
      <text:p text:style-name="P1"><text:soft-page-break/>classes.</text:p>
      <text:p text:style-name="P1"/>
      <text:p text:style-name="P1">(b)<text:tab/>For Progress DataDirect Connect for ODBC and Progress DataDirect </text:p>
      <text:p text:style-name="P1">Connect64 for ODBC (release 6.0 or higher only): <text:s/>There are four (4) methods of </text:p>
      <text:p text:style-name="P1">using Bulk Loading Features as follows: (1) setting the "EnableBulkLoad" </text:p>
      <text:p text:style-name="P1">connection option to 1 in the connection string or datasource, (2) calling the </text:p>
      <text:p text:style-name="P1">functions LoadTableFromFile, LoadTableFromFileW, ExportTableToFile, </text:p>
      <text:p text:style-name="P1">ExportTableToFileW, ValidateTableFromFile, or ValidateTableFromFileW, (3) using </text:p>
      <text:p text:style-name="P1">any of the Bulk Load options and functionality that are available on the "Bulk </text:p>
      <text:p text:style-name="P1">Load" Tab of the drivers' setup dialogs, or (4) setting the SQL_BULK_EXPORT </text:p>
      <text:p text:style-name="P1">statement attribute by calling SQLSetStatementAttr.</text:p>
      <text:p text:style-name="P1"/>
      <text:p text:style-name="P1">(c)<text:tab/>Bulk Loading Features for Progress DataDirect Connect for JDBC (release </text:p>
      <text:p text:style-name="P1">4.0 service pack 2 or higher only) and for Progress DataDirect Connect XE for </text:p>
      <text:p text:style-name="P1">JDBC 4.2, or higher driver: There are two (2) methods of using Bulk Loading </text:p>
      <text:p text:style-name="P1">Features as follows: <text:s/>(1) set the EnableBulkLoad option to true in the </text:p>
      <text:p text:style-name="P1">connection string or datasource, or (2) create any instance of a DDBulkLoad </text:p>
      <text:p text:style-name="P1">object (directly or by calling the getDDBulkLoad() method) or use any methods </text:p>
      <text:p text:style-name="P1">or properties on that object.</text:p>
      <text:p text:style-name="P1"/>
      <text:p text:style-name="P1">Use Restrictions: <text:s/></text:p>
      <text:p text:style-name="P1"/>
      <text:p text:style-name="P1">1.<text:tab/>Application Specific. <text:s/>If the Order lists a specific application </text:p>
      <text:p text:style-name="P1">authorized for use with the Product(s), or if Licensee obtained the Product(s) </text:p>
      <text:p text:style-name="P1">in conjunction with a software application provided by a third party, the </text:p>
      <text:p text:style-name="P1">Product(s) is/are licensed for use only with such application. <text:s/>Use with any </text:p>
      <text:p text:style-name="P1">other application/product is strictly prohibited. <text:s text:c="2"/></text:p>
      <text:p text:style-name="P1"/>
      <text:p text:style-name="P1">2.<text:tab/>Term License. <text:s/>If the Order specifies that Licensee's license to the </text:p>
      <text:p text:style-name="P1">Product(s) is/are for a term ("Term"), then the term of this Agreement and </text:p>
      <text:p text:style-name="P1">Licensee's license to the Product(s) hereunder shall expire on the expiration </text:p>
      <text:p text:style-name="P1">date stated in the Order unless sooner terminated in accordance with Section 8 </text:p>
      <text:p text:style-name="P1">of the Agreement. <text:s/>Upon completion of the Term, Licensee shall return all </text:p>
      <text:p text:style-name="P1">Product(s) licensed under the Order and associated documentation and related </text:p>
      <text:p text:style-name="P1">information (including all copies) to Progress, or certify its destruction in a </text:p>
      <text:p text:style-name="P1">writing delivered to Progress. <text:s/>All license rights in and to the Product(s) </text:p>
      <text:p text:style-name="P1">licensed under the terms of the Agreement shall terminate at the end of the </text:p>
      <text:p text:style-name="P1">Term. </text:p>
      <text:p text:style-name="P1"/>
      <text:p text:style-name="P1">3.<text:tab/>Operating Systems or Platforms. <text:s/>If the Order specifies that Licensee's </text:p>
      <text:p text:style-name="P1">license to the Product(s) is/are limited to a specific Operating System ("OS") </text:p>
      <text:p text:style-name="P1">or Platform, then the Product(s) is/are licensed with the additional </text:p>
      <text:p text:style-name="P1">restriction that it be used solely in conjunction with the specified OS or </text:p>
      <text:p text:style-name="P1">Platform. <text:s/>Use with any other OS or Platform is strictly prohibited. Without </text:p>
      <text:p text:style-name="P1">limiting the foregoing, if the Product is a Progress OpenAccess Development </text:p>
      <text:p text:style-name="P1">Product (as defined below), then the additional restriction specified in the </text:p>
      <text:p text:style-name="P1">preceding sentence applies to any part of the Progress OpenAccess Development </text:p>
      <text:p text:style-name="P1">Product, including, without limitation, the Progress OpenAccess Runtime </text:p>
      <text:p text:style-name="P1">Components (as defined below) contained therein.</text:p>
      <text:p text:style-name="P1"/>
      <text:p text:style-name="P1">4.<text:tab/>Competitive Use. Licensee may not use the Product(s) to develop, test, </text:p>
      <text:p text:style-name="P1">support or market products that are competitive with and/or provide similar </text:p>
      <text:p text:style-name="P1"><text:soft-page-break/>functionality to the Product(s).</text:p>
      <text:p text:style-name="P1"/>
      <text:p text:style-name="P1">5.<text:tab/>Evaluation License Only. Licensee acknowledges and agrees that the </text:p>
      <text:p text:style-name="P1">evaluation period may not be extended by uninstalling and re-installing the </text:p>
      <text:p text:style-name="P1">Product(s) or by any other means other than Progress' written consent.</text:p>
      <text:p text:style-name="P1"/>
      <text:p text:style-name="P1">Other:</text:p>
      <text:p text:style-name="P1"/>
      <text:p text:style-name="P1">1. Progress DataDirect Connect for ODBC, Progress DataDirect Connect64 for </text:p>
      <text:p text:style-name="P1">ODBC, Progress DataDirect Connect XE for ODBC, Progress DataDirect Connect64 XE </text:p>
      <text:p text:style-name="P1">for ODBC, Progress DataDirect for ODBC for MongoDB and Amazon Redshift 32-bit, </text:p>
      <text:p text:style-name="P1">Progress DataDirect for ODBC for MongoDB and Amazon Redshift 64-bit, Progress </text:p>
      <text:p text:style-name="P1">DataDirect SequeLink for ODBC, Progress DataDirect OpenAccess for ODBC for </text:p>
      <text:p text:style-name="P1">Wonderware Data Source, Progress DataDirect OpenAccess for ODBC for Intellution </text:p>
      <text:p text:style-name="P1">FIX and Dynamics Data Sources, Progress OpenAccess Development Product for ODBC </text:p>
      <text:p text:style-name="P1">and Progress OpenAccess Runtime Product for ODBC . <text:s/>If the Product licensed to </text:p>
      <text:p text:style-name="P1">Licensee is Progress DataDirect Connect for ODBC, Progress DataDirect Connect64 </text:p>
      <text:p text:style-name="P1">for ODBC, Progress DataDirect Connect XE for ODBC, Progress DataDirect </text:p>
      <text:p text:style-name="P1">Connect64 XE for ODBC, Progress DataDirect for ODBC for MongoDB and Amazon </text:p>
      <text:p text:style-name="P1">Redshift 32-bit, Progress DataDirect for ODBC for MongoDB and Amazon Redshift </text:p>
      <text:p text:style-name="P1">64-bit, Progress DataDirect SequeLink for ODBC, Progress DataDirect OpenAccess </text:p>
      <text:p text:style-name="P1">for ODBC for Wonderware Data Source, Progress DataDirect OpenAccess for ODBC </text:p>
      <text:p text:style-name="P1">for Intellution FIX and Dynamics Data Sources, Progress OpenAccess Development </text:p>
      <text:p text:style-name="P1">Product for ODBC, or Progress OpenAccess Runtime Product for ODBC (each the </text:p>
      <text:p text:style-name="P1">"Licensed Product"), the following additional requirements shall apply: </text:p>
      <text:p text:style-name="P1">Progress has licensed, and has rights to sub-license certain third party </text:p>
      <text:p text:style-name="P1">software that is part of the ODBC SDK components and which is usable for </text:p>
      <text:p text:style-name="P1">certain non-Windows platforms - Mac OS, OS/2, HP-UX, AIX, Linux, Solaris, and </text:p>
      <text:p text:style-name="P1">other non-Windows operating systems. <text:s/>This section sets forth the conditions </text:p>
      <text:p text:style-name="P1">that govern Licensee's permitted use of the various non-windows SDK </text:p>
      <text:p text:style-name="P1">components: <text:s/>Licensee is not licensed to use the ODBC Core Components </text:p>
      <text:p text:style-name="P1">(hereinafter defined) other than with the Licensed Product, or in the case </text:p>
      <text:p text:style-name="P1">where the Licensed Product is Progress OpenAccess Development Product for ODBC </text:p>
      <text:p text:style-name="P1">or Progress OpenAccess Runtime Product for ODBC, other than with the Custom </text:p>
      <text:p text:style-name="P1">Driver (as defined below) created with the use of the Progress OpenAccess </text:p>
      <text:p text:style-name="P1">Development Product ("Permitted Driver"). <text:s/>Use of the ODBC Core Components with </text:p>
      <text:p text:style-name="P1">any ODBC drivers other than the Licensed Product, or in the case where the </text:p>
      <text:p text:style-name="P1">Licensed Product is Progress OpenAccess Development Product for ODBC or </text:p>
      <text:p text:style-name="P1">Progress OpenAccess Runtime Product for ODBC, other than the Permitted Driver, </text:p>
      <text:p text:style-name="P1">is expressly prohibited. <text:s/>Licensee may not embed in any products, or otherwise </text:p>
      <text:p text:style-name="P1">sub-license the ODBC Core Components, without a separate license agreement. <text:s/></text:p>
      <text:p text:style-name="P1">For the purposes hereof, the term "ODBC Core Components" shall mean the ODBC </text:p>
      <text:p text:style-name="P1">Driver Manager and support files for non-Windows operating systems. <text:s/>A separate </text:p>
      <text:p text:style-name="P1">license must be obtained from Progress if Licensee wants to embed and </text:p>
      <text:p text:style-name="P1">sub-license the ODBC Header Files (hereinafter defined) with any software </text:p>
      <text:p text:style-name="P1">product. <text:s/>For the purposes hereof, the term "ODBC Header Files" shall mean the </text:p>
      <text:p text:style-name="P1">text files for compilation and development of software. </text:p>
      <text:p text:style-name="P1"/>
      <text:p text:style-name="P1">2. Stylus Studio Products. If the Product licensed to Licensee is a Stylus </text:p>
      <text:p text:style-name="P1">Studio product the following requirements shall apply:</text:p>
      <text:p text:style-name="P1"/>
      <text:p text:style-name="P1">(i)<text:tab/>If the Product is Stylus Studio, Stylus Studio XML Enterprise Suite, or </text:p>
      <text:p text:style-name="P1"><text:soft-page-break/>Stylus Studio XML Professional Suite then the Product is licensed on a named </text:p>
      <text:p text:style-name="P1">user basis meaning specific individuals are authorized to access the Product </text:p>
      <text:p text:style-name="P1">and the total number of named users may not exceed the total number licensed by </text:p>
      <text:p text:style-name="P1">Licensee. <text:s/>Stylus Studio, Stylus Studio XML Enterprise Suite and Stylus Studio </text:p>
      <text:p text:style-name="P1">XML Professional Suite are subject to the additional restriction that it may be </text:p>
      <text:p text:style-name="P1">used by Licensee solely for development and testing of software applications, </text:p>
      <text:p text:style-name="P1">and not in conjunction with the deployment of such software applications. </text:p>
      <text:p text:style-name="P1"/>
      <text:p text:style-name="P1">(ii)<text:tab/>If the Product is Stylus Studio XML Home Edition, then the Product is </text:p>
      <text:p text:style-name="P1">licensed on a single named user basis for personal use only. <text:s/>The Stylus Studio </text:p>
      <text:p text:style-name="P1">XML Home Edition is subject to the additional restriction that it not be used </text:p>
      <text:p text:style-name="P1">in conjunction with any commercial or for-profit transactions. <text:s/>NOTWITHSTANDING </text:p>
      <text:p text:style-name="P1">ANYTHING TO THE CONTRARY IN SECTION 3 OF THE AGREEMENT, AND EXCEPT AS </text:p>
      <text:p text:style-name="P1">PROHIBITED BY APPLICABLE LAW, STYLUS STUDIO XML HOME EDITION IS PROVIDED "AS </text:p>
      <text:p text:style-name="P1">IS" WITHOUT WARRANTY OF ANY KIND. <text:s/>PROGRESS MAKES NO WARRANTIES WITH RESPECT TO </text:p>
      <text:p text:style-name="P1">THE STYLUS STUDIO XML HOME EDITION, EXPRESS, IMPLIED, OR ARISING BY CUSTOM OR </text:p>
      <text:p text:style-name="P1">TRADE USAGE, AND SPECIFICALLY MAKES NO WARRANTY OF MERCHANTABILITY OR OF </text:p>
      <text:p text:style-name="P1">FITNESS FOR ANY PARTICULAR PURPOSE OR NONINFRINGEMENT. <text:s/>Licensee shall have the </text:p>
      <text:p text:style-name="P1">sole responsibility for adequate protection and back-up of all data use in </text:p>
      <text:p text:style-name="P1">connection with the product. <text:s/></text:p>
      <text:p text:style-name="P1"/>
      <text:p text:style-name="P1">(iii)<text:tab/>Notwithstanding anything to the contrary in Evaluation License Model </text:p>
      <text:p text:style-name="P1">set forth below, if the Product is an evaluation version of Stylus Studio, then </text:p>
      <text:p text:style-name="P1">the Product is licensed on a single named user basis and is subject to the </text:p>
      <text:p text:style-name="P1">additional restriction that it be used by Licensee solely for evaluation of </text:p>
      <text:p text:style-name="P1">software applications, and not in conjunction with the development or </text:p>
      <text:p text:style-name="P1">deployment of such software applications. Licensee must purchase a license for </text:p>
      <text:p text:style-name="P1">Stylus Studio for the development and testing of software applications. <text:s/></text:p>
      <text:p text:style-name="P1">Evaluation includes the use of Products in performance benchmarking. <text:s/>Progress </text:p>
      <text:p text:style-name="P1">updates the Product regularly and benchmarking data for the Product is subject </text:p>
      <text:p text:style-name="P1">to change. <text:s/>Benchmark tests on prior versions of the Product may yield results </text:p>
      <text:p text:style-name="P1">that are not reflective of the performance of the current version of the </text:p>
      <text:p text:style-name="P1">Product. <text:s/>The most current version of the Product is available at </text:p>
      <text:p text:style-name="P1">www.stylusstudio.com. <text:s/>LICENSEE UNDERSTANDS AND ACKNOWLEDGES THAT THE </text:p>
      <text:p text:style-name="P1">EVALUATION VERSION OF STYLUS STUDIO CONTAINS A DISABLING DEVICE THAT WILL </text:p>
      <text:p text:style-name="P1">AUTOMATICALLY DISABLE THE PRODUCT FIFTEEN (15) DAYS FROM INSTALLATION. <text:s/></text:p>
      <text:p text:style-name="P1">NOTWITHSTANDING ANYTHING TO THE CONTRARY IN SECTION 3 OF THE AGREEMENT, </text:p>
      <text:p text:style-name="P1">EVALUATION VERSION OF STYLUS STUDIO IS PROVIDED "AS IS" WITHOUT WARRANTY OF ANY </text:p>
      <text:p text:style-name="P1">KIND. <text:s/>PROGRESS MAKES NO WARRANTIES WITH RESPECT TO THE EVALUATION VERSION OF </text:p>
      <text:p text:style-name="P1">STYLUS STUDIO, EXPRESS, IMPLIED, OR ARISING BY CUSTOM OR TRADE USAGE, AND </text:p>
      <text:p text:style-name="P1">SPECIFICALLY MAKES NO WARRANTY OF MERCHANTABILITY OR OF FITNESS FOR ANY </text:p>
      <text:p text:style-name="P1"><text:soft-page-break/>PARTICULAR PURPOSE OR NONINFRINGEMENT. </text:p>
      <text:p text:style-name="P1"/>
      <text:p text:style-name="P1">(iv)<text:tab/>If Licensee ordered or obtained the Product license from a third party </text:p>
      <text:p text:style-name="P1">authorized by Progress to resell the Product in conjunction with such third </text:p>
      <text:p text:style-name="P1">party's software product(s) ("Third Party Reseller"), then, in addition to the </text:p>
      <text:p text:style-name="P1">terms and conditions of this Agreement, Licensee's use of the Product may be </text:p>
      <text:p text:style-name="P1">subject to additional scope of license terms and conditions (if any) specified </text:p>
      <text:p text:style-name="P1">by the Third Party Reseller, including, without limitation, a restriction that </text:p>
      <text:p text:style-name="P1">Licensee limit its use of the Product to use solely in conjunction with the </text:p>
      <text:p text:style-name="P1">Third Party Reseller's software product(s) licensed by the Third Party Reseller </text:p>
      <text:p text:style-name="P1">to Licensee. <text:s/>To the extent that any additional scope of license terms and </text:p>
      <text:p text:style-name="P1">conditions communicated by the Third Party Reseller to Licensee are in direct </text:p>
      <text:p text:style-name="P1">conflict with the scope of license specified herein, then the scope of license </text:p>
      <text:p text:style-name="P1">terms and conditions specified by the Third Party Reseller shall apply. <text:s/></text:p>
      <text:p text:style-name="P1">Otherwise the terms and conditions of this Agreement shall govern. <text:s/>In no event </text:p>
      <text:p text:style-name="P1">does Progress make any representations or warranties, express, implied or </text:p>
      <text:p text:style-name="P1">arising by custom or trade usage, regarding the Third Party Reseller's software </text:p>
      <text:p text:style-name="P1">products and assumes no liability or responsibility with regard to said </text:p>
      <text:p text:style-name="P1">software products.</text:p>
      <text:p text:style-name="P1"/>
      <text:p text:style-name="P1">(v)<text:tab/>The Product may contain programs that perform automated collection of </text:p>
      <text:p text:style-name="P1">system data and transmit said data to equipment owned or under the control of </text:p>
      <text:p text:style-name="P1">Progress in order to (i) register the Licensee's activation of the Product, </text:p>
      <text:p text:style-name="P1">(ii) perform automated updating services for the Product, and/or (iii) validate </text:p>
      <text:p text:style-name="P1">whether Licensee is entitled to use the Product. <text:s/>System data collected through </text:p>
      <text:p text:style-name="P1">such programs may be used by Progress for the purpose of providing Licensee </text:p>
      <text:p text:style-name="P1">with remote system services and/or for the purpose of enforcing the terms and </text:p>
      <text:p text:style-name="P1">conditions of this Agreement.</text:p>
      <text:p text:style-name="P1"/>
      <text:p text:style-name="P1">(vi)<text:tab/>Notwithstanding anything to the contrary in Section 9.1 of the </text:p>
      <text:p text:style-name="P1">Agreement, maintenance and support for Stylus Studio products is only available </text:p>
      <text:p text:style-name="P1">online via the Stylus Studio Developer Network (SSDN).</text:p>
      <text:p text:style-name="P1"/>
      <text:p text:style-name="P1">3. Progress OpenAccess Development Product.<text:tab/> <text:s/>If the Product licensed to </text:p>
      <text:p text:style-name="P1">Licensee is a Progress OpenAccess Development Product the following additional </text:p>
      <text:p text:style-name="P1">requirements shall apply: (a) The Progress OpenAccess Development Product is </text:p>
      <text:p text:style-name="P1">licensed on an Authorized User basis; and (b) The Progress OpenAccess </text:p>
      <text:p text:style-name="P1">Development Product may only be used on a single development computing machine </text:p>
      <text:p text:style-name="P1">for the purpose of developing a User Interface Provider (as defined below). </text:p>
      <text:p text:style-name="P1">Except as expressly permitted pursuant to this Exhibit A, neither the Progress </text:p>
      <text:p text:style-name="P1">OpenAccess Development Product nor any part thereof may be (i) embedded in </text:p>
      <text:p text:style-name="P1">another software program or application or (ii) used in connection with the </text:p>
      <text:p text:style-name="P1">operation of a software program or application in a production environment. Any </text:p>
      <text:p text:style-name="P1">use by Licensee of the Progress OpenAccess Runtime Components included in the </text:p>
      <text:p text:style-name="P1">Progress OpenAccess Development Product must be limited to use solely for the </text:p>
      <text:p text:style-name="P1">purpose of developing and testing the operation of the Custom Driver in a </text:p>
      <text:p text:style-name="P1">development environment, and under no circumstances may such Progress </text:p>
      <text:p text:style-name="P1">OpenAccess Runtime Components be used or deployed for productive use. Licensee </text:p>
      <text:p text:style-name="P1">must purchase a separate deployment license for the Progress OpenAccess Runtime </text:p>
      <text:p text:style-name="P1">Product (as defined below) in order to use and deploy said Progress OpenAccess </text:p>
      <text:p text:style-name="P1">Runtime Components in a production environment. </text:p>
      <text:p text:style-name="P1"/>
      <text:p text:style-name="P1"><text:soft-page-break/>4. Progress OpenAccess Runtime Product.<text:tab/>If the Product licensed to Licensee is </text:p>
      <text:p text:style-name="P1">a Progress OpenAccess Runtime Product the following additional requirements </text:p>
      <text:p text:style-name="P1">shall apply:</text:p>
      <text:p text:style-name="P1"/>
      <text:p text:style-name="P1">(i) Licensee shall be permitted to make and deploy copies of the Progress </text:p>
      <text:p text:style-name="P1">OpenAccess Runtime Product strictly on an internal deployment basis for use in </text:p>
      <text:p text:style-name="P1">conjunction with the User Interface Provider to create a Custom Driver where </text:p>
      <text:p text:style-name="P1">such Custom Driver is used solely by Licensee in an internal testing and/or </text:p>
      <text:p text:style-name="P1">production environment. If the Progress OpenAccess Runtime Product licensed to </text:p>
      <text:p text:style-name="P1">Licensee is restricted to use for a specific application in accordance with </text:p>
      <text:p text:style-name="P1">Section 1 of "Use Restrictions" above, then Licensee's use of the Custom Driver </text:p>
      <text:p text:style-name="P1">and Progress OpenAccess Runtime Product shall be limited to use in connection </text:p>
      <text:p text:style-name="P1">with the designated application. Licensee shall be further subject to the </text:p>
      <text:p text:style-name="P1">license terms of the appropriate license model for the Progress OpenAccess </text:p>
      <text:p text:style-name="P1">Runtime Product as identified in the Order and as described in this Exhibit A.</text:p>
      <text:p text:style-name="P1"/>
      <text:p text:style-name="P1">(ii) NOTWITHSTANDING THE PROVISIONS OF SECTION 3 OF THE AGREEMENT, LICENSEE </text:p>
      <text:p text:style-name="P1">UNDERSTANDS AND ACKNOWLEDGES THAT THE PROGRESS OPENACCESS RUNTIME COMPONENTS </text:p>
      <text:p text:style-name="P1">DEPLOYED BY LICENSEE IN CONJUNCTION WITH THE CUSTOM DRIVER ARE PROVIDED "AS IS" </text:p>
      <text:p text:style-name="P1">WITHOUT WARRANTY OF ANY KIND, WHETHER EXPRESS, IMPLIED OR ARISING BY CUSTOM OR </text:p>
      <text:p text:style-name="P1">TRADE USAGE AND PROGRESS SPECIFICALLY MAKES NO WARRANTY OF MERACHANTABILITY OR </text:p>
      <text:p text:style-name="P1">OF FITNESS FOR ANY PARTICULAR PURPOSE OR NONINFRINGEMENT. </text:p>
      <text:p text:style-name="P1"/>
      <text:p text:style-name="P1"/>
      <text:p text:style-name="P1">LICENSE MODELS AND DEFINITIONS:</text:p>
      <text:p text:style-name="P1">The license model for the Product(s) purchased is set forth in the Order. <text:s/>The </text:p>
      <text:p text:style-name="P1">description of each Progress license model is set forth below.</text:p>
      <text:p text:style-name="P1"/>
      <text:p text:style-name="P1">For purposes of this Exhibit A, the following terms shall have the following </text:p>
      <text:p text:style-name="P1">definitions:</text:p>
      <text:p text:style-name="P1"/>
      <text:p text:style-name="P1">"Authorized User": An Authorized User is a single individual who has been </text:p>
      <text:p text:style-name="P1">designated to use the Product. </text:p>
      <text:p text:style-name="P1"/>
      <text:p text:style-name="P1">"Client Device": <text:s/>A Client Device is any input technology that allows the </text:p>
      <text:p text:style-name="P1">Licensee to access the Product, including but not limited to a workstation, a </text:p>
      <text:p text:style-name="P1">personal computer, a PDA device, a cellular phone, a laptop or other device </text:p>
      <text:p text:style-name="P1">that is operated by an individual. <text:s/></text:p>
      <text:p text:style-name="P1"/>
      <text:p text:style-name="P1">"Custom Driver": A Custom Driver is the data connectivity driver resulting from </text:p>
      <text:p text:style-name="P1">the use of the DataDirect OpenAccess Runtime Components in combination with the </text:p>
      <text:p text:style-name="P1">User Interface Provider.</text:p>
      <text:p text:style-name="P1"/>
      <text:p text:style-name="P1"><text:s/>"Non-Human Operated Device": <text:s/>A Non-Human Operated Device is a device that is </text:p>
      <text:p text:style-name="P1">not operated by an individual including, but not limited to, a temperature </text:p>
      <text:p text:style-name="P1">device, a production line bar code scanner, or a tracking device. </text:p>
      <text:p text:style-name="P1"/>
      <text:p text:style-name="P1"><text:soft-page-break/>"Platform": <text:s text:c="2"/>A Platform is the specific combination of the hardware and the </text:p>
      <text:p text:style-name="P1">operating system, a change to either would constitute a platform change. <text:s/></text:p>
      <text:p text:style-name="P1"/>
      <text:p text:style-name="P1">"Process": A Process is any automated process that is not initiated by a Client </text:p>
      <text:p text:style-name="P1">Device or a Non-Human Operated Device and includes, without limitation, </text:p>
      <text:p text:style-name="P1">automated controls and background jobs.</text:p>
      <text:p text:style-name="P1"/>
      <text:p text:style-name="P1">"Progress OpenAccess Development Product(s)": Progress OpenAccess Development </text:p>
      <text:p text:style-name="P1">Product(s) are Product(s) (in object code form) specified in the Order that </text:p>
      <text:p text:style-name="P1">consist of a software development toolkit (SDK) that may be used to develop a </text:p>
      <text:p text:style-name="P1">User Interface Provider.</text:p>
      <text:p text:style-name="P1"/>
      <text:p text:style-name="P1">"Progress OpenAccess Runtime Components": Progress OpenAccess Runtime </text:p>
      <text:p text:style-name="P1">Components are runtime software components (in object code form) that are </text:p>
      <text:p text:style-name="P1">included in the Progress OpenAccess Development Product(s).</text:p>
      <text:p text:style-name="P1"/>
      <text:p text:style-name="P1">"Progress OpenAccess Runtime Product(s)": Progress OpenAccess Runtime </text:p>
      <text:p text:style-name="P1">Product(s) are the Progress OpenAccess Runtime Components (in object code form) </text:p>
      <text:p text:style-name="P1">specified in the Order that may be used in connection with the deployment of </text:p>
      <text:p text:style-name="P1">the Custom Driver in an internal production environment.</text:p>
      <text:p text:style-name="P1"/>
      <text:p text:style-name="P1">"Server": A logical computer with one or more CPUs on which the Product </text:p>
      <text:p text:style-name="P1">resides, along with the applications utilizing the Product, and which can be </text:p>
      <text:p text:style-name="P1">accessed by other computers. <text:s/>The term "Server" includes, but is not limited </text:p>
      <text:p text:style-name="P1">to, web servers, batch servers and application servers.</text:p>
      <text:p text:style-name="P1"/>
      <text:p text:style-name="P1">"User Interface Provider": A User Interface Provider is the computer program </text:p>
      <text:p text:style-name="P1">code written by or for Licensee that provides the interface between the </text:p>
      <text:p text:style-name="P1">Progress OpenAccess Runtime Components and Licensee's data source.</text:p>
      <text:p text:style-name="P1"/>
      <text:p text:style-name="P1">Authorized User License: If the Product is licensed on an Authorized User </text:p>
      <text:p text:style-name="P1">basis, then the Product may be used on a single computing machine which may be </text:p>
      <text:p text:style-name="P1">accessed by the number of Authorized Users specified in the Order. <text:s/>In no event </text:p>
      <text:p text:style-name="P1">shall the number of persons authorized to have access to the Product exceed the </text:p>
      <text:p text:style-name="P1">number of Authorized Users identified in the Order. The right to use the </text:p>
      <text:p text:style-name="P1">Product is not based on concurrent users, but instead on an actual "Authorized </text:p>
      <text:p text:style-name="P1">User" basis. Licensee must, upon request by Progress, identify each Authorized </text:p>
      <text:p text:style-name="P1">User who will have access to the Product and provide that information to </text:p>
      <text:p text:style-name="P1">Progress.</text:p>
      <text:p text:style-name="P1"/>
      <text:p text:style-name="P1">Connection Basis License (for DataDirect Connect for ODBC, DataDirect for ODBC </text:p>
      <text:p text:style-name="P1">for MongoDB and Amazon Redshift): <text:s/>If the Product is licensed on a Connection </text:p>
      <text:p text:style-name="P1">basis, then a license fee must be paid for both the maximum number of </text:p>
      <text:p text:style-name="P1">simultaneous Connections utilized by the Server and the maximum number of </text:p>
      <text:p text:style-name="P1">processors ("CPUs") utilized by the Server whether or not such access is </text:p>
      <text:p text:style-name="P1">simultaneous or consecutive. For the purposes of this provision only a </text:p>
      <text:p text:style-name="P1">"Connection" shall be defined as the driver state after a successful call to </text:p>
      <text:p text:style-name="P1">SQLConnect, SQLDriverConnect, or SQLBrowseConnect and before termination of </text:p>
      <text:p text:style-name="P1">this state, normally through a successful call to SQLDisconnect. <text:s/>Servers </text:p>
      <text:p text:style-name="P1">utilizing dual core processing (or multiple core processing) or other </text:p>
      <text:p text:style-name="P1">multi-processor technology shall have each core processor count as one (1) CPU. </text:p>
      <text:p text:style-name="P1">The Product may only be used by Server-based applications running on that </text:p>
      <text:p text:style-name="P1"><text:soft-page-break/>Server accessed by other computers and may not be installed via file sharing on </text:p>
      <text:p text:style-name="P1">a local area network file system. <text:s/></text:p>
      <text:p text:style-name="P1"/>
      <text:p text:style-name="P1">Connection Basis (for DataDirect Connect for JDBC, DataDirect for JDBC for </text:p>
      <text:p text:style-name="P1">MongoDB and Amazon Redshift): <text:s/>If the Product is licensed on a Connection </text:p>
      <text:p text:style-name="P1">basis, then a license fee must be paid for both the maximum number of </text:p>
      <text:p text:style-name="P1">simultaneous Connections utilized by the Server and the maximum number of </text:p>
      <text:p text:style-name="P1">processors ("CPUs") utilized by the Server whether or not such access is </text:p>
      <text:p text:style-name="P1">simultaneous or consecutive. For the purposes of this provision only a </text:p>
      <text:p text:style-name="P1">"Connection" shall be defined as the driver state after a successful call to </text:p>
      <text:p text:style-name="P1">the DriverManager.getConnection method or the driver's Driver.connect, </text:p>
      <text:p text:style-name="P1">DataSource.getConnection ConnectionPoolDataSource.getPooledConnection, </text:p>
      <text:p text:style-name="P1">XADataSource.getXAConnection, or </text:p>
      <text:p text:style-name="P1">ManagedConnectionFactory.createManagedConnection methods and before termination </text:p>
      <text:p text:style-name="P1">of this state, normally through a successful call to the driver's </text:p>
      <text:p text:style-name="P1">Connection.close, PooledConnection.close or ManagedConnection.destroy methods. <text:s/></text:p>
      <text:p text:style-name="P1">Servers utilizing dual core processing (or multiple core processing) or other </text:p>
      <text:p text:style-name="P1">multi-processor technology shall have each core processor count as one (1) CPU. </text:p>
      <text:p text:style-name="P1">The Product may only be used by Server-based applications running on that </text:p>
      <text:p text:style-name="P1">Server accessed by other computers and may not be installed via file sharing on </text:p>
      <text:p text:style-name="P1">a local area network file system. <text:s/></text:p>
      <text:p text:style-name="P1"/>
      <text:p text:style-name="P1">Connection Basis (for DataDirect Connect for ADO.NET only): <text:s/>If the Product is </text:p>
      <text:p text:style-name="P1">licensed on a Connection basis, then a license fee must be paid for both the </text:p>
      <text:p text:style-name="P1">maximum number of simultaneous Connections utilized by the Server and the </text:p>
      <text:p text:style-name="P1">maximum number of processors ("CPUs") utilized by the Server whether or not </text:p>
      <text:p text:style-name="P1">such access is simultaneous or consecutive. For the purposes of this provision </text:p>
      <text:p text:style-name="P1">only a "Connection" shall be defined as the provider state after a successful </text:p>
      <text:p text:style-name="P1">call to the Open method in the System.Data.Common.DbConnection class or the </text:p>
      <text:p text:style-name="P1">DDTek.DB2.DB2Connection class or the DDTek.Oracle.OracleConnection class or the </text:p>
      <text:p text:style-name="P1">DDTek.SQLServer.SQLServerConnection class or the DDTek.Sybase.SybaseConnection </text:p>
      <text:p text:style-name="P1">class and before termination of this state, normally through a successful call </text:p>
      <text:p text:style-name="P1">to the Close method in the System.Data.Common.DbConnection class or the </text:p>
      <text:p text:style-name="P1">DDTek.DB2.DB2Connection class or the DDTek.Oracle.OracleConnection class or <text:s/></text:p>
      <text:p text:style-name="P1">the DDTek.SQLServer.SQLServerConnection class or the </text:p>
      <text:p text:style-name="P1">DDTek.Sybase.SybaseConnection class. <text:s/>Servers utilizing dual core processing </text:p>
      <text:p text:style-name="P1">(or multiple core processing) or other multi-processor technology shall have </text:p>
      <text:p text:style-name="P1">each core processor count as one (1) CPU. The Product may only be used by </text:p>
      <text:p text:style-name="P1">Server-based applications running on that Server accessed by other computers </text:p>
      <text:p text:style-name="P1">and may not be installed via file sharing on a local area network file system. </text:p>
      <text:p text:style-name="P1"/>
      <text:p text:style-name="P1">Core Licenses: <text:s text:c="2"/>A Product licensed on a "Core" basis grants Licensee the right </text:p>
      <text:p text:style-name="P1">to run the Product on a single Core on a single server. <text:s/>The total number of </text:p>
      <text:p text:style-name="P1">Cores on the machine may not exceed the total number licensed to Licensee. </text:p>
      <text:p text:style-name="P1">Additional Core License(s) are required for each Core of the server on which </text:p>
      <text:p text:style-name="P1">the Product runs, including, without limitation, servers configured for </text:p>
      <text:p text:style-name="P1">disaster recovery, load balancing, clustering, development, testing and </text:p>
      <text:p text:style-name="P1">reporting. <text:s/></text:p>
      <text:p text:style-name="P1"/>
      <text:p text:style-name="P1">For purposes of the "Core" license model:</text:p>
      <text:p text:style-name="P1"/>
      <text:p text:style-name="P1"><text:s/>"Core" means a core of a CPU as allocated by Licensee made up of an </text:p>
      <text:p text:style-name="P1"><text:soft-page-break/>independent processor combined onto a single integrated circuit or silicon </text:p>
      <text:p text:style-name="P1">chip, in both virtualized and/or non-virtualized environment, and regardless of </text:p>
      <text:p text:style-name="P1">whether used in a production or non-production (e.g. test, development) </text:p>
      <text:p text:style-name="P1">environment.</text:p>
      <text:p text:style-name="P1"/>
      <text:p text:style-name="P1"><text:s/>"CPU" means a computer processing unit, also known as a processor or </text:p>
      <text:p text:style-name="P1">microprocessor. It can contain multiple cores in both virtualized and/or </text:p>
      <text:p text:style-name="P1">non-virtualized environment.</text:p>
      <text:p text:style-name="P1"/>
      <text:p text:style-name="P1">CPU: <text:s/>A CPU License grants Licensee the right to run the Product, or an </text:p>
      <text:p text:style-name="P1">application which can access the Product, on a single core processing unit </text:p>
      <text:p text:style-name="P1">("CPU") on a single server and on a single Platform. Each processor core of a </text:p>
      <text:p text:style-name="P1">multiple core processor in a server shall count as one (1) CPU. <text:s/>Additional CPU </text:p>
      <text:p text:style-name="P1">License(s) are required for each CPU that runs the Product, including, without </text:p>
      <text:p text:style-name="P1">limitation, servers configured for disaster recovery, load balancing, </text:p>
      <text:p text:style-name="P1">clustering, development, testing and reporting. A CPU License may not be </text:p>
      <text:p text:style-name="P1">transferred from one CPU or one Platform to another. </text:p>
      <text:p text:style-name="P1"/>
      <text:p text:style-name="P1">Notwithstanding anything in the Agreement to the contrary, Licensee may install </text:p>
      <text:p text:style-name="P1">and use the Product(s) in a virtual machine environment, provided however, that </text:p>
      <text:p text:style-name="P1">Licensee shall not allow more than the number of applicable licensed cores to </text:p>
      <text:p text:style-name="P1">be allocated to each Product via the virtual machine technology. The applicable </text:p>
      <text:p text:style-name="P1">licensed cores shall be the number of cores that the Licensee is licensed to </text:p>
      <text:p text:style-name="P1">install and use each Product as specified in the Quote. <text:s/>Any allocation of any </text:p>
      <text:p text:style-name="P1">portion of a core's processing ability to the Product shall constitute one core </text:p>
      <text:p text:style-name="P1">toward the virtual machine environment licensed hereunder. <text:s/>Licensee will be </text:p>
      <text:p text:style-name="P1">responsible for allocating the cores to the Product(s) in a manner to ensure </text:p>
      <text:p text:style-name="P1">compliance with this restriction. Use of the Product(s) in any configuration or </text:p>
      <text:p text:style-name="P1">environment (including, without limitation, dynamic virtualization where </text:p>
      <text:p text:style-name="P1">additional cores could be allocated to the Product(s) at peak load times) that </text:p>
      <text:p text:style-name="P1">at any time exceeds the restrictions set forth above is strictly prohibited, </text:p>
      <text:p text:style-name="P1">and requires the purchase of additional licenses.</text:p>
      <text:p text:style-name="P1"/>
      <text:p text:style-name="P1"/>
      <text:p text:style-name="P1">Developer: <text:s text:c="2"/>A Developer License limits Licensee's access and use of the </text:p>
      <text:p text:style-name="P1">Product to internal application development and support purposes only. <text:s/>If the </text:p>
      <text:p text:style-name="P1">license is for components of the Product only, then such right is limited to </text:p>
      <text:p text:style-name="P1">such components. <text:s text:c="2"/>Licensee shall be further subject to the license terms of </text:p>
      <text:p text:style-name="P1">the appropriate license model for the Product set forth in this Exhibit A. <text:s/>A </text:p>
      <text:p text:style-name="P1">Developer License may not be transferred. </text:p>
      <text:p text:style-name="P1"/>
      <text:p text:style-name="P1">Server:<text:tab/>A Server License grants Licensee the right to install and use a </text:p>
      <text:p text:style-name="P1">Product, or an application which can access the Product, on a single Server and </text:p>
      <text:p text:style-name="P1">on a single Platform. <text:s/>Additional Server license(s) are required for each </text:p>
      <text:p text:style-name="P1">Server that runs the Product including, without limitation, Servers configured </text:p>
      <text:p text:style-name="P1">for disaster recovery, load balancing, clustering, development, testing and </text:p>
      <text:p text:style-name="P1">reporting. <text:s text:c="2"/>A Server License may not be transferred from one from Server or </text:p>
      <text:p text:style-name="P1">Platform to another.</text:p>
      <text:p text:style-name="P1"/>
      <text:p text:style-name="P1">Disaster Recovery: <text:s/>A Disaster Recovery License shall only be used by Licensee </text:p>
      <text:p text:style-name="P1">for the sole purpose of application recovery in the event a system fails or </text:p>
      <text:p text:style-name="P1">crashes or the Product or database files become corrupt. <text:s/>Licensee shall be </text:p>
      <text:p text:style-name="P1"><text:soft-page-break/>further subject to the license terms of the appropriate license model for the </text:p>
      <text:p text:style-name="P1">Product set forth in this Exhibit A. A Disaster Recovery License may be </text:p>
      <text:p text:style-name="P1">transferred from one server or CPU to another with prior notice to Progress so </text:p>
      <text:p text:style-name="P1">long as such change is permitted by the underlying license model. <text:s/>No Disaster </text:p>
      <text:p text:style-name="P1">Recovery license is required for a switch from a primary server to secondary </text:p>
      <text:p text:style-name="P1">server so long as the primary server is permanently disabled. <text:s/>However a </text:p>
      <text:p text:style-name="P1">Disaster Recovery license is required for any other temporary reassignment </text:p>
      <text:p text:style-name="P1">between the primary server and any other server. <text:s/>The foregoing transfer right </text:p>
      <text:p text:style-name="P1">shall not affect the assignment prohibition set forth in Section 2.10 of this </text:p>
      <text:p text:style-name="P1">Agreement.</text:p>
      <text:p text:style-name="P1"/>
      <text:p text:style-name="P1">Evaluation: <text:s/>If a Product is licensed on an evaluation basis, the Product may </text:p>
      <text:p text:style-name="P1">be used by Licensee solely for evaluation and testing purposes and not for </text:p>
      <text:p text:style-name="P1">deployment or production purposes for a period of fifteen (15) days from </text:p>
      <text:p text:style-name="P1">download or receipt (as the case may be) or at the end of such longer or </text:p>
      <text:p text:style-name="P1">shorter period of time as may be determined by Progress at its discretion. <text:s/></text:p>
      <text:p text:style-name="P1">LICENSEE UNDERSTANDS AND ACKNOWLEDGES THAT THE PRODUCT LICENSED TO LICENSEE </text:p>
      <text:p text:style-name="P1">PURSUANT TO AN EVALUATION LICENSE CONTAINS A DISABLING DEVICE THAT WILL </text:p>
      <text:p text:style-name="P1">AUTOMATICALLY DISABLE THE PRODUCT FIFTEEN (15) DAYS FROM INSTALLATION OR AT THE </text:p>
      <text:p text:style-name="P1">END OF SUCH LONGER OR SHORTER PERIOD OF TIME AS MAY BE DETERMINED BY PROGRESS </text:p>
      <text:p text:style-name="P1">AT ITS DISCRETION. THE WARRANTIES SET FORTH IN SECTION 3 OF THE AGREEMENT DO </text:p>
      <text:p text:style-name="P1">NOT APPLY. <text:s/>PROGRESS MAKES NO WARRANTIES WITH RESPECT TO A PRODUCT LICENSED ON </text:p>
      <text:p text:style-name="P1">AN EVALUATION BASIS, EXPRESS, IMPLIED, OR ARISING BY CUSTOM OR TRADE USAGE, AND </text:p>
      <text:p text:style-name="P1">SPECIFICALLY MAKES NO WARRANTY OF INFRINGEMENT, MERCHANTABILITY OR OF FITNESS </text:p>
      <text:p text:style-name="P1">FOR A PARTICULAR PURPOSE. <text:s/>Licensee shall be further subject to the license </text:p>
      <text:p text:style-name="P1">terms of the appropriate license model for the Product set forth in this </text:p>
      <text:p text:style-name="P1">Exhibit A. <text:s/></text:p>
      <text:p text:style-name="P1"/>
      <text:p text:style-name="P1">z/OS Operating System Image Basis: <text:s/>If the Product is licensed to Licensee on </text:p>
      <text:p text:style-name="P1">an z/OS Operating System Image basis, then a license fee must be paid for the </text:p>
      <text:p text:style-name="P1">number of z/OS Operating System Images where the Product is installed. <text:s/></text:p>
      <text:p text:style-name="P1">Licensee shall identify the number of z/OS Operating System Images where the </text:p>
      <text:p text:style-name="P1">Product is installed and provide the information to Progress.</text:p>
      <text:p text:style-name="P1"/>
      <text:p text:style-name="P1">MVS or OS/390 Operating System Image Basis: <text:s/>If the Product is licensed to </text:p>
      <text:p text:style-name="P1">Licensee on an MVS or OS/390 Operating System Image basis, then a license fee </text:p>
      <text:p text:style-name="P1">must be paid for the number of MVS or OS/390 Operating System Images, whichever </text:p>
      <text:p text:style-name="P1">is applicable, where the Product is installed. <text:s/>Licensee shall identify the </text:p>
      <text:p text:style-name="P1">number of MVS or OS/390 Operating System Images, whichever is applicable, where </text:p>
      <text:p text:style-name="P1">the Product is installed and provide the information to Progress. </text:p>
      <text:p text:style-name="P1"/>
      <text:p text:style-name="P1">Testing and Staging License: <text:s/>A Testing and Staging License grants Licensee the </text:p>
      <text:p text:style-name="P1">right to use the Product for internal quality assurance testing purposes only </text:p>
      <text:p text:style-name="P1">and Licensee may not deploy the Product in a production environment. <text:s/>Licensee </text:p>
      <text:p text:style-name="P1"><text:soft-page-break/>shall be further subject to the license terms of the appropriate license model </text:p>
      <text:p text:style-name="P1">for the Product set forth in this Exhibit A. <text:s/>A Testing and Staging License may </text:p>
      <text:p text:style-name="P1">not be transferred.</text:p>
      <text:p text:style-name="P1"/>
      <text:p text:style-name="P1">Workstation Basis: <text:s/>If the Product is licensed on a Workstation basis, each </text:p>
      <text:p text:style-name="P1">Workstation using or accessing the Product must be licensed. <text:s/>A license must be </text:p>
      <text:p text:style-name="P1">purchased for each Workstation using or accessing the Product. <text:s/>A "Workstation" </text:p>
      <text:p text:style-name="P1">shall be defined as a computer that is operated, either attended or via remote </text:p>
      <text:p text:style-name="P1">access, by one person at a time, and cannot be used by more than one person, </text:p>
      <text:p text:style-name="P1">directly or indirectly, simultaneously. <text:s/>In no event shall the number of </text:p>
      <text:p text:style-name="P1">workstations utilizing or accessing the Product exceed the number of </text:p>
      <text:p text:style-name="P1">Workstations identified in the Order.</text:p>
      <text:p text:style-name="P1"/>
      <text:p text:style-name="P1"/>
      <text:p text:style-name="P1"/>
      <text:p text:style-name="P1">THIRD PARTY TERMS AND RESTRICTIONS:</text:p>
      <text:p text:style-name="P1"/>
      <text:p text:style-name="P1">The Product may contain or be accompanied by certain third-party components </text:p>
      <text:p text:style-name="P1">which are subject to additional restrictions. <text:s/>These components, if any, are </text:p>
      <text:p text:style-name="P1">identified in, and subject to, special license terms and conditions set forth </text:p>
      <text:p text:style-name="P1">in either the "[readme].txt" file or the [notices.txt] file accompanying the </text:p>
      <text:p text:style-name="P1">Product ("Special Notices"). The Special Notices include important licensing </text:p>
      <text:p text:style-name="P1">and warranty information and disclaimers. <text:s/>In the event of conflict between the </text:p>
      <text:p text:style-name="P1">Special Notices and the other portions of this Agreement, the Special Notices </text:p>
      <text:p text:style-name="P1">will take precedence (but solely with respect to the non-proprietary third </text:p>
      <text:p text:style-name="P1">party component(s) to which the Special Notice relates). Unless otherwise </text:p>
      <text:p text:style-name="P1">expressly stated in the Special Notices for any particular third party </text:p>
      <text:p text:style-name="P1">component, all third party components included in or accompanying the Product </text:p>
      <text:p text:style-name="P1">may be used solely in connection with the operation of the Product subject to </text:p>
      <text:p text:style-name="P1">and in accordance with the terms and conditions of this Agreement.</text:p>
      <text:p text:style-name="P1"/>
      <text:p text:style-name="P1">PROGRESS MAINTENANCE AND SUPPORT PLAN (IF ANY):</text:p>
      <text:p text:style-name="P1"/>
      <text:p text:style-name="P1">As indicated in the applicable Order. </text:p>
      <text:p text:style-name="P1"/>
      <text:p text:style-name="P1"/>
      <text:p text:style-name="P1">Harmonized EULA for DataDirect Connect, OpenAccess and Data Integration </text:p>
      <text:p text:style-name="P1">Products (ESD 19701 revised 19-May-2014) </text:p>
      <text:p text:style-name="P1">(EULA for DataDirect Connect for ODBC 7.1, DataDirect Connect64 for ODBC 7.1 , </text:p>
      <text:p text:style-name="P1">DataDirect Connect XE for ODBC 7.1, DataDirect Connect64 XE for ODBC 7.1, </text:p>
      <text:p text:style-name="P1">DataDirect Connect for JDBC 5.1 and DataDirect Connect XE for JDBC 5.1, </text:p>
      <text:p text:style-name="P1">DataDirect for ODBC for MongoDB and Amazon Redshift 7.1, DataDirect for JDBC </text:p>
      <text:p text:style-name="P1">for MongoDB and Amazon Redshift 5.1)</text:p>
      <text:p text:style-name="P1"/>
      <text:p text:style-name="P1">Enter YES to accept the above agreement : YES</text:p>
      <text:p text:style-name="P1">Please enter the following information for proper registration.</text:p>
      <text:p text:style-name="P1"/>
      <text:p text:style-name="P1">In the Key field, enter either EVAL or the Key provided.</text:p>
      <text:p text:style-name="P1"/>
      <text:p text:style-name="P1">Name <text:s text:c="9"/>: <text:s/>EVAL</text:p>
      <text:p text:style-name="P1">Company <text:s text:c="6"/>: <text:s/>issydesign</text:p>
      <text:p text:style-name="P1">Serial Number : <text:s/>EVAL</text:p>
      <text:p text:style-name="P1"><text:soft-page-break/>Key <text:s text:c="10"/>: <text:s/>EVAL</text:p>
      <text:p text:style-name="P1"/>
      <text:p text:style-name="P1">You can install drivers for all supported databases or</text:p>
      <text:p text:style-name="P1">install a single driver.</text:p>
      <text:p text:style-name="P1"/>
      <text:p text:style-name="P1">Drivers for All Supported Databases includes</text:p>
      <text:p text:style-name="P1">one driver for each supported database. <text:s/>In the case</text:p>
      <text:p text:style-name="P1">of Oracle, DataDirect Connect64 for ODBC 7.1 SP5 has two</text:p>
      <text:p text:style-name="P1">available drivers that support the database--a</text:p>
      <text:p text:style-name="P1">wire protocol driver that does not require any database client</text:p>
      <text:p text:style-name="P1">software to connect to the database, and a client-based driver</text:p>
      <text:p text:style-name="P1">that does require client software. <text:s/>By default, the Oracle Wire</text:p>
      <text:p text:style-name="P1">Protocol driver is installed.</text:p>
      <text:p text:style-name="P1"/>
      <text:p text:style-name="P1">Single Driver allows you to choose one from</text:p>
      <text:p text:style-name="P1">any of the DataDirect Connect64 for ODBC 7.1 SP5 drivers, including the</text:p>
      <text:p text:style-name="P1">client-based Oracle driver.</text:p>
      <text:p text:style-name="P1"/>
      <text:p text:style-name="P1">If you want to evaluate more than one single</text:p>
      <text:p text:style-name="P1">driver, you will have the opportunity to do</text:p>
      <text:p text:style-name="P1">so after completion of the initial installation.</text:p>
      <text:p text:style-name="P1"/>
      <text:p text:style-name="P1">1. <text:s text:c="2"/>Drivers for All Supported Databases</text:p>
      <text:p text:style-name="P1">2. <text:s text:c="2"/>Single Driver</text:p>
      <text:p text:style-name="P1">Please enter an option [1]:1</text:p>
      <text:p text:style-name="P1"/>
      <text:p text:style-name="P1">You have chosen the Drivers for All Supported Databases option.</text:p>
      <text:p text:style-name="P1"/>
      <text:p text:style-name="P1">To change this information, enter C. Otherwise, press Enter to continue. : </text:p>
      <text:p text:style-name="P1">DataDirect Connect for ODBC Setup is preparing the installation. </text:p>
      <text:p text:style-name="P1">Choose a temporary directory. </text:p>
      <text:p text:style-name="P1"/>
      <text:p text:style-name="P1">Enter the full path to the temporary install directory.[/tmp]: /Home/issy/</text:p>
      <text:p text:style-name="P1">mkdir: cannot create directory ‘/Home/issy/’: No such file or directory</text:p>
      <text:p text:style-name="P1">This is not a valid directory. Would you like to try again (Y/N) ? [Y]Y</text:p>
      <text:p text:style-name="P1">Choose a temporary directory. </text:p>
      <text:p text:style-name="P1"/>
      <text:p text:style-name="P1">Enter the full path to the temporary install directory.[/tmp]: /home/issy</text:p>
      <text:p text:style-name="P1">Checking for available space...</text:p>
      <text:p text:style-name="P1"/>
      <text:p text:style-name="P1">There is enough space.</text:p>
      <text:p text:style-name="P1">Extracting files...</text:p>
      <text:p text:style-name="P1"/>
      <text:p text:style-name="P1">Choose a destination directory.</text:p>
      <text:p text:style-name="P1">Enter the full path to the install directory.[/opt/Progress/DataDirect/Connect64_for_ODBC_71]: /home/issy/download <text:s text:c="12"/></text:p>
      <text:p text:style-name="P1">Checking for available space...</text:p>
      <text:p text:style-name="P1"/>
      <text:p text:style-name="P1">There is enough space.</text:p>
      <text:p text:style-name="P1">Extracting files...</text:p>
      <text:p text:style-name="P1"/>
      <text:p text:style-name="P1">Creating license file...... </text:p>
      <text:p text:style-name="P1"><text:soft-page-break/></text:p>
      <text:p text:style-name="P1"/>
      <text:p text:style-name="P1">DataDirect Connect for ODBC Setup successfully removed all of the temporary files.</text:p>
      <text:p text:style-name="P1"/>
      <text:p text:style-name="P1"/>
      <text:p text:style-name="P1">Thank you for using Progress DataDirect products.</text:p>
      <text:p text:style-name="P1"/>
      <text:p text:style-name="P1">Installation ended successfully.</text:p>
      <text:p text:style-name="P1"/>
      <text:p text:style-name="P1">Would you like to install another product (Y/N) ? [Y]N</text:p>
      <text:p text:style-name="P1">Would you like to launch the performance wizard now (Y/N) ? [Y] :N</text:p>
      <text:p text:style-name="P1">Thank you for using Progress DataDirect products.</text:p>
      <text:p text:style-name="P1"/>
      <text:p text:style-name="P1">Installation ended successfully.</text:p>
      <text:p text:style-name="P1"/>
      <text:p text:style-name="P1">issy@issy-VirtualBox:~/Downloads/PROGRESS_DATADIRECT_ODBC_TERADATA_LINUX_64$ ls</text:p>
      <text:p text:style-name="P1">autorun.dat <text:s/>etc <text:s/>install.mi <text:s/>linuxx <text:s/>unixmi.ksh</text:p>
      <text:p text:style-name="P1">issy@issy-VirtualBox:~/Downloads/PROGRESS_DATADIRECT_ODBC_TERADATA_LINUX_64$ /home/issy/download </text:p>
      <text:p text:style-name="P1">bash: /home/issy/download: Is a directory</text:p>
      <text:p text:style-name="P1">issy@issy-VirtualBox:~/Downloads/PROGRESS_DATADIRECT_ODBC_TERADATA_LINUX_64$ cd /home/issy/download </text:p>
      <text:p text:style-name="P1">issy@issy-VirtualBox:~/download$ ls</text:p>
      <text:p text:style-name="P1">adminhelp <text:s text:c="2"/>help <text:s text:c="4"/>license.txt <text:s text:c="5"/>ODBC64README.TXT <text:s/>odbc.sh</text:p>
      <text:p text:style-name="P1">bin <text:s text:c="8"/>include <text:s/>locale <text:s text:c="10"/>odbc.csh <text:s text:c="9"/>samples</text:p>
      <text:p text:style-name="P1">bind <text:s text:c="7"/>java <text:s text:c="4"/>NOTICES.TXT <text:s text:c="5"/>odbc.ini <text:s text:c="9"/>tools</text:p>
      <text:p text:style-name="P1">DDODBC.LIC <text:s/>lib <text:s text:c="5"/>ODBC64FIXES.TXT <text:s/>odbcinst.ini <text:s text:c="5"/>wizards</text:p>
      <text:p text:style-name="P1">issy@issy-VirtualBox:~/download$ . ./odbc.sh</text:p>
      <text:p text:style-name="P1">issy@issy-VirtualBox:~/download$ echo $LD_LIBRARY_PATH</text:p>
      <text:p text:style-name="P1">/home/issy/download/lib</text:p>
      <text:p text:style-name="P1">issy@issy-VirtualBox:~/download$ echo $ODBCINI</text:p>
      <text:p text:style-name="P1">/home/issy/download/odbc.ini</text:p>
      <text:p text:style-name="P1">issy@issy-VirtualBox:~/download$ vi odbc.ini</text:p>
      <text:p text:style-name="P1"/>
      <text:p text:style-name="P1">[1]+ <text:s/>Stopped <text:s text:c="16"/>vi odbc.ini</text:p>
      <text:p text:style-name="P1">issy@issy-VirtualBox:~/download$ </text:p>
      <text:p text:style-name="P1">issy@issy-VirtualBox:~/download$ save</text:p>
      <text:p text:style-name="P1">The program 'save' is currently not installed. You can install it by typing:</text:p>
      <text:p text:style-name="P1">sudo apt install atfs</text:p>
      <text:p text:style-name="P1">issy@issy-VirtualBox:~/download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0:35:56.978579764</meta:creation-date>
    <dc:date>2018-01-20T00:37:57.407518201</dc:date>
    <meta:editing-duration>PT2M1S</meta:editing-duration>
    <meta:editing-cycles>1</meta:editing-cycles>
    <meta:document-statistic meta:table-count="0" meta:image-count="0" meta:object-count="0" meta:page-count="44" meta:paragraph-count="1821" meta:word-count="18861" meta:character-count="125094" meta:non-whitespace-character-count="105834"/>
    <meta:generator>LibreOffice/5.1.6.2$Linux_X86_64 LibreOffice_project/10m0$Build-2</meta:generator>
  </office:meta>
</office:document-meta>
</file>